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0.659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1709in"/>
    </style:style>
    <style:style style:name="co4" style:family="table-column">
      <style:table-column-properties fo:break-before="auto" style:column-width="0.0811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1626in"/>
    </style:style>
    <style:style style:name="co7" style:family="table-column">
      <style:table-column-properties fo:break-before="auto" style:column-width="0.811in"/>
    </style:style>
    <style:style style:name="co8" style:family="table-column">
      <style:table-column-properties fo:break-before="auto" style:column-width="1.3846in"/>
    </style:style>
    <style:style style:name="co9" style:family="table-column">
      <style:table-column-properties fo:break-before="auto" style:column-width="0.19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945in"/>
    </style:style>
    <style:style style:name="co13" style:family="table-column">
      <style:table-column-properties fo:break-before="auto" style:column-width="1.7654in"/>
    </style:style>
    <style:style style:name="co14" style:family="table-column">
      <style:table-column-properties fo:break-before="auto" style:column-width="2.0819in"/>
    </style:style>
    <style:style style:name="co15" style:family="table-column">
      <style:table-column-properties fo:break-before="auto" style:column-width="1.4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165in" fo:break-before="auto" style:use-optimal-row-height="false"/>
    </style:style>
    <style:style style:name="ro3" style:family="table-row">
      <style:table-row-properties style:row-height="0.0807in" fo:break-before="auto" style:use-optimal-row-height="false"/>
    </style:style>
    <style:style style:name="ro4" style:family="table-row">
      <style:table-row-properties style:row-height="0.1701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3898in" fo:break-before="auto" style:use-optimal-row-height="true"/>
    </style:style>
    <style:style style:name="ro8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30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000000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ffffff" style:text-align-source="fix" style:repeat-content="false" fo:wrap-option="wrap" fo:border-left="1.5pt double-thin #000000" style:border-line-width-left="0.0071in 0.0071in 0.0071in" fo:border-right="none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ackground-color="#ffffff" style:text-align-source="fix" style:repeat-content="false" fo:wrap-option="wrap" fo:border="0.06pt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99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4" style:family="table-cell" style:parent-style-name="Default">
      <style:table-cell-properties style:text-align-source="fix" style:repeat-content="false" fo:wrap-option="wrap" fo:border="1.11pt double #000000" style:border-line-width="0.0008in 0.0138in 0.0008in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95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99" style:family="table-cell" style:parent-style-name="Default" style:data-style-name="N37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102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0.06pt solid #000000" style:rotation-angle="0" fo:border-top="0.06pt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4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1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0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43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0.06pt solid #000000" fo:background-color="#dddddd" fo:border-left="2.49pt solid #008000" fo:border-right="0.06pt solid #000000" fo:border-top="2.49pt solid #008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0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61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2" style:family="table-cell" style:parent-style-name="Default">
      <style:table-cell-properties fo:background-color="#dddddd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3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4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ackground-color="#ffffff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end"/>
      <style:text-properties fo:font-size="8pt" style:font-size-asian="8pt" style:font-size-complex="8pt"/>
    </style:style>
    <style:style style:name="ce17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9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06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solid #000000" style:text-align-source="fix" style:repeat-content="false" fo:wrap-option="wrap" fo:border-left="1.11pt double #000000" style:border-line-width-left="0.0008in 0.0138in 0.0008in" fo:border-right="0.06pt solid #000000" style:rotation-angle="90" fo:border-top="0.06pt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1.11pt double #000000" style:border-line-width-left="0.0008in 0.0138in 0.0008in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3" style:family="table-cell" style:parent-style-name="Default">
      <style:table-cell-properties fo:background-color="#ffffff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234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42" style:family="table-cell" style:parent-style-name="Default">
      <style:table-cell-properties fo:border-bottom="2.49pt solid #008000" fo:background-color="#dddddd" style:text-align-source="fix" style:repeat-content="false" fo:border-left="1.11pt double #000000" style:border-line-width-left="0.0008in 0.0138in 0.0008in" fo:border-right="2.49pt solid #008000" fo:border-top="0.06pt solid #000000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4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style:font-size-asian="8pt" style:font-size-complex="8pt"/>
    </style:style>
    <style:style style:name="ce274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27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78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text-properties fo:font-size="8pt" style:font-size-asian="8pt" style:font-size-complex="8pt"/>
    </style:style>
    <style:style style:name="ce279" style:family="table-cell" style:parent-style-name="Default">
      <style:table-cell-properties fo:border="non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8pt" style:font-size-asian="8pt" style:font-size-complex="8pt"/>
    </style:style>
    <style:style style:name="ce294" style:family="table-cell" style:parent-style-name="Default">
      <style:table-cell-properties style:text-align-source="fix" style:repeat-content="false" fo:wrap-option="wrap" fo:border="0.06pt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0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3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0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/>
      <style:text-properties fo:font-size="8pt" style:font-size-asian="8pt" style:font-size-complex="8pt"/>
    </style:style>
    <style:style style:name="ce315" style:family="table-cell" style:parent-style-name="Default">
      <style:table-cell-properties fo:background-color="#dddddd"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/>
      <style:text-properties fo:font-size="8pt" style:font-size-asian="8pt" style:font-size-complex="8pt"/>
    </style:style>
    <style:style style:name="ce319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/>
      <style:text-properties fo:font-size="8pt" style:font-size-asian="8pt" style:font-size-complex="8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2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8pt" style:font-size-asian="8pt" style:font-size-complex="8pt"/>
    </style:style>
    <style:style style:name="ce124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</style:style>
    <style:style style:name="ce125" style:family="table-cell" style:parent-style-name="Default">
      <style:table-cell-properties fo:background-color="#e6e6e6" fo:border="0.06pt solid #000000"/>
    </style:style>
    <style:style style:name="ce10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</style:style>
    <style:style style:name="ce127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6pt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none"/>
      <style:text-properties fo:font-size="8pt" style:font-size-asian="8pt" style:font-size-complex="8pt"/>
    </style:style>
    <style:style style:name="ce433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43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6pt solid #000000" fo:background-color="transparent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45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6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6pt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7" style:family="table-cell" style:parent-style-name="Default">
      <style:table-cell-properties fo:border-bottom="1.11pt double #000000" style:border-line-width-bottom="0.0008in 0.0138in 0.0008in" fo:background-color="transparent" fo:border-left="none" fo:border-right="none" fo:border-top="0.99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ackground-color="#e6e6ff" style:text-align-source="fix" style:repeat-content="false" fo:wrap-option="wrap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1.11pt double #000000" style:border-line-width-right="0.0008in 0.0138in 0.0008in" fo:border-top="none"/>
      <style:paragraph-properties fo:text-align="center" fo:margin-left="0in"/>
      <style:text-properties fo:font-size="8pt" style:font-size-asian="8pt" style:font-size-complex="8pt"/>
    </style:style>
    <style:style style:name="ce50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09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10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1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3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8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521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9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9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9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54]) &gt; 1)" style:apply-style-name="red" style:base-cell-address="Headers.T54"/>
    </style:style>
    <style:style style:name="ce4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8]; [.T7]) &gt; 1)" style:apply-style-name="red" style:base-cell-address="Headers.T7"/>
    </style:style>
    <style:style style:name="ce497" style:family="table-cell" style:parent-style-name="Default">
      <style:table-cell-properties fo:border-bottom="1.11pt double #000000" style:border-line-width-bottom="0.0008in 0.0138in 0.0008in" fo:border-left="none" fo:border-right="1.11pt double #000000" style:border-line-width-right="0.0008in 0.0138in 0.0008in" fo:border-top="none"/>
    </style:style>
    <style:style style:name="ce498" style:family="table-cell" style:parent-style-name="Default">
      <style:table-cell-properties style:text-align-source="fix" style:repeat-content="false" fo:wrap-option="wrap" fo:border="1.11pt double #000000" style:border-line-width="0.0008in 0.0138in 0.0008in" style:vertical-align="top"/>
      <style:paragraph-properties fo:text-align="start" fo:margin-left="0in"/>
      <style:text-properties fo:font-size="8pt" style:font-size-asian="8pt" style:font-size-complex="8pt"/>
    </style:style>
    <style:style style:name="ce499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1.11pt double #000000" style:border-line-width-top="0.0008in 0.0138in 0.0008in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52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530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1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532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4" style:family="table-cell" style:parent-style-name="Default">
      <style:table-cell-properties fo:background-color="transparent" fo:border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35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1.11pt double #000000" style:border-line-width-top="0.0008in 0.0138in 0.0008in"/>
      <style:text-properties fo:font-size="8pt" fo:font-weight="bold" style:font-size-asian="8pt" style:font-weight-asian="bold" style:font-size-complex="8pt" style:font-weight-complex="bold"/>
    </style:style>
    <style:style style:name="ce536" style:family="table-cell" style:parent-style-name="Default">
      <style:table-cell-properties fo:border-bottom="0.06pt solid #000000" fo:background-color="transparent" fo:border-left="0.06pt solid #000000" fo:border-right="0.06pt solid #000000" fo:border-top="0.99pt solid #000000"/>
      <style:text-properties fo:font-size="8pt" style:font-size-asian="8pt" style:font-size-complex="8pt"/>
    </style:style>
    <style:style style:name="ce537" style:family="table-cell" style:parent-style-name="Default">
      <style:table-cell-properties fo:border-bottom="1.11pt double #000000" style:border-line-width-bottom="0.0008in 0.0138in 0.0008in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style:rotation-angle="90" fo:border-top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99pt solid #000000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4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4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48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49" style:family="table-cell" style:parent-style-name="Default">
      <style:table-cell-properties fo:border-bottom="none" fo:background-color="#e6e6e6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0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51" style:family="table-cell" style:parent-style-name="Default">
      <style:table-cell-properties fo:border-bottom="none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2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2.49pt solid #008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53" style:family="table-cell" style:parent-style-name="Default">
      <style:table-cell-properties fo:border-bottom="0.06pt solid #000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4" style:family="table-cell" style:parent-style-name="Default">
      <style:table-cell-properties fo:border-bottom="2.49pt solid #008000" fo:background-color="#dddddd" style:text-align-source="fix" style:repeat-content="false" fo:border-left="2.49pt solid #008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7" style:family="table-cell" style:parent-style-name="Default">
      <style:table-cell-properties fo:border-bottom="0.06pt solid #000000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8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59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V55"/>
    </style:style>
    <style:style style:name="ce56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V55"/>
    </style:style>
    <style:style style:name="ce561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6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6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in"/>
      <style:text-properties fo:font-size="8pt" style:font-size-asian="8pt" style:font-size-complex="8pt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66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67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fo:font-size="8pt" style:font-size-asian="8pt" style:font-size-complex="8pt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6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fo:font-size="8pt" style:font-size-asian="8pt" style:font-size-complex="8pt"/>
    </style:style>
    <style:style style:name="ce5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3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7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77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78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7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0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49pt solid #008000"/>
      <style:paragraph-properties fo:text-align="center" fo:margin-left="0in"/>
      <style:text-properties fo:font-size="8pt" style:font-size-asian="8pt" style:font-size-complex="8pt"/>
    </style:style>
    <style:style style:name="ce59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93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4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5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W55"/>
    </style:style>
    <style:style style:name="ce600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W55"/>
    </style:style>
    <style:style style:name="ce601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X55"/>
    </style:style>
    <style:style style:name="ce621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X55"/>
    </style:style>
    <style:style style:name="ce6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X55"/>
    </style:style>
    <style:style style:name="ce5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586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87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8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4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596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6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663" style:family="table-cell" style:parent-style-name="Default">
      <style:table-cell-properties style:text-align-source="fix" style:repeat-content="false" fo:border="0.06pt solid #000000" style:rotation-angle="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11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13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6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0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1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3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80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fo:font-size="8pt" style:font-size-asian="8pt" style:font-size-complex="8pt"/>
    </style:style>
    <style:style style:name="ce68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8]; [.T52]) &gt; 1)" style:apply-style-name="red" style:base-cell-address="Headers.AA48"/>
      <style:map style:condition="is-true-formula([.E48]=1)" style:apply-style-name="crossed_20_out" style:base-cell-address="Headers.AA48"/>
    </style:style>
    <style:style style:name="ce682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8]; [.T53]) &gt; 1)" style:apply-style-name="red" style:base-cell-address="Headers.AA49"/>
      <style:map style:condition="is-true-formula([.E49]=1)" style:apply-style-name="crossed_20_out" style:base-cell-address="Headers.AA49"/>
    </style:style>
    <style:style style:name="ce68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COUNTIF([.$T$7:.$T$48]; [.T54]) &gt; 1)" style:apply-style-name="red" style:base-cell-address="Headers.AA50"/>
      <style:map style:condition="is-true-formula([.E50]=1)" style:apply-style-name="crossed_20_out" style:base-cell-address="Headers.AA50"/>
    </style:style>
    <style:style style:name="ce68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8]; [.T55]) &gt; 1)" style:apply-style-name="red" style:base-cell-address="Headers.AA51"/>
      <style:map style:condition="is-true-formula([.E51]=1)" style:apply-style-name="crossed_20_out" style:base-cell-address="Headers.AA51"/>
    </style:style>
    <style:style style:name="ce68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color="#00ae00" fo:font-size="8pt" style:font-size-asian="8pt" style:font-size-complex="8pt"/>
      <style:map style:condition="is-true-formula(COUNTIF([.$T$7:.$T$48]; [.T56]) &gt; 1)" style:apply-style-name="red" style:base-cell-address="Headers.AA52"/>
    </style:style>
    <style:style style:name="ce68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8]; [.T57]) &gt; 1)" style:apply-style-name="red" style:base-cell-address="Headers.AA53"/>
      <style:map style:condition="is-true-formula([.E53]=1)" style:apply-style-name="crossed_20_out" style:base-cell-address="Headers.AA53"/>
    </style:style>
    <style:style style:name="ce687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COUNTIF([.$T$7:.$T$48]; [.T58]) &gt; 1)" style:apply-style-name="red" style:base-cell-address="Headers.AA54"/>
      <style:map style:condition="is-true-formula([.E54]=1)" style:apply-style-name="crossed_20_out" style:base-cell-address="Headers.AA54"/>
    </style:style>
    <style:style style:name="ce6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89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9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3" style:family="table-cell" style:parent-style-name="Default">
      <style:table-cell-properties fo:border-bottom="0.06pt solid #000000" fo:background-color="#e6e6e6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4" style:family="table-cell" style:parent-style-name="Default">
      <style:table-cell-properties fo:background-color="#e6e6e6" fo:border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5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6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7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8" style:family="table-cell" style:parent-style-name="Default">
      <style:table-cell-properties fo:background-color="#ffffff" fo:border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39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40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41" style:family="table-cell" style:parent-style-name="Default">
      <style:table-cell-properties fo:border-bottom="none" fo:background-color="#e6e6e6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42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4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290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2.49pt solid #008000" fo:background-color="#dddddd" fo:border-left="none" fo:border-right="none" fo:border-top="none"/>
      <style:text-properties fo:color="#00ae00"/>
    </style:style>
    <style:style style:name="ce647" style:family="table-cell" style:parent-style-name="Default">
      <style:table-cell-properties fo:background-color="#dddddd" fo:border="0.06pt solid #000000"/>
      <style:map style:condition="is-true-formula(COUNTIF([.$T$7:.$T$48]; [.U52]) &gt; 1)" style:apply-style-name="red" style:base-cell-address="Headers.AB48"/>
      <style:map style:condition="is-true-formula([.F10]=1)" style:apply-style-name="crossed_20_out" style:base-cell-address="Headers.AB48"/>
    </style:style>
    <style:style style:name="ce648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COUNTIF([.$T$7:.$T$48]; [.U53]) &gt; 1)" style:apply-style-name="red" style:base-cell-address="Headers.AB49"/>
      <style:map style:condition="is-true-formula([.F46]=1)" style:apply-style-name="crossed_20_out" style:base-cell-address="Headers.AB49"/>
    </style:style>
    <style:style style:name="ce649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map style:condition="is-true-formula(COUNTIF([.$T$7:.$T$48]; [.U53]) &gt; 1)" style:apply-style-name="red" style:base-cell-address="Headers.AB49"/>
      <style:map style:condition="is-true-formula([.F46]=1)" style:apply-style-name="crossed_20_out" style:base-cell-address="Headers.AB49"/>
    </style:style>
    <style:style style:name="ce650" style:family="table-cell" style:parent-style-name="Default">
      <style:table-cell-properties fo:background-color="#ffffff" fo:border="0.06pt solid #000000"/>
      <style:map style:condition="is-true-formula(COUNTIF([.$T$7:.$T$48]; [.U53]) &gt; 1)" style:apply-style-name="red" style:base-cell-address="Headers.AB49"/>
      <style:map style:condition="is-true-formula([.F46]=1)" style:apply-style-name="crossed_20_out" style:base-cell-address="Headers.AB49"/>
    </style:style>
    <style:style style:name="ce651" style:family="table-cell" style:parent-style-name="Default">
      <style:table-cell-properties fo:background-color="#ffffff" fo:border="0.06pt solid #000000"/>
      <style:map style:condition="is-true-formula(COUNTIF([.$T$7:.$T$48]; [.U52]) &gt; 1)" style:apply-style-name="red" style:base-cell-address="Headers.AB48"/>
      <style:map style:condition="is-true-formula([.F10]=1)" style:apply-style-name="crossed_20_out" style:base-cell-address="Headers.AB48"/>
    </style:style>
    <style:style style:name="ce652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map style:condition="is-true-formula(COUNTIF([.$T$7:.$T$48]; [.U52]) &gt; 1)" style:apply-style-name="red" style:base-cell-address="Headers.AB48"/>
      <style:map style:condition="is-true-formula([.F10]=1)" style:apply-style-name="crossed_20_out" style:base-cell-address="Headers.AB48"/>
    </style:style>
    <style:style style:name="ce65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654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713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map style:condition="is-true-formula([.E7]=1)" style:apply-style-name="crossed_20_out" style:base-cell-address="Headers.AA7"/>
      <style:map style:condition="is-true-formula(COUNTIF([.$T$7:.$T$48]; [.T48]) &gt; 1)" style:apply-style-name="red" style:base-cell-address="Headers.AA7"/>
    </style:style>
    <style:style style:name="ce302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</style:style>
    <style:style style:name="ce715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1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71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5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1.11pt double #000000" style:border-line-width-bottom="0.0008in 0.0138in 0.0008in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7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AM55"/>
    </style:style>
    <style:style style:name="ce727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AM55"/>
    </style:style>
    <style:style style:name="ce7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AM55"/>
    </style:style>
    <style:style style:name="ce729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30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008in 0.0138in 0.0008in" fo:border-top="0.99pt solid #000000"/>
      <style:paragraph-properties fo:text-align="center" fo:margin-left="0in"/>
      <style:text-properties fo:font-size="8pt" style:font-size-asian="8pt" style:font-size-complex="8pt"/>
    </style:style>
    <style:style style:name="ce281" style:family="table-cell" style:parent-style-name="Default">
      <style:table-cell-properties fo:border-bottom="1.11pt double #000000" style:border-line-width-bottom="0.0008in 0.0138in 0.0008in" fo:background-color="#e6e6e6" fo:border-left="0.06pt solid #000000" fo:border-right="0.06pt solid #000000" fo:border-top="0.06pt solid #000000"/>
    </style:style>
    <style:style style:name="ce28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008in 0.0138in 0.0008in"/>
    </style:style>
    <style:style style:name="ce283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0.06pt solid #000000"/>
    </style:style>
    <style:style style:name="ce284" style:family="table-cell" style:parent-style-name="Default">
      <style:table-cell-properties fo:background-color="#ffffff" fo:border="0.06pt solid #000000"/>
    </style:style>
    <style:style style:name="ce285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</style:style>
    <style:style style:name="ce286" style:family="table-cell" style:parent-style-name="Default">
      <style:table-cell-properties fo:border-bottom="1.11pt double #000000" style:border-line-width-bottom="0.0008in 0.0138in 0.0008in" fo:border-left="0.06pt solid #000000" fo:border-right="0.06pt solid #000000" fo:border-top="1.11pt double #000000" style:border-line-width-top="0.0008in 0.0138in 0.0008in"/>
    </style:style>
    <style:style style:name="ce287" style:family="table-cell" style:parent-style-name="Default">
      <style:table-cell-properties fo:border-bottom="none" fo:background-color="#e6e6e6" fo:border-left="0.06pt solid #000000" fo:border-right="0.06pt solid #000000" fo:border-top="0.06pt solid #000000"/>
    </style:style>
    <style:style style:name="ce288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</style:style>
    <style:style style:name="ce289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740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2.49pt solid #008000" fo:background-color="#dddddd" fo:border-left="none" fo:border-right="none" fo:border-top="none"/>
    </style:style>
    <style:style style:name="ce298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744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0.06pt solid #000000" fo:border-top="1.11pt double #000000" style:border-line-width-top="0.0008in 0.0138in 0.0008in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746" style:family="table-cell" style:parent-style-name="Default">
      <style:table-cell-properties fo:border-bottom="1.11pt double #000000" style:border-line-width-bottom="0.0008in 0.0138in 0.0008in" fo:border-left="1.11pt double #000000" style:border-line-width-left="0.0008in 0.0138in 0.0008in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</style:style>
    <style:style style:name="ce330" style:family="table-cell" style:parent-style-name="Default">
      <style:table-cell-properties fo:border-bottom="1.11pt double #000000" style:border-line-width-bottom="0.0008in 0.0138in 0.0008in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99pt solid #000000"/>
    </style:style>
    <style:style style:name="ce332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0.06pt solid #000000"/>
    </style:style>
    <style:style style:name="ce333" style:family="table-cell" style:parent-style-name="Default">
      <style:table-cell-properties fo:border-bottom="1.11pt double #000000" style:border-line-width-bottom="0.0008in 0.0138in 0.0008in" fo:border-left="0.06pt solid #000000" fo:border-right="1.11pt double #000000" style:border-line-width-right="0.0008in 0.0138in 0.0008in" fo:border-top="0.06pt solid #000000"/>
    </style:style>
    <style:style style:name="ce33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75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755" style:family="table-cell" style:parent-style-name="Default">
      <style:table-cell-properties fo:border-bottom="1.11pt double #000000" style:border-line-width-bottom="0.0008in 0.0138in 0.0008in" fo:background-color="#eeeeee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56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757" style:family="table-cell" style:parent-style-name="Default">
      <style:table-cell-properties fo:border-bottom="0.06pt solid #000000" fo:background-color="#ffffff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58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fo:background-color="#dddddd" fo:border-left="0.06pt solid #000000" fo:border-right="0.06pt solid #000000" fo:border-top="2.49pt solid #008000"/>
      <style:text-properties fo:font-size="8pt" style:font-size-asian="8pt" style:font-size-complex="8pt"/>
    </style:style>
    <style:style style:name="ce760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761" style:family="table-cell" style:parent-style-name="Default">
      <style:table-cell-properties fo:border-bottom="2.49pt solid #008000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62" style:family="table-cell" style:parent-style-name="Default">
      <style:table-cell-properties fo:border-bottom="1.11pt double #000000" style:border-line-width-bottom="0.0008in 0.0138in 0.0008in" fo:background-color="#dddddd" fo:border-left="0.06pt solid #000000" fo:border-right="0.06pt solid #000000" fo:border-top="0.06pt solid #000000"/>
      <style:text-properties fo:font-size="8pt" style:font-size-asian="8pt" style:font-size-complex="8pt"/>
    </style:style>
    <style:style style:name="ce763" style:family="table-cell" style:parent-style-name="Default">
      <style:table-cell-properties fo:border-bottom="1.11pt double #000000" style:border-line-width-bottom="0.0008in 0.0138in 0.0008in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764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008in 0.0138in 0.0008in"/>
      <style:text-properties fo:font-size="8pt" style:font-size-asian="8pt" style:font-size-complex="8pt"/>
    </style:style>
    <style:style style:name="ce765" style:family="table-cell" style:parent-style-name="Default">
      <style:table-cell-properties fo:border-bottom="1.11pt double #000000" style:border-line-width-bottom="0.0008in 0.0138in 0.0008in" fo:border-left="none" fo:border-right="none" fo:border-top="0.99pt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1.11pt double #000000" style:border-line-width-bottom="0.0008in 0.0138in 0.0008in" fo:border-left="none" fo:border-right="none" fo:border-top="0.06pt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9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7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7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  <style:map style:condition="is-true-formula([.E55]=1)" style:apply-style-name="crossed_20_out" style:base-cell-address="Headers.AZ55"/>
    </style:style>
    <style:style style:name="ce773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none" fo:border-top="0.99pt solid #000000"/>
      <style:paragraph-properties fo:text-align="center" fo:margin-left="0in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1.11pt double #000000" style:border-line-width-bottom="0.0008in 0.0138in 0.0008in" style:text-align-source="fix" style:repeat-content="false" fo:border-left="none" fo:border-right="1.11pt double #000000" style:border-line-width-right="0.0008in 0.0138in 0.0008in" fo:border-top="0.06pt solid #000000"/>
      <style:paragraph-properties fo:text-align="center" fo:margin-left="0in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6pt solid #000000" fo:border-left="0.06pt solid #000000" fo:border-right="1.11pt double #000000" style:border-line-width-right="0.0008in 0.0138in 0.0008in" fo:border-top="1.11pt double #000000" style:border-line-width-top="0.0008in 0.0138in 0.0008in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99pt solid #000000" fo:background-color="transparent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1.11pt double #000000" style:border-line-width-bottom="0.0008in 0.0138in 0.0008in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8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8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85" style:family="table-cell" style:parent-style-name="Default">
      <style:table-cell-properties fo:border-bottom="1.11pt double #000000" style:border-line-width-bottom="0.0008in 0.0138in 0.0008in" fo:background-color="#eeeeee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86" style:family="table-cell" style:parent-style-name="Default">
      <style:table-cell-properties fo:border-bottom="none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8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93" style:family="table-cell" style:parent-style-name="Default">
      <style:table-cell-properties fo:border-bottom="none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2.49pt solid #008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96" style:family="table-cell" style:parent-style-name="Default">
      <style:table-cell-properties fo:border-bottom="2.49pt solid #008000" fo:background-color="#dddddd" style:text-align-source="fix" style:repeat-content="false" fo:border-left="0.06pt solid #000000" fo:border-right="2.49pt solid #008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97" style:family="table-cell" style:parent-style-name="Default">
      <style:table-cell-properties fo:border-bottom="0.06pt solid #000000" fo:background-color="#dddddd" fo:border-left="0.06pt solid #000000" fo:border-right="1.11pt double #000000" style:border-line-width-right="0.0008in 0.0138in 0.0008in" fo:border-top="0.06pt solid #000000"/>
      <style:text-properties fo:font-size="8pt" style:font-size-asian="8pt" style:font-size-complex="8pt"/>
    </style:style>
    <style:style style:name="ce803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804" style:family="table-cell" style:parent-style-name="Default">
      <style:table-cell-properties fo:border-bottom="1.11pt double #000000" style:border-line-width-bottom="0.0008in 0.0138in 0.0008in" fo:background-color="#ffff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8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11pt double #000000" style:border-line-width-right="0.0008in 0.0138in 0.0008in" fo:border-top="1.11pt double #000000" style:border-line-width-top="0.0008in 0.0138in 0.0008in"/>
      <style:paragraph-properties fo:text-align="start" fo:margin-left="0in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06" style:family="table-cell" style:parent-style-name="Default">
      <style:table-cell-properties fo:border-bottom="1.11pt double #000000" style:border-line-width-bottom="0.0008in 0.0138in 0.0008in" fo:background-color="#dddddd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55]=1)" style:apply-style-name="crossed_20_out" style:base-cell-address="Headers.BA56"/>
    </style:style>
    <style:style style:name="ce807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none" fo:border-right="1.11pt double #000000" style:border-line-width-right="0.0008in 0.0138in 0.0008in" fo:border-top="0.99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808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809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81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81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81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815" style:family="table-cell" style:parent-style-name="Default">
      <style:table-cell-properties fo:background-color="#ffffff"/>
    </style:style>
    <style:style style:name="ce816" style:family="table-cell" style:parent-style-name="Default">
      <style:table-cell-properties fo:background-color="#eeeeee"/>
    </style:style>
    <style:style style:name="ce389" style:family="table-cell" style:parent-style-name="Default" style:data-style-name="N130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1.11pt double #000000" style:border-line-width-top="0.0008in 0.0138in 0.0008in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18" style:family="table-cell" style:parent-style-name="Default">
      <style:table-cell-properties fo:border-bottom="none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19" style:family="table-cell" style:parent-style-name="Default">
      <style:table-cell-properties fo:border-bottom="none" fo:background-color="#e6e6e6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1.11pt double #000000" style:border-line-width-bottom="0.0008in 0.0138in 0.0008in" style:text-align-source="fix" style:repeat-content="false" fo:border-left="1.11pt double #000000" style:border-line-width-left="0.0008in 0.0138in 0.0008in" fo:border-right="1.11pt double #000000" style:border-line-width-right="0.0008in 0.0138in 0.0008in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1.11pt double #000000" style:border-line-width-bottom="0.0008in 0.0138in 0.0008in" style:text-align-source="fix" style:repeat-content="false" fo:wrap-option="wrap" fo:border-left="1.11pt double #000000" style:border-line-width-left="0.0008in 0.0138in 0.0008in" fo:border-right="1.11pt double #000000" style:border-line-width-right="0.0008in 0.0138in 0.0008in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6pt solid #000000" style:text-align-source="fix" style:repeat-content="false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6pt solid #000000" fo:background-color="#e6e6ff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end" fo:margin-left="0in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6pt solid #000000" fo:background-color="#e6e6ff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 style:vertical-align="middle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6pt solid #000000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1.11pt double #000000" style:border-line-width-bottom="0.0008in 0.0138in 0.0008in" fo:background-color="transparent" fo:border-left="1.11pt double #000000" style:border-line-width-left="0.0008in 0.0138in 0.0008in" fo:border-right="0.06pt solid #000000" fo:border-top="0.06pt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4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8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78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426" style:family="table-cell" style:parent-style-name="Default">
      <style:table-cell-properties fo:border="none"/>
    </style:style>
    <style:style style:name="ce85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86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8pt" fo:font-weight="normal" style:font-size-asian="8pt" style:font-weight-asian="normal" style:font-size-complex="8pt" style:font-weight-complex="normal"/>
    </style:style>
    <style:style style:name="ce8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 style:font-size-asian="8pt" style:font-size-complex="8pt"/>
    </style:style>
    <style:style style:name="ce798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7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0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 style:vertical-align="middl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1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02" style:family="table-cell" style:parent-style-name="Default">
      <style:table-cell-properties fo:border-bottom="1.11pt double #000000" style:border-line-width-bottom="0.0008in 0.0138in 0.0008in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C7]) &gt; 1)" style:apply-style-name="red" style:base-cell-address="'Full-CAN'.C7"/>
    </style:style>
    <style:style style:name="ce868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6pt solid #000000" style:text-align-source="fix" style:repeat-content="false" fo:background-color="transparent" fo:border-left="1.11pt double #000000" style:border-line-width-left="0.0008in 0.0138in 0.0008in" fo:border-right="1.11pt double #000000" style:border-line-width-right="0.0008in 0.0138in 0.0008in" fo:border-top="1.11pt double #000000" style:border-line-width-top="0.0008in 0.0138in 0.0008in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6pt solid #000000" fo:background-color="#ffffcc" fo:wrap-option="wrap" fo:border-left="1.11pt double #000000" style:border-line-width-left="0.0008in 0.0138in 0.0008in" fo:border-right="0.06pt solid #000000" fo:border-top="0.06pt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6pt solid #000000" fo:background-color="#ffffcc" fo:border-left="1.11pt double #000000" style:border-line-width-left="0.0008in 0.0138in 0.0008in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6pt solid #000000" fo:background-color="#ffffcc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1.11pt double #000000" style:border-line-width-top="0.0008in 0.0138in 0.0008in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1.11pt double #000000" style:border-line-width-left="0.0008in 0.0138in 0.0008in" fo:border-right="none" fo:border-top="none"/>
      <style:text-properties style:use-window-font-color="true" style:text-outline="false" style:text-line-through-style="none" style:text-line-through-typ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876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878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8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1.11pt double #000000" style:border-line-width-top="0.0008in 0.0138in 0.0008in"/>
      <style:paragraph-properties fo:text-align="center" fo:margin-left="0in"/>
      <style:text-properties style:use-window-font-color="true" fo:font-size="8pt" style:font-size-asian="8pt" style:font-size-complex="8pt"/>
    </style:style>
    <style:style style:name="ce8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center" fo:margin-left="0in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6pt solid #000000" fo:background-color="transparent" fo:border-left="0.06pt solid #000000" fo:border-right="1.11pt double #000000" style:border-line-width-right="0.0008in 0.0138in 0.0008in" fo:border-top="0.06pt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 #000000" style:border-line-width-right="0.0008in 0.0138in 0.0008in" fo:border-top="0.06pt solid #000000"/>
      <style:paragraph-properties fo:text-align="start" fo:margin-left="0in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1.11pt double #000000" style:border-line-width-top="0.0008in 0.0138in 0.0008in"/>
      <style:text-properties style:use-window-font-color="true" fo:font-size="8pt" style:font-size-asian="8pt" style:font-size-complex="8pt"/>
    </style:style>
    <style:style style:name="gr1" style:family="graphic">
      <style:graphic-properties style:writing-mode="lr-tb" loext:decorative="false"/>
      <style:paragraph-properties style:writing-mode="lr-tb"/>
    </style:style>
    <style:style style:name="gr2" style:family="graphic" style:parent-style-name="Default">
      <style:graphic-properties draw:fill="solid" draw:fill-color="#008000" draw:textarea-horizontal-align="justify" draw:textarea-vertical-align="middle" draw:auto-grow-height="false" fo:min-height="0.0791in" fo:min-width="0.0346in" loext:decorative="false"/>
    </style:style>
    <style:style style:name="gr3" style:family="graphic" style:parent-style-name="Default">
      <style:graphic-properties draw:fill="solid" draw:fill-color="#008000" draw:textarea-horizontal-align="justify" draw:textarea-vertical-align="middle" draw:auto-grow-height="false" fo:min-height="0.0791in" fo:min-width="0.035in" loext:decorative="false"/>
    </style:style>
    <style:style style:name="gr4" style:family="graphic" style:parent-style-name="Default">
      <style:graphic-properties draw:fill="solid" draw:fill-color="#008000" draw:textarea-horizontal-align="justify" draw:textarea-vertical-align="middle" draw:auto-grow-height="false" fo:min-height="0.0791in" fo:min-width="0.0354in" loext:decorative="false"/>
    </style:style>
    <style:style style:name="gr5" style:family="graphic" style:parent-style-name="Default">
      <style:graphic-properties draw:fill="solid" draw:fill-color="#008000" draw:textarea-horizontal-align="justify" draw:textarea-vertical-align="middle" draw:auto-grow-height="false" fo:min-height="0.6378in" fo:min-width="0.0268in" loext:decorative="false"/>
    </style:style>
    <style:style style:name="gr6" style:family="graphic" style:parent-style-name="Default">
      <style:graphic-properties svg:stroke-width="0.0197in" draw:marker-start="Arrow" draw:marker-start-width="0.1102in" draw:marker-end="" draw:marker-end-width="0.1102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7" style:family="graphic" style:parent-style-name="Default">
      <style:graphic-properties svg:stroke-width="0.0197in" draw:fill="none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8" style:family="graphic" style:parent-style-name="Default">
      <style:graphic-properties svg:stroke-width="0.0197in" draw:marker-start="Arrow" draw:marker-end="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9" style:family="graphic" style:parent-style-name="Default">
      <style:graphic-properties svg:stroke-width="0.0197in" draw:fill="none" draw:textarea-vertical-align="middle" draw:auto-grow-height="false" fo:min-height="0in" fo:min-width="1.1957in" fo:padding-top="0.0098in" fo:padding-bottom="0.0098in" fo:padding-left="0.0098in" fo:padding-right="0.0098in" loext:decorative="false"/>
      <style:paragraph-properties fo:text-align="center"/>
    </style:style>
    <style:style style:name="gr10" style:family="graphic" style:parent-style-name="Default">
      <style:graphic-properties svg:stroke-width="0.0197in" draw:fill="none" draw:textarea-vertical-align="middle" draw:auto-grow-height="false" fo:min-height="0.011in" fo:min-width="1.5732in" fo:padding-top="0.0098in" fo:padding-bottom="0.0098in" fo:padding-left="0.0098in" fo:padding-right="0.0098in" loext:decorative="false"/>
      <style:paragraph-properties fo:text-align="center"/>
    </style:style>
    <style:style style:name="gr11" style:family="graphic" style:parent-style-name="Default">
      <style:graphic-properties svg:stroke-width="0.0197in" draw:fill="none" draw:textarea-vertical-align="middle" draw:auto-grow-height="false" fo:min-height="0.0102in" fo:min-width="0.1209in" fo:padding-top="0.0098in" fo:padding-bottom="0.0098in" fo:padding-left="0.0098in" fo:padding-right="0.0098in" loext:decorative="false"/>
      <style:paragraph-properties fo:text-align="center"/>
    </style:style>
    <style:style style:name="gr12" style:family="graphic" style:parent-style-name="Default">
      <style:graphic-properties svg:stroke-width="0.0197in" draw:marker-start="Arrow" draw:marker-start-width="0.1102in" draw:marker-end="Arrow" draw:marker-end-width="0.1102in" draw:textarea-horizontal-align="center" draw:textarea-vertical-align="middle" fo:padding-top="0.0098in" fo:padding-bottom="0.0098in" fo:padding-left="0.0098in" fo:padding-right="0.0098in" loext:decorative="false"/>
      <style:paragraph-properties fo:text-align="center"/>
    </style:style>
    <style:style style:name="gr13" style:family="graphic" style:parent-style-name="Default">
      <style:graphic-properties svg:stroke-width="0.0197in" draw:fill="none" draw:textarea-vertical-align="middle" draw:auto-grow-height="false" fo:min-height="3.4299in" fo:min-width="0.0315in" fo:padding-top="0.0098in" fo:padding-bottom="0.0098in" fo:padding-left="0.0098in" fo:padding-right="0.0098in" loext:decorative="false"/>
      <style:paragraph-properties fo:text-align="center"/>
    </style:style>
    <style:style style:name="gr14" style:family="graphic" style:parent-style-name="Default">
      <style:graphic-properties svg:stroke-width="0.0197in" draw:fill="none" draw:textarea-vertical-align="middle" draw:auto-grow-height="false" fo:min-height="5.985in" fo:min-width="0.0382in" fo:padding-top="0.0098in" fo:padding-bottom="0.0098in" fo:padding-left="0.0098in" fo:padding-right="0.0098in" loext:decorative="false"/>
      <style:paragraph-properties fo:text-align="center"/>
    </style:style>
    <style:style style:name="gr15" style:family="graphic" style:parent-style-name="Default">
      <style:graphic-properties svg:stroke-width="0.0197in" draw:fill="none" draw:textarea-vertical-align="middle" draw:auto-grow-height="false" fo:min-height="5.098in" fo:min-width="0.0362in" fo:padding-top="0.0098in" fo:padding-bottom="0.0098in" fo:padding-left="0.0098in" fo:padding-right="0.0098in" loext:decorative="false"/>
      <style:paragraph-properties fo:text-align="center"/>
    </style:style>
    <style:style style:name="gr1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008000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8pt" style:font-size-complex="8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style:font-name="Arial" fo:font-weight="normal" style:font-name-asian="Arial Unicode MS" style:font-name-complex="Arial Unicode MS" style:font-weight-asian="normal" style:font-weight-complex="normal"/>
    </style:style>
    <style:style style:name="T8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4"/>
        <table:table-column table:style-name="co3" table:number-columns-repeated="16" table:default-cell-style-name="ce104"/>
        <table:table-column table:style-name="co4" table:default-cell-style-name="ce463"/>
        <table:table-column table:style-name="co5" table:default-cell-style-name="ce502"/>
        <table:table-column table:style-name="co4" table:default-cell-style-name="ce463"/>
        <table:table-column table:style-name="co6" table:number-columns-repeated="29" table:default-cell-style-name="ce562"/>
        <table:table-column table:style-name="co4" table:default-cell-style-name="ce104"/>
        <table:table-column table:style-name="co7" table:default-cell-style-name="ce562"/>
        <table:table-column table:style-name="co8" table:default-cell-style-name="ce104"/>
        <table:table-column table:style-name="co9" table:number-columns-repeated="7" table:default-cell-style-name="ce104"/>
        <table:table-column table:style-name="co10" table:number-columns-repeated="962" table:default-cell-style-name="ce104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float" office:value="45477.426394608" calcext:value-type="float">
            <text:p>45477.43</text:p>
          </table:table-cell>
          <table:table-cell table:style-name="ce219" office:value-type="string" calcext:value-type="string" table:number-columns-spanned="18" table:number-rows-spanned="1">
            <text:p>Full MTI Format</text:p>
          </table:table-cell>
          <table:covered-table-cell table:number-columns-repeated="15" table:style-name="ce280"/>
          <table:covered-table-cell table:style-name="ce140"/>
          <table:covered-table-cell table:style-name="ce152"/>
          <table:table-cell/>
          <table:table-cell table:style-name="ce219" office:value-type="string" calcext:value-type="string" table:number-columns-spanned="32" table:number-rows-spanned="1">
            <text:p>CAN</text:p>
          </table:table-cell>
          <table:covered-table-cell table:number-columns-repeated="28" table:style-name="ce581"/>
          <table:covered-table-cell table:style-name="ce280"/>
          <table:covered-table-cell table:style-name="ce581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 calcext:value-type="float">
            <text:p>0</text:p>
          </table:table-cell>
          <table:table-cell table:style-name="ce98" table:formula="of:=[.C2]+1" office:value-type="float" office:value="1" calcext:value-type="float">
            <text:p>1</text:p>
          </table:table-cell>
          <table:table-cell table:style-name="ce98" table:formula="of:=[.D2]+1" office:value-type="float" office:value="2" calcext:value-type="float">
            <text:p>2</text:p>
          </table:table-cell>
          <table:table-cell table:style-name="ce98" table:formula="of:=[.E2]+1" office:value-type="float" office:value="3" calcext:value-type="float">
            <text:p>3</text:p>
          </table:table-cell>
          <table:table-cell table:style-name="ce98" table:formula="of:=[.F2]+1" office:value-type="float" office:value="4" calcext:value-type="float">
            <text:p>4</text:p>
          </table:table-cell>
          <table:table-cell table:style-name="ce98" table:formula="of:=[.G2]+1" office:value-type="float" office:value="5" calcext:value-type="float">
            <text:p>5</text:p>
          </table:table-cell>
          <table:table-cell table:style-name="ce98" table:formula="of:=[.H2]+1" office:value-type="float" office:value="6" calcext:value-type="float">
            <text:p>6</text:p>
          </table:table-cell>
          <table:table-cell table:style-name="ce98" table:formula="of:=[.I2]+1" office:value-type="float" office:value="7" calcext:value-type="float">
            <text:p>7</text:p>
          </table:table-cell>
          <table:table-cell table:style-name="ce98" table:formula="of:=[.J2]+1" office:value-type="float" office:value="8" calcext:value-type="float">
            <text:p>8</text:p>
          </table:table-cell>
          <table:table-cell table:style-name="ce98" table:formula="of:=[.K2]+1" office:value-type="float" office:value="9" calcext:value-type="float">
            <text:p>9</text:p>
          </table:table-cell>
          <table:table-cell table:style-name="ce98" table:formula="of:=[.L2]+1" office:value-type="float" office:value="10" calcext:value-type="float">
            <text:p>10</text:p>
          </table:table-cell>
          <table:table-cell table:style-name="ce98" table:formula="of:=[.M2]+1" office:value-type="float" office:value="11" calcext:value-type="float">
            <text:p>11</text:p>
          </table:table-cell>
          <table:table-cell table:style-name="ce98" table:formula="of:=[.N2]+1" office:value-type="float" office:value="12" calcext:value-type="float">
            <text:p>12</text:p>
          </table:table-cell>
          <table:table-cell table:style-name="ce98" table:formula="of:=[.O2]+1" office:value-type="float" office:value="13" calcext:value-type="float">
            <text:p>13</text:p>
          </table:table-cell>
          <table:table-cell table:style-name="ce98" table:formula="of:=[.P2]+1" office:value-type="float" office:value="14" calcext:value-type="float">
            <text:p>14</text:p>
          </table:table-cell>
          <table:table-cell table:style-name="ce98" table:formula="of:=[.Q2]+1" office:value-type="float" office:value="15" calcext:value-type="float">
            <text:p>15</text:p>
          </table:table-cell>
          <table:table-cell table:style-name="ce454"/>
          <table:table-cell table:style-name="ce153"/>
          <table:table-cell/>
          <table:table-cell table:style-name="ce198" office:value-type="float" office:value="28" calcext:value-type="float">
            <text:p>28</text:p>
          </table:table-cell>
          <table:table-cell table:style-name="ce565" table:formula="of:=[.V2]-1" office:value-type="float" office:value="27" calcext:value-type="float">
            <text:p>27</text:p>
          </table:table-cell>
          <table:table-cell table:style-name="ce565" table:formula="of:=[.W2]-1" office:value-type="float" office:value="26" calcext:value-type="float">
            <text:p>26</text:p>
          </table:table-cell>
          <table:table-cell table:style-name="ce565" table:formula="of:=[.X2]-1" office:value-type="float" office:value="25" calcext:value-type="float">
            <text:p>25</text:p>
          </table:table-cell>
          <table:table-cell table:style-name="ce565" table:formula="of:=[.Y2]-1" office:value-type="float" office:value="24" calcext:value-type="float">
            <text:p>24</text:p>
          </table:table-cell>
          <table:table-cell table:style-name="ce565" table:formula="of:=[.Z2]-1" office:value-type="float" office:value="23" calcext:value-type="float">
            <text:p>23</text:p>
          </table:table-cell>
          <table:table-cell table:style-name="ce565" table:formula="of:=[.AA2]-1" office:value-type="float" office:value="22" calcext:value-type="float">
            <text:p>22</text:p>
          </table:table-cell>
          <table:table-cell table:style-name="ce565" table:formula="of:=[.AB2]-1" office:value-type="float" office:value="21" calcext:value-type="float">
            <text:p>21</text:p>
          </table:table-cell>
          <table:table-cell table:style-name="ce565" table:formula="of:=[.AC2]-1" office:value-type="float" office:value="20" calcext:value-type="float">
            <text:p>20</text:p>
          </table:table-cell>
          <table:table-cell table:style-name="ce565" table:formula="of:=[.AD2]-1" office:value-type="float" office:value="19" calcext:value-type="float">
            <text:p>19</text:p>
          </table:table-cell>
          <table:table-cell table:style-name="ce565" table:formula="of:=[.AE2]-1" office:value-type="float" office:value="18" calcext:value-type="float">
            <text:p>18</text:p>
          </table:table-cell>
          <table:table-cell table:style-name="ce565" table:formula="of:=[.AF2]-1" office:value-type="float" office:value="17" calcext:value-type="float">
            <text:p>17</text:p>
          </table:table-cell>
          <table:table-cell table:style-name="ce565" table:formula="of:=[.AG2]-1" office:value-type="float" office:value="16" calcext:value-type="float">
            <text:p>16</text:p>
          </table:table-cell>
          <table:table-cell table:style-name="ce565" table:formula="of:=[.AH2]-1" office:value-type="float" office:value="15" calcext:value-type="float">
            <text:p>15</text:p>
          </table:table-cell>
          <table:table-cell table:style-name="ce565" table:formula="of:=[.AI2]-1" office:value-type="float" office:value="14" calcext:value-type="float">
            <text:p>14</text:p>
          </table:table-cell>
          <table:table-cell table:style-name="ce565" table:formula="of:=[.AJ2]-1" office:value-type="float" office:value="13" calcext:value-type="float">
            <text:p>13</text:p>
          </table:table-cell>
          <table:table-cell table:style-name="ce565" table:formula="of:=[.AK2]-1" office:value-type="float" office:value="12" calcext:value-type="float">
            <text:p>12</text:p>
          </table:table-cell>
          <table:table-cell table:style-name="ce565" table:formula="of:=[.AL2]-1" office:value-type="float" office:value="11" calcext:value-type="float">
            <text:p>11</text:p>
          </table:table-cell>
          <table:table-cell table:style-name="ce565" table:formula="of:=[.AM2]-1" office:value-type="float" office:value="10" calcext:value-type="float">
            <text:p>10</text:p>
          </table:table-cell>
          <table:table-cell table:style-name="ce565" table:formula="of:=[.AN2]-1" office:value-type="float" office:value="9" calcext:value-type="float">
            <text:p>9</text:p>
          </table:table-cell>
          <table:table-cell table:style-name="ce565" table:formula="of:=[.AO2]-1" office:value-type="float" office:value="8" calcext:value-type="float">
            <text:p>8</text:p>
          </table:table-cell>
          <table:table-cell table:style-name="ce565" table:formula="of:=[.AP2]-1" office:value-type="float" office:value="7" calcext:value-type="float">
            <text:p>7</text:p>
          </table:table-cell>
          <table:table-cell table:style-name="ce565" table:formula="of:=[.AQ2]-1" office:value-type="float" office:value="6" calcext:value-type="float">
            <text:p>6</text:p>
          </table:table-cell>
          <table:table-cell table:style-name="ce565" table:formula="of:=[.AR2]-1" office:value-type="float" office:value="5" calcext:value-type="float">
            <text:p>5</text:p>
          </table:table-cell>
          <table:table-cell table:style-name="ce565" table:formula="of:=[.AS2]-1" office:value-type="float" office:value="4" calcext:value-type="float">
            <text:p>4</text:p>
          </table:table-cell>
          <table:table-cell table:style-name="ce565" table:formula="of:=[.AT2]-1" office:value-type="float" office:value="3" calcext:value-type="float">
            <text:p>3</text:p>
          </table:table-cell>
          <table:table-cell table:style-name="ce565" table:formula="of:=[.AU2]-1" office:value-type="float" office:value="2" calcext:value-type="float">
            <text:p>2</text:p>
          </table:table-cell>
          <table:table-cell table:style-name="ce565" table:formula="of:=[.AV2]-1" office:value-type="float" office:value="1" calcext:value-type="float">
            <text:p>1</text:p>
          </table:table-cell>
          <table:table-cell table:style-name="ce565" table:formula="of:=[.AW2]-1" office:value-type="float" office:value="0" calcext:value-type="float">
            <text:p>0</text:p>
          </table:table-cell>
          <table:table-cell table:style-name="ce277"/>
          <table:table-cell table:style-name="ce715"/>
          <table:table-cell table:style-name="ce19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 calcext:value-type="float">
            <text:p>15</text:p>
          </table:table-cell>
          <table:table-cell table:style-name="ce98" table:formula="of:=[.C3]-1" office:value-type="float" office:value="14" calcext:value-type="float">
            <text:p>14</text:p>
          </table:table-cell>
          <table:table-cell table:style-name="ce98" table:formula="of:=[.D3]-1" office:value-type="float" office:value="13" calcext:value-type="float">
            <text:p>13</text:p>
          </table:table-cell>
          <table:table-cell table:style-name="ce98" table:formula="of:=[.E3]-1" office:value-type="float" office:value="12" calcext:value-type="float">
            <text:p>12</text:p>
          </table:table-cell>
          <table:table-cell table:style-name="ce98" table:formula="of:=[.F3]-1" office:value-type="float" office:value="11" calcext:value-type="float">
            <text:p>11</text:p>
          </table:table-cell>
          <table:table-cell table:style-name="ce98" table:formula="of:=[.G3]-1" office:value-type="float" office:value="10" calcext:value-type="float">
            <text:p>10</text:p>
          </table:table-cell>
          <table:table-cell table:style-name="ce98" table:formula="of:=[.H3]-1" office:value-type="float" office:value="9" calcext:value-type="float">
            <text:p>9</text:p>
          </table:table-cell>
          <table:table-cell table:style-name="ce98" table:formula="of:=[.I3]-1" office:value-type="float" office:value="8" calcext:value-type="float">
            <text:p>8</text:p>
          </table:table-cell>
          <table:table-cell table:style-name="ce98" table:formula="of:=[.J3]-1" office:value-type="float" office:value="7" calcext:value-type="float">
            <text:p>7</text:p>
          </table:table-cell>
          <table:table-cell table:style-name="ce98" table:formula="of:=[.K3]-1" office:value-type="float" office:value="6" calcext:value-type="float">
            <text:p>6</text:p>
          </table:table-cell>
          <table:table-cell table:style-name="ce98" table:formula="of:=[.L3]-1" office:value-type="float" office:value="5" calcext:value-type="float">
            <text:p>5</text:p>
          </table:table-cell>
          <table:table-cell table:style-name="ce98" table:formula="of:=[.M3]-1" office:value-type="float" office:value="4" calcext:value-type="float">
            <text:p>4</text:p>
          </table:table-cell>
          <table:table-cell table:style-name="ce98" table:formula="of:=[.N3]-1" office:value-type="float" office:value="3" calcext:value-type="float">
            <text:p>3</text:p>
          </table:table-cell>
          <table:table-cell table:style-name="ce98" table:formula="of:=[.O3]-1" office:value-type="float" office:value="2" calcext:value-type="float">
            <text:p>2</text:p>
          </table:table-cell>
          <table:table-cell table:style-name="ce98" table:formula="of:=[.P3]-1" office:value-type="float" office:value="1" calcext:value-type="float">
            <text:p>1</text:p>
          </table:table-cell>
          <table:table-cell table:style-name="ce98" table:formula="of:=[.Q3]-1" office:value-type="float" office:value="0" calcext:value-type="float">
            <text:p>0</text:p>
          </table:table-cell>
          <table:table-cell table:style-name="ce454"/>
          <table:table-cell table:style-name="ce153"/>
          <table:table-cell/>
          <table:table-cell table:style-name="ce198" office:value-type="float" office:value="0" calcext:value-type="float">
            <text:p>0</text:p>
          </table:table-cell>
          <table:table-cell table:style-name="ce565" table:formula="of:=[.V3]+1" office:value-type="float" office:value="1" calcext:value-type="float">
            <text:p>1</text:p>
          </table:table-cell>
          <table:table-cell table:style-name="ce565" table:formula="of:=[.W3]+1" office:value-type="float" office:value="2" calcext:value-type="float">
            <text:p>2</text:p>
          </table:table-cell>
          <table:table-cell table:style-name="ce565" table:formula="of:=[.X3]+1" office:value-type="float" office:value="3" calcext:value-type="float">
            <text:p>3</text:p>
          </table:table-cell>
          <table:table-cell table:style-name="ce565" table:formula="of:=[.Y3]+1" office:value-type="float" office:value="4" calcext:value-type="float">
            <text:p>4</text:p>
          </table:table-cell>
          <table:table-cell table:style-name="ce565" table:formula="of:=[.Z3]+1" office:value-type="float" office:value="5" calcext:value-type="float">
            <text:p>5</text:p>
          </table:table-cell>
          <table:table-cell table:style-name="ce565" table:formula="of:=[.AA3]+1" office:value-type="float" office:value="6" calcext:value-type="float">
            <text:p>6</text:p>
          </table:table-cell>
          <table:table-cell table:style-name="ce565" table:formula="of:=[.AB3]+1" office:value-type="float" office:value="7" calcext:value-type="float">
            <text:p>7</text:p>
          </table:table-cell>
          <table:table-cell table:style-name="ce565" table:formula="of:=[.AC3]+1" office:value-type="float" office:value="8" calcext:value-type="float">
            <text:p>8</text:p>
          </table:table-cell>
          <table:table-cell table:style-name="ce565" table:formula="of:=[.AD3]+1" office:value-type="float" office:value="9" calcext:value-type="float">
            <text:p>9</text:p>
          </table:table-cell>
          <table:table-cell table:style-name="ce565" table:formula="of:=[.AE3]+1" office:value-type="float" office:value="10" calcext:value-type="float">
            <text:p>10</text:p>
          </table:table-cell>
          <table:table-cell table:style-name="ce565" table:formula="of:=[.AF3]+1" office:value-type="float" office:value="11" calcext:value-type="float">
            <text:p>11</text:p>
          </table:table-cell>
          <table:table-cell table:style-name="ce565" table:formula="of:=[.AG3]+1" office:value-type="float" office:value="12" calcext:value-type="float">
            <text:p>12</text:p>
          </table:table-cell>
          <table:table-cell table:style-name="ce565" table:formula="of:=[.AH3]+1" office:value-type="float" office:value="13" calcext:value-type="float">
            <text:p>13</text:p>
          </table:table-cell>
          <table:table-cell table:style-name="ce565" table:formula="of:=[.AI3]+1" office:value-type="float" office:value="14" calcext:value-type="float">
            <text:p>14</text:p>
          </table:table-cell>
          <table:table-cell table:style-name="ce565" table:formula="of:=[.AJ3]+1" office:value-type="float" office:value="15" calcext:value-type="float">
            <text:p>15</text:p>
          </table:table-cell>
          <table:table-cell table:style-name="ce565" table:formula="of:=[.AK3]+1" office:value-type="float" office:value="16" calcext:value-type="float">
            <text:p>16</text:p>
          </table:table-cell>
          <table:table-cell table:style-name="ce565" table:formula="of:=[.AL3]+1" office:value-type="float" office:value="17" calcext:value-type="float">
            <text:p>17</text:p>
          </table:table-cell>
          <table:table-cell table:style-name="ce565" table:formula="of:=[.AM3]+1" office:value-type="float" office:value="18" calcext:value-type="float">
            <text:p>18</text:p>
          </table:table-cell>
          <table:table-cell table:style-name="ce565" table:formula="of:=[.AN3]+1" office:value-type="float" office:value="19" calcext:value-type="float">
            <text:p>19</text:p>
          </table:table-cell>
          <table:table-cell table:style-name="ce565" table:formula="of:=[.AO3]+1" office:value-type="float" office:value="20" calcext:value-type="float">
            <text:p>20</text:p>
          </table:table-cell>
          <table:table-cell table:style-name="ce565" table:formula="of:=[.AP3]+1" office:value-type="float" office:value="21" calcext:value-type="float">
            <text:p>21</text:p>
          </table:table-cell>
          <table:table-cell table:style-name="ce565" table:formula="of:=[.AQ3]+1" office:value-type="float" office:value="22" calcext:value-type="float">
            <text:p>22</text:p>
          </table:table-cell>
          <table:table-cell table:style-name="ce565" table:formula="of:=[.AR3]+1" office:value-type="float" office:value="23" calcext:value-type="float">
            <text:p>23</text:p>
          </table:table-cell>
          <table:table-cell table:style-name="ce565" table:formula="of:=[.AS3]+1" office:value-type="float" office:value="24" calcext:value-type="float">
            <text:p>24</text:p>
          </table:table-cell>
          <table:table-cell table:style-name="ce565" table:formula="of:=[.AT3]+1" office:value-type="float" office:value="25" calcext:value-type="float">
            <text:p>25</text:p>
          </table:table-cell>
          <table:table-cell table:style-name="ce565" table:formula="of:=[.AU3]+1" office:value-type="float" office:value="26" calcext:value-type="float">
            <text:p>26</text:p>
          </table:table-cell>
          <table:table-cell table:style-name="ce565" table:formula="of:=[.AV3]+1" office:value-type="float" office:value="27" calcext:value-type="float">
            <text:p>27</text:p>
          </table:table-cell>
          <table:table-cell table:style-name="ce565" table:formula="of:=[.AW3]+1" office:value-type="float" office:value="28" calcext:value-type="float">
            <text:p>28</text:p>
          </table:table-cell>
          <table:table-cell table:style-name="ce277"/>
          <table:table-cell table:style-name="ce565"/>
          <table:table-cell table:style-name="ce197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 calcext:value-type="string">
            <text:p>Reserved</text:p>
          </table:table-cell>
          <table:table-cell table:style-name="ce294" office:value-type="string" calcext:value-type="string">
            <text:p>Reserved</text:p>
          </table:table-cell>
          <table:table-cell table:style-name="ce294" office:value-type="string" calcext:value-type="string">
            <text:p>Special</text:p>
          </table:table-cell>
          <table:table-cell table:style-name="ce294" office:value-type="string" calcext:value-type="string">
            <text:p>Stream or Datagram</text:p>
          </table:table-cell>
          <table:table-cell table:style-name="ce294" office:value-type="string" calcext:value-type="string" table:number-columns-spanned="2" table:number-rows-spanned="1">
            <text:p>Priority</text:p>
          </table:table-cell>
          <table:covered-table-cell table:style-name="ce294"/>
          <table:table-cell table:style-name="ce131" office:value-type="string" calcext:value-type="string" table:number-columns-spanned="5" table:number-rows-spanned="1">
            <text:p>Type within priority</text:p>
            <text:p> (decimal)</text:p>
          </table:table-cell>
          <table:covered-table-cell table:number-columns-repeated="4" table:style-name="ce294"/>
          <table:table-cell table:style-name="ce294" office:value-type="string" calcext:value-type="string">
            <text:p>Simple Protocol</text:p>
          </table:table-cell>
          <table:table-cell table:style-name="ce294" office:value-type="string" calcext:value-type="string">
            <text:p>Address present</text:p>
          </table:table-cell>
          <table:table-cell table:style-name="ce294" office:value-type="string" calcext:value-type="string">
            <text:p>Event# present</text:p>
          </table:table-cell>
          <table:table-cell table:style-name="ce294" office:value-type="string" calcext:value-type="string" table:number-columns-spanned="2" table:number-rows-spanned="1">
            <text:p>Modifier within Priority/Type</text:p>
          </table:table-cell>
          <table:covered-table-cell table:style-name="ce294"/>
          <table:table-cell table:style-name="ce142"/>
          <table:table-cell table:style-name="ce154" office:value-type="string" calcext:value-type="string">
            <text:p>Full MTI</text:p>
            <text:p>(Hex)</text:p>
          </table:table-cell>
          <table:table-cell table:style-name="ce182"/>
          <table:table-cell table:style-name="ce199" office:value-type="string" calcext:value-type="string">
            <text:p>Priority</text:p>
          </table:table-cell>
          <table:table-cell table:style-name="ce573" office:value-type="string" calcext:value-type="string">
            <text:p>Frame-type</text:p>
          </table:table-cell>
          <table:table-cell table:style-name="ce249" office:value-type="string" calcext:value-type="string" table:number-columns-spanned="3" table:number-rows-spanned="1">
            <text:p>CAN Frame Format</text:p>
          </table:table-cell>
          <table:covered-table-cell table:number-columns-repeated="2" table:style-name="ce573"/>
          <table:table-cell table:style-name="ce663" office:value-type="string" calcext:value-type="string" table:number-columns-spanned="12" table:number-rows-spanned="1">
            <text:p>CAN-MTI or </text:p>
            <text:p>Destination-alias</text:p>
            <text:p><text:span text:style-name="T7">(“Variable Part”)</text:span></text:p>
            <text:p>(hex)</text:p>
          </table:table-cell>
          <table:covered-table-cell table:number-columns-repeated="11" table:style-name="ce663"/>
          <table:table-cell table:style-name="ce663" office:value-type="string" calcext:value-type="string" table:number-columns-spanned="12" table:number-rows-spanned="1">
            <text:p>Source-alias</text:p>
          </table:table-cell>
          <table:covered-table-cell table:number-columns-repeated="11" table:style-name="ce663"/>
          <table:table-cell table:style-name="ce334"/>
          <table:table-cell table:style-name="ce349" office:value-type="string" calcext:value-type="string">
            <text:p>CAN Header</text:p>
            <text:p>(hex)</text:p>
          </table:table-cell>
          <table:table-cell table:style-name="ce358" office:value-type="string" calcext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 calcext:value-type="string">
            <text:p>Number of bits in field: 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295" office:value-type="float" office:value="1" calcext:value-type="float">
            <text:p>1</text:p>
          </table:table-cell>
          <table:table-cell table:style-name="ce295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95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295" office:value-type="float" office:value="1" calcext:value-type="float">
            <text:p>1</text:p>
          </table:table-cell>
          <table:table-cell table:style-name="ce295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454"/>
          <table:table-cell table:style-name="ce155" office:value-type="float" office:value="16" calcext:value-type="float">
            <text:p>16</text:p>
          </table:table-cell>
          <table:table-cell/>
          <table:table-cell table:style-name="ce198" office:value-type="float" office:value="1" calcext:value-type="float">
            <text:p>1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565" office:value-type="float" office:value="12" calcext:value-type="float" table:number-columns-spanned="12" table:number-rows-spanned="1">
            <text:p>12</text:p>
          </table:table-cell>
          <table:covered-table-cell table:number-columns-repeated="11" table:style-name="ce565"/>
          <table:table-cell table:style-name="ce277"/>
          <table:table-cell table:style-name="ce350" office:value-type="float" office:value="29" calcext:value-type="float">
            <text:p>29</text:p>
          </table:table-cell>
          <table:table-cell table:style-name="ce153" office:value-type="float" office:value="64" calcext:value-type="float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574"/>
          <table:table-cell table:style-name="ce574" table:number-columns-spanned="3" table:number-rows-spanned="1"/>
          <table:covered-table-cell table:number-columns-repeated="2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574" table:number-columns-spanned="12" table:number-rows-spanned="1"/>
          <table:covered-table-cell table:number-columns-repeated="11" table:style-name="ce574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calcext:value-type="string" table:number-columns-spanned="1" table:number-rows-spanned="6">
            <text:p>Basic</text:p>
          </table:table-cell>
          <table:table-cell table:style-name="ce29" office:value-type="string" calcext:value-type="string">
            <office:annotation draw:style-name="gr16" draw:text-style-name="P5" svg:width="3.1772in" svg:height="0.8567in" svg:x="3.0008in" svg:y="1.298in" draw:caption-point-x="-0.2295in" draw:caption-point-y="0.6142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97" office:value-type="float" office:value="0" calcext:value-type="float">
            <text:p>0</text:p>
          </table:table-cell>
          <table:table-cell table:style-name="ce297" office:value-type="float" office:value="0" calcext:value-type="float" table:number-columns-spanned="2" table:number-rows-spanned="1">
            <text:p>0</text:p>
          </table:table-cell>
          <table:covered-table-cell table:style-name="ce124"/>
          <table:table-cell table:style-name="ce297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297" office:value-type="float" office:value="0" calcext:value-type="float">
            <text:p>0</text:p>
          </table:table-cell>
          <table:table-cell table:style-name="ce297" table:number-columns-spanned="2" table:number-rows-spanned="1"/>
          <table:covered-table-cell table:style-name="ce124"/>
          <table:table-cell table:style-name="ce29"/>
          <table:table-cell table:style-name="ce508" table:formula="of:=DEC2HEX((((((((([.C7]*2+[.D7])*2+[.E7])*2+[.F7])*4+[.G7])*32+[.I7])*2+[.N7])*2+[.O7])*2+[.P7])*4+[.Q7];4)" office:value-type="string" office:string-value="0100" calcext:value-type="string">
            <text:p>0100</text:p>
          </table:table-cell>
          <table:table-cell table:style-name="ce183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7]=1;&quot;ddd&quot;;DEC2HEX((((((([.G7]*32+[.I7])*2+[.N7])*2+[.O7])*2+[.P7])*4+[.Q7]));3))" office:value-type="string" office:string-value="100" calcext:value-type="string" table:number-columns-spanned="12" table:number-rows-spanned="1">
            <text:p>100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80"/>
          <table:table-cell table:style-name="ce352" table:formula="of:=CONCATENATE(&quot;[&quot;;DEC2HEX(([.V7]*2+[.W7])*8+[.X7];2);[.AA7];[.AM7];&quot;]&quot;)" office:value-type="string" office:string-value="[19100sss]" calcext:value-type="string">
            <text:p>[19100sss]</text:p>
          </table:table-cell>
          <table:table-cell table:style-name="ce360" office:value-type="string" calcext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7" draw:text-style-name="P5" svg:width="3.4283in" svg:height="1.0122in" svg:x="3.0008in" svg:y="1.4752in" draw:caption-point-x="-0.2295in" draw:caption-point-y="0.615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00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8]*2+[.D8])*2+[.E8])*2+[.F8])*4+[.G8])*32+[.I8])*2+[.N8])*2+[.O8])*2+[.P8])*4+[.Q8];4)" office:value-type="string" office:string-value="0488" calcext:value-type="string">
            <text:p>048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8]=1;&quot;ddd&quot;;DEC2HEX((((((([.G8]*32+[.I8])*2+[.N8])*2+[.O8])*2+[.P8])*4+[.Q8]));3))" office:value-type="string" office:string-value="488" calcext:value-type="string" table:number-columns-spanned="12" table:number-rows-spanned="1">
            <text:p>48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8]*2+[.W8])*8+[.X8];2);[.AA8];[.AM8];&quot;]&quot;)" office:value-type="string" office:string-value="[19488sss]" calcext:value-type="string">
            <text:p>[19488sss]</text:p>
          </table:table-cell>
          <table:table-cell table:style-name="ce361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office:annotation draw:style-name="gr17" draw:text-style-name="P5" svg:width="3.3232in" svg:height="1.0122in" svg:x="2.9657in" svg:y="1.6756in" draw:caption-point-x="-0.1945in" draw:caption-point-y="0.5921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125"/>
          <table:table-cell table:style-name="ce300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125"/>
          <table:table-cell table:style-name="ce300" office:value-type="float" office:value="1" calcext:value-type="float">
            <text:p>1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9]*2+[.D9])*2+[.E9])*2+[.F9])*4+[.G9])*32+[.I9])*2+[.N9])*2+[.O9])*2+[.P9])*4+[.Q9];4)" office:value-type="string" office:string-value="0490" calcext:value-type="string">
            <text:p>049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9]=1;&quot;ddd&quot;;DEC2HEX((((((([.G9]*32+[.I9])*2+[.N9])*2+[.O9])*2+[.P9])*4+[.Q9]));3))" office:value-type="string" office:string-value="490" calcext:value-type="string" table:number-columns-spanned="12" table:number-rows-spanned="1">
            <text:p>49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9]*2+[.W9])*8+[.X9];2);[.AA9];[.AM9];&quot;]&quot;)" office:value-type="string" office:string-value="[19490sss]" calcext:value-type="string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Verified Node ID Numb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style-name="ce300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125"/>
          <table:table-cell table:style-name="ce300" office:value-type="float" office:value="1" calcext:value-type="float">
            <text:p>1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10]*2+[.D10])*2+[.E10])*2+[.F10])*4+[.G10])*32+[.I10])*2+[.N10])*2+[.O10])*2+[.P10])*4+[.Q10];4)" office:value-type="string" office:string-value="0170" calcext:value-type="string">
            <text:p>0170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0]=1;&quot;ddd&quot;;DEC2HEX((((((([.G10]*32+[.I10])*2+[.N10])*2+[.O10])*2+[.P10])*4+[.Q10]));3))" office:value-type="string" office:string-value="170" calcext:value-type="string" table:number-columns-spanned="12" table:number-rows-spanned="1">
            <text:p>1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0]*2+[.W10])*8+[.X10];2);[.AA10];[.AM10];&quot;]&quot;)" office:value-type="string" office:string-value="[19170sss]" calcext:value-type="string">
            <text:p>[19170sss]</text:p>
          </table:table-cell>
          <table:table-cell table:style-name="ce361" office:value-type="string" calcext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 calcext:value-type="string">
            <text:p>Optional Interaction Reject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style-name="ce300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125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11]*2+[.D11])*2+[.E11])*2+[.F11])*4+[.G11])*32+[.I11])*2+[.N11])*2+[.O11])*2+[.P11])*4+[.Q11];4)" office:value-type="string" office:string-value="0068" calcext:value-type="string">
            <text:p>0068</text:p>
          </table:table-cell>
          <table:table-cell table:style-name="ce183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1]=1;&quot;ddd&quot;;DEC2HEX((((((([.G11]*32+[.I11])*2+[.N11])*2+[.O11])*2+[.P11])*4+[.Q11]));3))" office:value-type="string" office:string-value="068" calcext:value-type="string" table:number-columns-spanned="12" table:number-rows-spanned="1">
            <text:p>0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1]*2+[.W11])*8+[.X11];2);[.AA11];[.AM11];&quot;]&quot;)" office:value-type="string" office:string-value="[19068sss]" calcext:value-type="string">
            <text:p>[19068sss]</text:p>
          </table:table-cell>
          <table:table-cell table:style-name="ce361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 calcext:value-type="string">
            <text:p>Terminate Due to Error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0" calcext:value-type="float" table:number-columns-spanned="2" table:number-rows-spanned="1">
            <text:p>0</text:p>
          </table:table-cell>
          <table:covered-table-cell table:style-name="ce303"/>
          <table:table-cell table:style-name="ce303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03"/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table:number-columns-spanned="2" table:number-rows-spanned="1"/>
          <table:covered-table-cell table:style-name="ce303"/>
          <table:table-cell table:style-name="ce31"/>
          <table:table-cell table:style-name="ce510" table:formula="of:=DEC2HEX((((((((([.C12]*2+[.D12])*2+[.E12])*2+[.F12])*4+[.G12])*32+[.I12])*2+[.N12])*2+[.O12])*2+[.P12])*4+[.Q12];4)" office:value-type="string" office:string-value="00A8" calcext:value-type="string">
            <text:p>00A8</text:p>
          </table:table-cell>
          <table:table-cell table:style-name="ce183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12]=1;&quot;ddd&quot;;DEC2HEX((((((([.G12]*32+[.I12])*2+[.N12])*2+[.O12])*2+[.P12])*4+[.Q12]));3))" office:value-type="string" office:string-value="0A8" calcext:value-type="string" table:number-columns-spanned="12" table:number-rows-spanned="1">
            <text:p>0A8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78"/>
          <table:table-cell table:style-name="ce352" table:formula="of:=CONCATENATE(&quot;[&quot;;DEC2HEX(([.V12]*2+[.W12])*8+[.X12];2);[.AA12];[.AM12];&quot;]&quot;)" office:value-type="string" office:string-value="[190A8sss]" calcext:value-type="string">
            <text:p>[190A8sss]</text:p>
          </table:table-cell>
          <table:table-cell table:style-name="ce362" office:value-type="string" calcext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 table:number-columns-spanned="1" table:number-rows-spanned="2">
            <text:p>Protocol Support</text:p>
          </table:table-cell>
          <table:table-cell table:style-name="ce32" office:value-type="string" calcext:value-type="string">
            <text:p>Protocol Support Inquiry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3" table:style-name="ce306" office:value-type="float" office:value="0" calcext:value-type="float">
            <text:p>0</text:p>
          </table:table-cell>
          <table:table-cell table:style-name="ce306" office:value-type="float" office:value="2" calcext:value-type="float" table:number-columns-spanned="2" table:number-rows-spanned="1">
            <text:p>2</text:p>
          </table:table-cell>
          <table:covered-table-cell table:style-name="ce306"/>
          <table:table-cell table:style-name="ce306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06"/>
          <table:table-cell table:style-name="ce306" office:value-type="float" office:value="0" calcext:value-type="float">
            <text:p>0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number-columns-spanned="2" table:number-rows-spanned="1"/>
          <table:covered-table-cell table:style-name="ce306"/>
          <table:table-cell table:style-name="ce32"/>
          <table:table-cell table:style-name="ce511" table:formula="of:=DEC2HEX((((((((([.C13]*2+[.D13])*2+[.E13])*2+[.F13])*4+[.G13])*32+[.I13])*2+[.N13])*2+[.O13])*2+[.P13])*4+[.Q13];4)" office:value-type="string" office:string-value="0828" calcext:value-type="string">
            <text:p>0828</text:p>
          </table:table-cell>
          <table:table-cell table:style-name="ce183"/>
          <table:table-cell table:style-name="ce204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58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1"/>
          <table:table-cell table:style-name="ce612" table:formula="of:=IF([.F13]=1;&quot;ddd&quot;;DEC2HEX((((((([.G13]*32+[.I13])*2+[.N13])*2+[.O13])*2+[.P13])*4+[.Q13]));3))" office:value-type="string" office:string-value="828" calcext:value-type="string" table:number-columns-spanned="12" table:number-rows-spanned="1">
            <text:p>828</text:p>
          </table:table-cell>
          <table:covered-table-cell table:number-columns-repeated="11" table:style-name="ce636"/>
          <table:table-cell table:style-name="ce259" office:value-type="string" calcext:value-type="string" table:number-columns-spanned="12" table:number-rows-spanned="1">
            <text:p>sss</text:p>
          </table:table-cell>
          <table:covered-table-cell table:number-columns-repeated="11" table:style-name="ce282"/>
          <table:table-cell table:style-name="ce280"/>
          <table:table-cell table:style-name="ce352" table:formula="of:=CONCATENATE(&quot;[&quot;;DEC2HEX(([.V13]*2+[.W13])*8+[.X13];2);[.AA13];[.AM13];&quot;]&quot;)" office:value-type="string" office:string-value="[19828sss]" calcext:value-type="string">
            <text:p>[19828sss]</text:p>
          </table:table-cell>
          <table:table-cell table:style-name="ce363" office:value-type="string" calcext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 calcext:value-type="string">
            <text:p>Protocol Support Reply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3"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 table:number-columns-spanned="2" table:number-rows-spanned="1">
            <text:p>1</text:p>
          </table:table-cell>
          <table:covered-table-cell table:style-name="ce307"/>
          <table:table-cell table:style-name="ce307" office:value-type="float" office:value="19" calcext:value-type="float" table:number-columns-spanned="5" table:number-rows-spanned="1">
            <text:p>19</text:p>
          </table:table-cell>
          <table:covered-table-cell table:number-columns-repeated="4" table:style-name="ce307"/>
          <table:table-cell table:style-name="ce307" office:value-type="float" office:value="0" calcext:value-type="float">
            <text:p>0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0" calcext:value-type="float">
            <text:p>0</text:p>
          </table:table-cell>
          <table:table-cell table:style-name="ce307" table:number-columns-spanned="2" table:number-rows-spanned="1"/>
          <table:covered-table-cell table:style-name="ce307"/>
          <table:table-cell table:style-name="ce33"/>
          <table:table-cell table:style-name="ce512" table:formula="of:=DEC2HEX((((((((([.C14]*2+[.D14])*2+[.E14])*2+[.F14])*4+[.G14])*32+[.I14])*2+[.N14])*2+[.O14])*2+[.P14])*4+[.Q14];4)" office:value-type="string" office:string-value="0668" calcext:value-type="string">
            <text:p>0668</text:p>
          </table:table-cell>
          <table:table-cell table:style-name="ce183"/>
          <table:table-cell table:style-name="ce205" office:value-type="float" office:value="1" calcext:value-type="float">
            <text:p>1</text:p>
          </table:table-cell>
          <table:table-cell table:style-name="ce566" office:value-type="float" office:value="1" calcext:value-type="float">
            <text:p>1</text:p>
          </table:table-cell>
          <table:table-cell table:style-name="ce56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6"/>
          <table:table-cell table:style-name="ce613" table:formula="of:=IF([.F14]=1;&quot;ddd&quot;;DEC2HEX((((((([.G14]*32+[.I14])*2+[.N14])*2+[.O14])*2+[.P14])*4+[.Q14]));3))" office:value-type="string" office:string-value="668" calcext:value-type="string" table:number-columns-spanned="12" table:number-rows-spanned="1">
            <text:p>668</text:p>
          </table:table-cell>
          <table:covered-table-cell table:number-columns-repeated="11" table:style-name="ce637"/>
          <table:table-cell table:style-name="ce260" office:value-type="string" calcext:value-type="string" table:number-columns-spanned="12" table:number-rows-spanned="1">
            <text:p>sss</text:p>
          </table:table-cell>
          <table:covered-table-cell table:number-columns-repeated="11" table:style-name="ce283"/>
          <table:table-cell table:style-name="ce278"/>
          <table:table-cell table:style-name="ce352" table:formula="of:=CONCATENATE(&quot;[&quot;;DEC2HEX(([.V14]*2+[.W14])*8+[.X14];2);[.AA14];[.AM14];&quot;]&quot;)" office:value-type="string" office:string-value="[19668sss]" calcext:value-type="string">
            <text:p>[19668sss]</text:p>
          </table:table-cell>
          <table:table-cell table:style-name="ce364" office:value-type="string" calcext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 table:number-columns-spanned="1" table:number-rows-spanned="19">
            <text:p>Event Exchange</text:p>
          </table:table-cell>
          <table:table-cell table:style-name="ce29" office:value-type="string" calcext:value-type="string">
            <text:p>Identify Consumer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97" office:value-type="float" office:value="0" calcext:value-type="float">
            <text:p>0</text:p>
          </table:table-cell>
          <table:table-cell table:style-name="ce297" office:value-type="float" office:value="2" calcext:value-type="float" table:number-columns-spanned="2" table:number-rows-spanned="1">
            <text:p>2</text:p>
          </table:table-cell>
          <table:covered-table-cell table:style-name="ce297"/>
          <table:table-cell table:style-name="ce297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297"/>
          <table:table-cell table:style-name="ce297" office:value-type="float" office:value="1" calcext:value-type="float">
            <text:p>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97" table:number-columns-spanned="2" table:number-rows-spanned="1"/>
          <table:covered-table-cell table:style-name="ce297"/>
          <table:table-cell table:style-name="ce29"/>
          <table:table-cell table:style-name="ce508" table:formula="of:=DEC2HEX((((((((([.C15]*2+[.D15])*2+[.E15])*2+[.F15])*4+[.G15])*32+[.I15])*2+[.N15])*2+[.O15])*2+[.P15])*4+[.Q15];4)" office:value-type="string" office:string-value="08F4" calcext:value-type="string">
            <text:p>08F4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09" table:formula="of:=IF([.F15]=1;&quot;ddd&quot;;DEC2HEX((((((([.G15]*32+[.I15])*2+[.N15])*2+[.O15])*2+[.P15])*4+[.Q15]));3))" office:value-type="string" office:string-value="8F4" calcext:value-type="string" table:number-columns-spanned="12" table:number-rows-spanned="1">
            <text:p>8F4</text:p>
          </table:table-cell>
          <table:covered-table-cell table:number-columns-repeated="11" table:style-name="ce633"/>
          <table:table-cell table:style-name="ce256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80"/>
          <table:table-cell table:style-name="ce352" table:formula="of:=CONCATENATE(&quot;[&quot;;DEC2HEX(([.V15]*2+[.W15])*8+[.X15];2);[.AA15];[.AM15];&quot;]&quot;)" office:value-type="string" office:string-value="[198F4sss]" calcext:value-type="string">
            <text:p>[198F4sss]</text:p>
          </table:table-cell>
          <table:table-cell table:style-name="ce360" office:value-type="string" calcext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4" office:value-type="string" calcext:value-type="string">
            <office:annotation draw:style-name="gr18" draw:text-style-name="P5" svg:width="4.0756in" svg:height="1.1677in" svg:x="3.0008in" svg:y="2.8925in" draw:caption-point-x="-0.2295in" draw:caption-point-y="0.6197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table:number-columns-spanned="2" table:number-rows-spanned="1"/>
          <table:covered-table-cell table:style-name="ce300"/>
          <table:table-cell table:style-name="ce34"/>
          <table:table-cell table:style-name="ce509" table:formula="of:=DEC2HEX((((((((([.C16]*2+[.D16])*2+[.E16])*2+[.F16])*4+[.G16])*32+[.I16])*2+[.N16])*2+[.O16])*2+[.P16])*4+[.Q16];4)" office:value-type="string" office:string-value="04A4" calcext:value-type="string">
            <text:p>04A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6]=1;&quot;ddd&quot;;DEC2HEX((((((([.G16]*32+[.I16])*2+[.N16])*2+[.O16])*2+[.P16])*4+[.Q16]));3))" office:value-type="string" office:string-value="4A4" calcext:value-type="string" table:number-columns-spanned="12" table:number-rows-spanned="1">
            <text:p>4A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6]*2+[.W16])*8+[.X16];2);[.AA16];[.AM16];&quot;]&quot;)" office:value-type="string" office:string-value="[194A4sss]" calcext:value-type="string">
            <text:p>[194A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0"/>
          <table:table-cell table:style-name="ce509" table:formula="of:=DEC2HEX((((((((([.C17]*2+[.D17])*2+[.E17])*2+[.F17])*4+[.G17])*32+[.I17])*2+[.N17])*2+[.O17])*2+[.P17])*4+[.Q17];4)" office:value-type="string" office:string-value="04C7" calcext:value-type="string">
            <text:p>04C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7]=1;&quot;ddd&quot;;DEC2HEX((((((([.G17]*32+[.I17])*2+[.N17])*2+[.O17])*2+[.P17])*4+[.Q17]));3))" office:value-type="string" office:string-value="4C7" calcext:value-type="string" table:number-columns-spanned="12" table:number-rows-spanned="1">
            <text:p>4C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7]*2+[.W17])*8+[.X17];2);[.AA17];[.AM17];&quot;]&quot;)" office:value-type="string" office:string-value="[194C7sss]" calcext:value-type="string">
            <text:p>[194C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3.8402in" svg:height="0.5457in" svg:x="3.0008in" svg:y="3.2465in" draw:caption-point-x="-0.2295in" draw:caption-point-y="0.6213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style-name="ce30"/>
          <table:table-cell table:style-name="ce509" table:formula="of:=DEC2HEX((((((((([.C18]*2+[.D18])*2+[.E18])*2+[.F18])*4+[.G18])*32+[.I18])*2+[.N18])*2+[.O18])*2+[.P18])*4+[.Q18];4)" office:value-type="string" office:string-value="04C4" calcext:value-type="string">
            <text:p>04C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8]=1;&quot;ddd&quot;;DEC2HEX((((((([.G18]*32+[.I18])*2+[.N18])*2+[.O18])*2+[.P18])*4+[.Q18]));3))" office:value-type="string" office:string-value="4C4" calcext:value-type="string" table:number-columns-spanned="12" table:number-rows-spanned="1">
            <text:p>4C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8]*2+[.W18])*8+[.X18];2);[.AA18];[.AM18];&quot;]&quot;)" office:value-type="string" office:string-value="[194C4sss]" calcext:value-type="string">
            <text:p>[194C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Consum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"/>
          <table:table-cell table:style-name="ce509" table:formula="of:=DEC2HEX((((((((([.C19]*2+[.D19])*2+[.E19])*2+[.F19])*4+[.G19])*32+[.I19])*2+[.N19])*2+[.O19])*2+[.P19])*4+[.Q19];4)" office:value-type="string" office:string-value="04C5" calcext:value-type="string">
            <text:p>04C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19]=1;&quot;ddd&quot;;DEC2HEX((((((([.G19]*32+[.I19])*2+[.N19])*2+[.O19])*2+[.P19])*4+[.Q19]));3))" office:value-type="string" office:string-value="4C5" calcext:value-type="string" table:number-columns-spanned="12" table:number-rows-spanned="1">
            <text:p>4C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19]*2+[.W19])*8+[.X19];2);[.AA19];[.AM19];&quot;]&quot;)" office:value-type="string" office:string-value="[194C5sss]" calcext:value-type="string">
            <text:p>[194C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3.8402in" svg:height="0.5457in" svg:x="3.0008in" svg:y="3.6008in" draw:caption-point-x="-0.2295in" draw:caption-point-y="0.6224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"/>
          <table:table-cell table:style-name="ce509" table:formula="of:=DEC2HEX((((((((([.C20]*2+[.D20])*2+[.E20])*2+[.F20])*4+[.G20])*32+[.I20])*2+[.N20])*2+[.O20])*2+[.P20])*4+[.Q20];4)" office:value-type="string" office:string-value="04C6" calcext:value-type="string">
            <text:p>04C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0]=1;&quot;ddd&quot;;DEC2HEX((((((([.G20]*32+[.I20])*2+[.N20])*2+[.O20])*2+[.P20])*4+[.Q20]));3))" office:value-type="string" office:string-value="4C6" calcext:value-type="string" table:number-columns-spanned="12" table:number-rows-spanned="1">
            <text:p>4C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0]*2+[.W20])*8+[.X20];2);[.AA20];[.AM20];&quot;]&quot;)" office:value-type="string" office:string-value="[194C6sss]" calcext:value-type="string">
            <text:p>[194C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Producer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0" office:value-type="float" office:value="8" calcext:value-type="float" table:number-columns-spanned="5" table:number-rows-spanned="1">
            <text:p>8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21]*2+[.D21])*2+[.E21])*2+[.F21])*4+[.G21])*32+[.I21])*2+[.N21])*2+[.O21])*2+[.P21])*4+[.Q21];4)" office:value-type="string" office:string-value="0914" calcext:value-type="string">
            <text:p>091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1]=1;&quot;ddd&quot;;DEC2HEX((((((([.G21]*32+[.I21])*2+[.N21])*2+[.O21])*2+[.P21])*4+[.Q21]));3))" office:value-type="string" office:string-value="914" calcext:value-type="string" table:number-columns-spanned="12" table:number-rows-spanned="1">
            <text:p>91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1]*2+[.W21])*8+[.X21];2);[.AA21];[.AM21];&quot;]&quot;)" office:value-type="string" office:string-value="[19914sss]" calcext:value-type="string">
            <text:p>[199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5" office:value-type="string" calcext:value-type="string">
            <office:annotation draw:style-name="gr18" draw:text-style-name="P5" svg:width="4.0059in" svg:height="1.1677in" svg:x="3.0008in" svg:y="3.9555in" draw:caption-point-x="-0.2295in" draw:caption-point-y="0.6236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table:number-columns-spanned="2" table:number-rows-spanned="1"/>
          <table:covered-table-cell table:style-name="ce300"/>
          <table:table-cell table:style-name="ce35"/>
          <table:table-cell table:style-name="ce509" table:formula="of:=DEC2HEX((((((((([.C22]*2+[.D22])*2+[.E22])*2+[.F22])*4+[.G22])*32+[.I22])*2+[.N22])*2+[.O22])*2+[.P22])*4+[.Q22];4)" office:value-type="string" office:string-value="0524" calcext:value-type="string">
            <text:p>0524</text:p>
          </table:table-cell>
          <table:table-cell table:style-name="ce186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2]=1;&quot;ddd&quot;;DEC2HEX((((((([.G22]*32+[.I22])*2+[.N22])*2+[.O22])*2+[.P22])*4+[.Q22]));3))" office:value-type="string" office:string-value="524" calcext:value-type="string" table:number-columns-spanned="12" table:number-rows-spanned="1">
            <text:p>52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2]*2+[.W22])*8+[.X22];2);[.AA22];[.AM22];&quot;]&quot;)" office:value-type="string" office:string-value="[19524sss]" calcext:value-type="string">
            <text:p>[19524sss]</text:p>
          </table:table-cell>
          <table:table-cell table:style-name="ce361" office:value-type="string" calcext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w validity unknown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0"/>
          <table:table-cell table:style-name="ce509" table:formula="of:=DEC2HEX((((((((([.C23]*2+[.D23])*2+[.E23])*2+[.F23])*4+[.G23])*32+[.I23])*2+[.N23])*2+[.O23])*2+[.P23])*4+[.Q23];4)" office:value-type="string" office:string-value="0547" calcext:value-type="string">
            <text:p>0547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3]=1;&quot;ddd&quot;;DEC2HEX((((((([.G23]*32+[.I23])*2+[.N23])*2+[.O23])*2+[.P23])*4+[.Q23]));3))" office:value-type="string" office:string-value="547" calcext:value-type="string" table:number-columns-spanned="12" table:number-rows-spanned="1">
            <text:p>547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3]*2+[.W23])*8+[.X23];2);[.AA23];[.AM23];&quot;]&quot;)" office:value-type="string" office:string-value="[19547sss]" calcext:value-type="string">
            <text:p>[19547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3.8138in" svg:height="0.5457in" svg:x="3.0008in" svg:y="4.3098in" draw:caption-point-x="-0.2295in" draw:caption-point-y="0.6248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style-name="ce30"/>
          <table:table-cell table:style-name="ce509" table:formula="of:=DEC2HEX((((((((([.C24]*2+[.D24])*2+[.E24])*2+[.F24])*4+[.G24])*32+[.I24])*2+[.N24])*2+[.O24])*2+[.P24])*4+[.Q24];4)" office:value-type="string" office:string-value="0544" calcext:value-type="string">
            <text:p>0544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4]=1;&quot;ddd&quot;;DEC2HEX((((((([.G24]*32+[.I24])*2+[.N24])*2+[.O24])*2+[.P24])*4+[.Q24]));3))" office:value-type="string" office:string-value="544" calcext:value-type="string" table:number-columns-spanned="12" table:number-rows-spanned="1">
            <text:p>54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4]*2+[.W24])*8+[.X24];2);[.AA24];[.AM24];&quot;]&quot;)" office:value-type="string" office:string-value="[19544sss]" calcext:value-type="string">
            <text:p>[1954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Producer Identified as currently invali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"/>
          <table:table-cell table:style-name="ce509" table:formula="of:=DEC2HEX((((((((([.C25]*2+[.D25])*2+[.E25])*2+[.F25])*4+[.G25])*32+[.I25])*2+[.N25])*2+[.O25])*2+[.P25])*4+[.Q25];4)" office:value-type="string" office:string-value="0545" calcext:value-type="string">
            <text:p>0545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5]=1;&quot;ddd&quot;;DEC2HEX((((((([.G25]*32+[.I25])*2+[.N25])*2+[.O25])*2+[.P25])*4+[.Q25]));3))" office:value-type="string" office:string-value="545" calcext:value-type="string" table:number-columns-spanned="12" table:number-rows-spanned="1">
            <text:p>545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5]*2+[.W25])*8+[.X25];2);[.AA25];[.AM25];&quot;]&quot;)" office:value-type="string" office:string-value="[19545sss]" calcext:value-type="string">
            <text:p>[19545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19" draw:text-style-name="P5" svg:width="3.8138in" svg:height="0.5457in" svg:x="3.0008in" svg:y="4.6638in" draw:caption-point-x="-0.2295in" draw:caption-point-y="0.6264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300"/>
          <table:table-cell table:number-columns-repeated="2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"/>
          <table:table-cell table:style-name="ce509" table:formula="of:=DEC2HEX((((((((([.C26]*2+[.D26])*2+[.E26])*2+[.F26])*4+[.G26])*32+[.I26])*2+[.N26])*2+[.O26])*2+[.P26])*4+[.Q26];4)" office:value-type="string" office:string-value="0546" calcext:value-type="string">
            <text:p>0546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6]=1;&quot;ddd&quot;;DEC2HEX((((((([.G26]*32+[.I26])*2+[.N26])*2+[.O26])*2+[.P26])*4+[.Q26]));3))" office:value-type="string" office:string-value="546" calcext:value-type="string" table:number-columns-spanned="12" table:number-rows-spanned="1">
            <text:p>546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6]*2+[.W26])*8+[.X26];2);[.AA26];[.AM26];&quot;]&quot;)" office:value-type="string" office:string-value="[19546sss]" calcext:value-type="string">
            <text:p>[19546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text:p>Identify Events Addressed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0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00"/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27]*2+[.D27])*2+[.E27])*2+[.F27])*4+[.G27])*32+[.I27])*2+[.N27])*2+[.O27])*2+[.P27])*4+[.Q27];4)" office:value-type="string" office:string-value="0968" calcext:value-type="string">
            <text:p>0968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7]=1;&quot;ddd&quot;;DEC2HEX((((((([.G27]*32+[.I27])*2+[.N27])*2+[.O27])*2+[.P27])*4+[.Q27]));3))" office:value-type="string" office:string-value="968" calcext:value-type="string" table:number-columns-spanned="12" table:number-rows-spanned="1">
            <text:p>968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7]*2+[.W27])*8+[.X27];2);[.AA27];[.AM27];&quot;]&quot;)" office:value-type="string" office:string-value="[19968sss]" calcext:value-type="string">
            <text:p>[19968sss]</text:p>
          </table:table-cell>
          <table:table-cell table:style-name="ce361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0" office:value-type="string" calcext:value-type="string">
            <office:annotation draw:style-name="gr20" draw:text-style-name="P5" svg:width="2.5228in" svg:height="0.3902in" svg:x="3.0008in" svg:y="5.0185in" draw:caption-point-x="-0.2295in" draw:caption-point-y="0.6272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2" calcext:value-type="float" table:number-columns-spanned="2" table:number-rows-spanned="1">
            <text:p>2</text:p>
          </table:table-cell>
          <table:covered-table-cell table:style-name="ce300"/>
          <table:table-cell table:style-name="ce300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number-columns-repeated="2" table:style-name="ce300" office:value-type="float" office:value="0" calcext:value-type="float">
            <text:p>0</text:p>
          </table:table-cell>
          <table:table-cell table:style-name="ce300" table:number-columns-spanned="2" table:number-rows-spanned="1"/>
          <table:covered-table-cell table:style-name="ce300"/>
          <table:table-cell table:style-name="ce30"/>
          <table:table-cell table:style-name="ce509" table:formula="of:=DEC2HEX((((((((([.C28]*2+[.D28])*2+[.E28])*2+[.F28])*4+[.G28])*32+[.I28])*2+[.N28])*2+[.O28])*2+[.P28])*4+[.Q28];4)" office:value-type="string" office:string-value="0970" calcext:value-type="string">
            <text:p>0970</text:p>
          </table:table-cell>
          <table:table-cell table:style-name="ce184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8]=1;&quot;ddd&quot;;DEC2HEX((((((([.G28]*32+[.I28])*2+[.N28])*2+[.O28])*2+[.P28])*4+[.Q28]));3))" office:value-type="string" office:string-value="970" calcext:value-type="string" table:number-columns-spanned="12" table:number-rows-spanned="1">
            <text:p>970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8]*2+[.W28])*8+[.X28];2);[.AA28];[.AM28];&quot;]&quot;)" office:value-type="string" office:string-value="[19970sss]" calcext:value-type="string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Learn Even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00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00" table:number-columns-spanned="2" table:number-rows-spanned="1"/>
          <table:covered-table-cell table:style-name="ce300"/>
          <table:table-cell table:style-name="ce34"/>
          <table:table-cell table:style-name="ce509" table:formula="of:=DEC2HEX((((((((([.C29]*2+[.D29])*2+[.E29])*2+[.F29])*4+[.G29])*32+[.I29])*2+[.N29])*2+[.O29])*2+[.P29])*4+[.Q29];4)" office:value-type="string" office:string-value="0594" calcext:value-type="string">
            <text:p>059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57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29]=1;&quot;ddd&quot;;DEC2HEX((((((([.G29]*32+[.I29])*2+[.N29])*2+[.O29])*2+[.P29])*4+[.Q29]));3))" office:value-type="string" office:string-value="594" calcext:value-type="string" table:number-columns-spanned="12" table:number-rows-spanned="1">
            <text:p>594</text:p>
          </table:table-cell>
          <table:covered-table-cell table:number-columns-repeated="11" table:style-name="ce634"/>
          <table:table-cell table:style-name="ce25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29]*2+[.W29])*8+[.X29];2);[.AA29];[.AM29];&quot;]&quot;)" office:value-type="string" office:string-value="[19594sss]" calcext:value-type="string">
            <text:p>[1959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roducer/Consumer Event Report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25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25" table:number-columns-spanned="2" table:number-rows-spanned="1"/>
          <table:covered-table-cell table:style-name="ce300"/>
          <table:table-cell table:style-name="ce34"/>
          <table:table-cell table:style-name="ce509" table:formula="of:=DEC2HEX((((((((([.C30]*2+[.D30])*2+[.E30])*2+[.F30])*4+[.G30])*32+[.I30])*2+[.N30])*2+[.O30])*2+[.P30])*4+[.Q30];4)" office:value-type="string" office:string-value="05B4" calcext:value-type="string">
            <text:p>05B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0]=1;&quot;ddd&quot;;DEC2HEX((((((([.G30]*32+[.I30])*2+[.N30])*2+[.O30])*2+[.P30])*4+[.Q30]));3))" office:value-type="string" office:string-value="5B4" calcext:value-type="string" table:number-columns-spanned="12" table:number-rows-spanned="1">
            <text:p>5B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30]*2+[.W30])*8+[.X30];2);[.AA30];[.AM30];&quot;]&quot;)" office:value-type="string" office:string-value="[195B4sss]" calcext:value-type="string">
            <text:p>[195B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1<text:span text:style-name="T3">st</text:span>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25" office:value-type="float" office:value="0" calcext:value-type="float" table:number-columns-spanned="2" table:number-rows-spanned="1">
            <text:p>0</text:p>
          </table:table-cell>
          <table:covered-table-cell table:style-name="ce300"/>
          <table:table-cell table:style-name="ce34"/>
          <table:table-cell table:style-name="ce509" table:formula="of:=DEC2HEX((((((((([.C31]*2+[.D31])*2+[.E31])*2+[.F31])*4+[.G31])*32+[.I31])*2+[.N31])*2+[.O31])*2+[.P31])*4+[.Q31];4)" office:value-type="string" office:string-value="0F14" calcext:value-type="string">
            <text:p>0F14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1]=1;&quot;ddd&quot;;DEC2HEX((((((([.G31]*32+[.I31])*2+[.N31])*2+[.O31])*2+[.P31])*4+[.Q31]));3))" office:value-type="string" office:string-value="F14" calcext:value-type="string" table:number-columns-spanned="12" table:number-rows-spanned="1">
            <text:p>F14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31]*2+[.W31])*8+[.X31];2);[.AA31];[.AM31];&quot;]&quot;)" office:value-type="string" office:string-value="[19F14sss]" calcext:value-type="string">
            <text:p>[19F14sss]</text:p>
          </table:table-cell>
          <table:table-cell table:style-name="ce361" office:value-type="string" calcext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14"/>
          <table:table-cell table:style-name="ce34" office:value-type="string" calcext:value-type="string">
            <text:p>PCER w Payload middle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3" table:style-name="ce300" office:value-type="float" office:value="0" calcext:value-type="float">
            <text:p>0</text:p>
          </table:table-cell>
          <table:table-cell table:style-name="ce325" office:value-type="float" office:value="3" calcext:value-type="float" table:number-columns-spanned="2" table:number-rows-spanned="1">
            <text:p>3</text:p>
          </table:table-cell>
          <table:covered-table-cell table:style-name="ce300"/>
          <table:table-cell table:style-name="ce325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0"/>
          <table:table-cell table:style-name="ce300" office:value-type="float" office:value="1" calcext:value-type="float">
            <text:p>1</text:p>
          </table:table-cell>
          <table:table-cell table:style-name="ce300" office:value-type="float" office:value="0" calcext:value-type="float">
            <text:p>0</text:p>
          </table:table-cell>
          <table:table-cell table:style-name="ce300" office:value-type="float" office:value="1" calcext:value-type="float">
            <text:p>1</text:p>
          </table:table-cell>
          <table:table-cell table:style-name="ce325" office:value-type="float" office:value="1" calcext:value-type="float" table:number-columns-spanned="2" table:number-rows-spanned="1">
            <text:p>1</text:p>
          </table:table-cell>
          <table:covered-table-cell table:style-name="ce300"/>
          <table:table-cell table:style-name="ce34"/>
          <table:table-cell table:style-name="ce509" table:formula="of:=DEC2HEX((((((((([.C32]*2+[.D32])*2+[.E32])*2+[.F32])*4+[.G32])*32+[.I32])*2+[.N32])*2+[.O32])*2+[.P32])*4+[.Q32];4)" office:value-type="string" office:string-value="0F15" calcext:value-type="string">
            <text:p>0F15</text:p>
          </table:table-cell>
          <table:table-cell table:style-name="ce185"/>
          <table:table-cell table:style-name="ce202" office:value-type="float" office:value="1" calcext:value-type="float">
            <text:p>1</text:p>
          </table:table-cell>
          <table:table-cell table:style-name="ce576" office:value-type="float" office:value="1" calcext:value-type="float">
            <text:p>1</text:p>
          </table:table-cell>
          <table:table-cell table:style-name="ce60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5"/>
          <table:table-cell table:style-name="ce610" table:formula="of:=IF([.F32]=1;&quot;ddd&quot;;DEC2HEX((((((([.G32]*32+[.I32])*2+[.N32])*2+[.O32])*2+[.P32])*4+[.Q32]));3))" office:value-type="string" office:string-value="F15" calcext:value-type="string" table:number-columns-spanned="12" table:number-rows-spanned="1">
            <text:p>F15</text:p>
          </table:table-cell>
          <table:covered-table-cell table:number-columns-repeated="11" table:style-name="ce634"/>
          <table:table-cell table:style-name="ce607" office:value-type="string" calcext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277"/>
          <table:table-cell table:style-name="ce352" table:formula="of:=CONCATENATE(&quot;[&quot;;DEC2HEX(([.V32]*2+[.W32])*8+[.X32];2);[.AA32];[.AM32];&quot;]&quot;)" office:value-type="string" office:string-value="[19F15sss]" calcext:value-type="string">
            <text:p>[19F15sss]</text:p>
          </table:table-cell>
          <table:table-cell table:style-name="ce361" office:value-type="string" calcext:value-type="string">
            <text:p>Data (8 bytes)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31" office:value-type="string" calcext:value-type="string">
            <text:p>PCER w Payload last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3" table:style-name="ce303" office:value-type="float" office:value="0" calcext:value-type="float">
            <text:p>0</text:p>
          </table:table-cell>
          <table:table-cell table:style-name="ce303" office:value-type="float" office:value="3" calcext:value-type="float" table:number-columns-spanned="2" table:number-rows-spanned="1">
            <text:p>3</text:p>
          </table:table-cell>
          <table:covered-table-cell table:style-name="ce303"/>
          <table:table-cell table:style-name="ce303" office:value-type="float" office:value="24" calcext:value-type="float" table:number-columns-spanned="5" table:number-rows-spanned="1">
            <text:p>24</text:p>
          </table:table-cell>
          <table:covered-table-cell table:number-columns-repeated="4" table:style-name="ce303"/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0" calcext:value-type="float">
            <text:p>0</text:p>
          </table:table-cell>
          <table:table-cell table:style-name="ce303" office:value-type="float" office:value="1" calcext:value-type="float">
            <text:p>1</text:p>
          </table:table-cell>
          <table:table-cell table:style-name="ce303" office:value-type="float" office:value="2" calcext:value-type="float" table:number-columns-spanned="2" table:number-rows-spanned="1">
            <text:p>2</text:p>
          </table:table-cell>
          <table:covered-table-cell table:style-name="ce303"/>
          <table:table-cell table:style-name="ce31"/>
          <table:table-cell table:style-name="ce510" table:formula="of:=DEC2HEX((((((((([.C33]*2+[.D33])*2+[.E33])*2+[.F33])*4+[.G33])*32+[.I33])*2+[.N33])*2+[.O33])*2+[.P33])*4+[.Q33];4)" office:value-type="string" office:string-value="0F16" calcext:value-type="string">
            <text:p>0F16</text:p>
          </table:table-cell>
          <table:table-cell table:style-name="ce184"/>
          <table:table-cell table:style-name="ce203" office:value-type="float" office:value="1" calcext:value-type="float">
            <text:p>1</text:p>
          </table:table-cell>
          <table:table-cell table:style-name="ce577" office:value-type="float" office:value="1" calcext:value-type="float">
            <text:p>1</text:p>
          </table:table-cell>
          <table:table-cell table:style-name="ce577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6"/>
          <table:table-cell table:style-name="ce611" table:formula="of:=IF([.F33]=1;&quot;ddd&quot;;DEC2HEX((((((([.G33]*32+[.I33])*2+[.N33])*2+[.O33])*2+[.P33])*4+[.Q33]));3))" office:value-type="string" office:string-value="F16" calcext:value-type="string" table:number-columns-spanned="12" table:number-rows-spanned="1">
            <text:p>F16</text:p>
          </table:table-cell>
          <table:covered-table-cell table:number-columns-repeated="11" table:style-name="ce635"/>
          <table:table-cell table:style-name="ce258" office:value-type="string" calcext:value-type="string" table:number-columns-spanned="12" table:number-rows-spanned="1">
            <text:p>sss</text:p>
          </table:table-cell>
          <table:covered-table-cell table:number-columns-repeated="11" table:style-name="ce281"/>
          <table:table-cell table:style-name="ce278"/>
          <table:table-cell table:style-name="ce352" table:formula="of:=CONCATENATE(&quot;[&quot;;DEC2HEX(([.V33]*2+[.W33])*8+[.X33];2);[.AA33];[.AM33];&quot;]&quot;)" office:value-type="string" office:string-value="[19F16sss]" calcext:value-type="string">
            <text:p>[19F16sss]</text:p>
          </table:table-cell>
          <table:table-cell table:style-name="ce362" office:value-type="string" calcext:value-type="string">
            <text:p>Data (1-8 bytes)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4">
          <table:table-cell table:style-name="ce45" office:value-type="string" calcext:value-type="string" table:number-columns-spanned="1" table:number-rows-spanned="2">
            <text:p>Train Control</text:p>
          </table:table-cell>
          <table:table-cell table:style-name="ce116" office:value-type="string" calcext:value-type="string">
            <text:p>Train Control Command</text:p>
          </table:table-cell>
          <table:table-cell table:number-columns-repeated="4"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 table:number-columns-spanned="2" table:number-rows-spanned="1">
            <text:p>1</text:p>
          </table:table-cell>
          <table:covered-table-cell table:style-name="ce233"/>
          <table:table-cell table:style-name="ce23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3" calcext:value-type="float" table:number-columns-spanned="2" table:number-rows-spanned="1">
            <text:p>3</text:p>
          </table:table-cell>
          <table:covered-table-cell table:style-name="ce233"/>
          <table:table-cell table:style-name="ce116"/>
          <table:table-cell table:style-name="ce482" table:formula="of:=DEC2HEX((((((((([.C34]*2+[.D34])*2+[.E34])*2+[.F34])*4+[.G34])*32+[.I34])*2+[.N34])*2+[.O34])*2+[.P34])*4+[.Q34];4)" office:value-type="string" office:string-value="05EB" calcext:value-type="string">
            <text:p>05EB</text:p>
          </table:table-cell>
          <table:table-cell table:style-name="ce116"/>
          <table:table-cell table:number-columns-repeated="2"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69" table:formula="of:=IF([.F34]=1;&quot;ddd&quot;;DEC2HEX((((((([.G34]*32+[.I34])*2+[.N34])*2+[.O34])*2+[.P34])*4+[.Q34]));3))" office:value-type="string" office:string-value="5EB" calcext:value-type="string" table:number-columns-spanned="12" table:number-rows-spanned="1">
            <text:p>5EB</text:p>
          </table:table-cell>
          <table:covered-table-cell table:number-columns-repeated="11" table:style-name="ce638"/>
          <table:table-cell table:style-name="ce546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54"/>
          <table:table-cell table:style-name="ce582" table:formula="of:=CONCATENATE(&quot;[&quot;;DEC2HEX(([.V34]*2+[.W34])*8+[.X34];2);[.AA34];[.AM34];&quot;]&quot;)" office:value-type="string" office:string-value="[195EBsss]" calcext:value-type="string">
            <text:p>[195EBsss]</text:p>
          </table:table-cell>
          <table:table-cell table:style-name="ce783" office:value-type="string" calcext:value-type="string">
            <text:p>fddd, data bytes</text:p>
          </table:table-cell>
          <table:table-cell table:style-name="ce808" table:number-columns-repeated="8"/>
          <table:table-cell table:style-name="ce812"/>
          <table:table-cell table:style-name="ce808" table:number-columns-repeated="960"/>
          <table:table-cell table:style-name="ce815" table:number-columns-repeated="2"/>
        </table:table-row>
        <table:table-row table:style-name="ro1">
          <table:covered-table-cell table:style-name="ce54"/>
          <table:table-cell table:style-name="ce116" office:value-type="string" calcext:value-type="string">
            <text:p>Train Control Reply</text:p>
          </table:table-cell>
          <table:table-cell table:number-columns-repeated="4" table:style-name="ce233" office:value-type="float" office:value="0" calcext:value-type="float">
            <text:p>0</text:p>
          </table:table-cell>
          <table:table-cell table:style-name="ce233" office:value-type="float" office:value="0" calcext:value-type="float" table:number-columns-spanned="2" table:number-rows-spanned="1">
            <text:p>0</text:p>
          </table:table-cell>
          <table:covered-table-cell table:style-name="ce233"/>
          <table:table-cell table:style-name="ce233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 table:number-columns-spanned="2" table:number-rows-spanned="1">
            <text:p>1</text:p>
          </table:table-cell>
          <table:covered-table-cell table:style-name="ce233"/>
          <table:table-cell table:style-name="ce116"/>
          <table:table-cell table:style-name="ce482" table:formula="of:=DEC2HEX((((((((([.C35]*2+[.D35])*2+[.E35])*2+[.F35])*4+[.G35])*32+[.I35])*2+[.N35])*2+[.O35])*2+[.P35])*4+[.Q35];4)" office:value-type="string" office:string-value="01E9" calcext:value-type="string">
            <text:p>01E9</text:p>
          </table:table-cell>
          <table:table-cell table:style-name="ce116"/>
          <table:table-cell table:number-columns-repeated="2"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69" table:formula="of:=IF([.F35]=1;&quot;ddd&quot;;DEC2HEX((((((([.G35]*32+[.I35])*2+[.N35])*2+[.O35])*2+[.P35])*4+[.Q35]));3))" office:value-type="string" office:string-value="1E9" calcext:value-type="string" table:number-columns-spanned="12" table:number-rows-spanned="1">
            <text:p>1E9</text:p>
          </table:table-cell>
          <table:covered-table-cell table:number-columns-repeated="11" table:style-name="ce638"/>
          <table:table-cell table:style-name="ce546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54"/>
          <table:table-cell table:style-name="ce546" table:formula="of:=CONCATENATE(&quot;[&quot;;DEC2HEX(([.V35]*2+[.W35])*8+[.X35];2);[.AA35];[.AM35];&quot;]&quot;)" office:value-type="string" office:string-value="[191E9sss]" calcext:value-type="string">
            <text:p>[191E9sss]</text:p>
          </table:table-cell>
          <table:table-cell table:style-name="ce784" office:value-type="string" calcext:value-type="string">
            <text:p>fddd, data bytes</text:p>
          </table:table-cell>
          <table:table-cell table:style-name="ce808" table:number-columns-repeated="8"/>
          <table:table-cell table:style-name="ce812"/>
          <table:table-cell table:style-name="ce808" table:number-columns-repeated="960"/>
          <table:table-cell table:style-name="ce815" table:number-columns-repeated="2"/>
        </table:table-row>
        <table:table-row table:style-name="ro1">
          <table:table-cell table:style-name="ce58" office:value-type="string" calcext:value-type="string">
            <text:p>Other</text:p>
          </table:table-cell>
          <table:table-cell table:style-name="ce120" office:value-type="string" calcext:value-type="string">
            <text:p>Xpressnet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3" table:style-name="ce308" office:value-type="float" office:value="0" calcext:value-type="float">
            <text:p>0</text:p>
          </table:table-cell>
          <table:table-cell table:style-name="ce308" office:value-type="float" office:value="2" calcext:value-type="float" table:number-columns-spanned="2" table:number-rows-spanned="1">
            <text:p>2</text:p>
          </table:table-cell>
          <table:covered-table-cell table:style-name="ce308"/>
          <table:table-cell table:style-name="ce308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308"/>
          <table:table-cell table:number-columns-repeated="3" table:style-name="ce308" office:value-type="float" office:value="0" calcext:value-type="float">
            <text:p>0</text:p>
          </table:table-cell>
          <table:table-cell table:style-name="ce308" table:number-columns-spanned="2" table:number-rows-spanned="1"/>
          <table:covered-table-cell table:style-name="ce308"/>
          <table:table-cell table:style-name="ce120"/>
          <table:table-cell table:style-name="ce483" table:formula="of:=DEC2HEX((((((((([.C36]*2+[.D36])*2+[.E36])*2+[.F36])*4+[.G36])*32+[.I36])*2+[.N36])*2+[.O36])*2+[.P36])*4+[.Q36];4)" office:value-type="string" office:string-value="0820" calcext:value-type="string">
            <text:p>0820</text:p>
          </table:table-cell>
          <table:table-cell table:style-name="ce527"/>
          <table:table-cell table:style-name="ce547" office:value-type="float" office:value="1" calcext:value-type="float">
            <text:p>1</text:p>
          </table:table-cell>
          <table:table-cell table:style-name="ce578" office:value-type="float" office:value="1" calcext:value-type="float">
            <text:p>1</text:p>
          </table:table-cell>
          <table:table-cell table:style-name="ce57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7"/>
          <table:table-cell table:style-name="ce670" table:formula="of:=IF([.F36]=1;&quot;ddd&quot;;DEC2HEX((((((([.G36]*32+[.I36])*2+[.N36])*2+[.O36])*2+[.P36])*4+[.Q36]));3))" office:value-type="string" office:string-value="820" calcext:value-type="string" table:number-columns-spanned="12" table:number-rows-spanned="1">
            <text:p>820</text:p>
          </table:table-cell>
          <table:covered-table-cell table:number-columns-repeated="11" table:style-name="ce639"/>
          <table:table-cell table:style-name="ce578" office:value-type="string" calcext:value-type="string" table:number-columns-spanned="12" table:number-rows-spanned="1">
            <text:p>sss</text:p>
          </table:table-cell>
          <table:covered-table-cell table:number-columns-repeated="11" table:style-name="ce285"/>
          <table:table-cell table:style-name="ce755"/>
          <table:table-cell table:style-name="ce771" table:formula="of:=CONCATENATE(&quot;[&quot;;DEC2HEX(([.V36]*2+[.W36])*8+[.X36];2);[.AA36];[.AM36];&quot;]&quot;)" office:value-type="string" office:string-value="[19820sss]" calcext:value-type="string">
            <text:p>[19820sss]</text:p>
          </table:table-cell>
          <table:table-cell table:style-name="ce785" office:value-type="string" calcext:value-type="string">
            <text:p>Xpressnet packet</text:p>
          </table:table-cell>
          <table:table-cell table:style-name="ce809" table:number-columns-repeated="8"/>
          <table:table-cell table:style-name="ce813"/>
          <table:table-cell table:style-name="ce809" table:number-columns-repeated="960"/>
          <table:table-cell table:style-name="ce816" table:number-columns-repeated="2"/>
        </table:table-row>
        <table:table-row table:style-name="ro1">
          <table:table-cell table:style-name="ce8" office:value-type="string" calcext:value-type="string" table:number-columns-spanned="1" table:number-rows-spanned="2">
            <text:p>Remote Button</text:p>
          </table:table-cell>
          <table:table-cell table:style-name="ce126" office:value-type="string" calcext:value-type="string">
            <text:p>Remote Button Request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3" table:style-name="ce309" office:value-type="float" office:value="0" calcext:value-type="float">
            <text:p>0</text:p>
          </table:table-cell>
          <table:table-cell table:style-name="ce309" office:value-type="float" office:value="2" calcext:value-type="float" table:number-columns-spanned="2" table:number-rows-spanned="1">
            <text:p>2</text:p>
          </table:table-cell>
          <table:covered-table-cell table:style-name="ce108"/>
          <table:table-cell table:style-name="ce30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0" calcext:value-type="float" table:number-columns-spanned="2" table:number-rows-spanned="1">
            <text:p>0</text:p>
          </table:table-cell>
          <table:covered-table-cell table:style-name="ce108"/>
          <table:table-cell table:style-name="ce126"/>
          <table:table-cell table:style-name="ce484" table:formula="of:=DEC2HEX((((((((([.C37]*2+[.D37])*2+[.E37])*2+[.F37])*4+[.G37])*32+[.I37])*2+[.N37])*2+[.O37])*2+[.P37])*4+[.Q37];4)" office:value-type="string" office:string-value="0948" calcext:value-type="string">
            <text:p>0948</text:p>
          </table:table-cell>
          <table:table-cell table:style-name="ce183"/>
          <table:table-cell table:style-name="ce548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71" table:formula="of:=IF([.F37]=1;&quot;ddd&quot;;DEC2HEX((((((([.G37]*32+[.I37])*2+[.N37])*2+[.O37])*2+[.P37])*4+[.Q37]));3))" office:value-type="string" office:string-value="948" calcext:value-type="string" table:number-columns-spanned="12" table:number-rows-spanned="1">
            <text:p>948</text:p>
          </table:table-cell>
          <table:covered-table-cell table:number-columns-repeated="11" table:style-name="ce640"/>
          <table:table-cell table:style-name="ce579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274"/>
          <table:table-cell table:style-name="ce352" table:formula="of:=CONCATENATE(&quot;[&quot;;DEC2HEX(([.V37]*2+[.W37])*8+[.X37];2);[.AA37];[.AM37];&quot;]&quot;)" office:value-type="string" office:string-value="[19948sss]" calcext:value-type="string">
            <text:p>[19948sss]</text:p>
          </table:table-cell>
          <table:table-cell table:style-name="ce786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126" office:value-type="string" calcext:value-type="string">
            <text:p>Remote Button Reply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3"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309" office:value-type="float" office:value="10" calcext:value-type="float" table:number-columns-spanned="5" table:number-rows-spanned="1">
            <text:p>10</text:p>
          </table:table-cell>
          <table:covered-table-cell table:number-columns-repeated="4" table:style-name="ce108"/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 table:number-columns-spanned="2" table:number-rows-spanned="1">
            <text:p>1</text:p>
          </table:table-cell>
          <table:covered-table-cell table:style-name="ce108"/>
          <table:table-cell table:style-name="ce126"/>
          <table:table-cell table:style-name="ce484" table:formula="of:=DEC2HEX((((((((([.C38]*2+[.D38])*2+[.E38])*2+[.F38])*4+[.G38])*32+[.I38])*2+[.N38])*2+[.O38])*2+[.P38])*4+[.Q38];4)" office:value-type="string" office:string-value="0549" calcext:value-type="string">
            <text:p>0549</text:p>
          </table:table-cell>
          <table:table-cell table:style-name="ce183"/>
          <table:table-cell table:style-name="ce548" office:value-type="float" office:value="1" calcext:value-type="float">
            <text:p>1</text:p>
          </table:table-cell>
          <table:table-cell table:style-name="ce579" office:value-type="float" office:value="1" calcext:value-type="float">
            <text:p>1</text:p>
          </table:table-cell>
          <table:table-cell table:style-name="ce57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8"/>
          <table:table-cell table:style-name="ce671" table:formula="of:=IF([.F38]=1;&quot;ddd&quot;;DEC2HEX((((((([.G38]*32+[.I38])*2+[.N38])*2+[.O38])*2+[.P38])*4+[.Q38]));3))" office:value-type="string" office:string-value="549" calcext:value-type="string" table:number-columns-spanned="12" table:number-rows-spanned="1">
            <text:p>549</text:p>
          </table:table-cell>
          <table:covered-table-cell table:number-columns-repeated="11" table:style-name="ce640"/>
          <table:table-cell table:style-name="ce579" office:value-type="string" calcext:value-type="string" table:number-columns-spanned="12" table:number-rows-spanned="1">
            <text:p>sss</text:p>
          </table:table-cell>
          <table:covered-table-cell table:number-columns-repeated="11" table:style-name="ce286"/>
          <table:table-cell table:style-name="ce274"/>
          <table:table-cell table:style-name="ce352" table:formula="of:=CONCATENATE(&quot;[&quot;;DEC2HEX(([.V38]*2+[.W38])*8+[.X38];2);[.AA38];[.AM38];&quot;]&quot;)" office:value-type="string" office:string-value="[19549sss]" calcext:value-type="string">
            <text:p>[19549sss]</text:p>
          </table:table-cell>
          <table:table-cell table:style-name="ce786" office:value-type="string" calcext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calcext:value-type="string" table:number-columns-spanned="1" table:number-rows-spanned="2">
            <text:p>Traction Ident</text:p>
          </table:table-cell>
          <table:table-cell table:style-name="ce29" office:value-type="string" calcext:value-type="string">
            <text:p>Simple Train Node Ident Info Request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297" office:value-type="float" office:value="0" calcext:value-type="float">
            <text:p>0</text:p>
          </table:table-cell>
          <table:table-cell table:style-name="ce297" office:value-type="float" office:value="3" calcext:value-type="float" table:number-columns-spanned="2" table:number-rows-spanned="1">
            <text:p>3</text:p>
          </table:table-cell>
          <table:covered-table-cell table:style-name="ce297"/>
          <table:table-cell table:style-name="ce297" office:value-type="float" office:value="13" calcext:value-type="float" table:number-columns-spanned="5" table:number-rows-spanned="1">
            <text:p>13</text:p>
          </table:table-cell>
          <table:covered-table-cell table:number-columns-repeated="4" table:style-name="ce297"/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1" calcext:value-type="float">
            <text:p>1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spanned="2" table:number-rows-spanned="1"/>
          <table:covered-table-cell table:style-name="ce297"/>
          <table:table-cell table:style-name="ce29"/>
          <table:table-cell table:style-name="ce485" table:formula="of:=DEC2HEX((((((((([.C39]*2+[.D39])*2+[.E39])*2+[.F39])*4+[.G39])*32+[.I39])*2+[.N39])*2+[.O39])*2+[.P39])*4+[.Q39];4)" office:value-type="string" office:string-value="0DA8" calcext:value-type="string">
            <text:p>0DA8</text:p>
          </table:table-cell>
          <table:table-cell table:style-name="ce184"/>
          <table:table-cell table:style-name="ce201" office:value-type="float" office:value="1" calcext:value-type="float">
            <text:p>1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4"/>
          <table:table-cell table:style-name="ce672" table:formula="of:=IF([.F39]=1;&quot;ddd&quot;;DEC2HEX((((((([.G39]*32+[.I39])*2+[.N39])*2+[.O39])*2+[.P39])*4+[.Q39]));3))" office:value-type="string" office:string-value="DA8" calcext:value-type="string" table:number-columns-spanned="12" table:number-rows-spanned="1">
            <text:p>DA8</text:p>
          </table:table-cell>
          <table:covered-table-cell table:number-columns-repeated="11" table:style-name="ce633"/>
          <table:table-cell table:style-name="ce575" office:value-type="string" calcext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280"/>
          <table:table-cell table:style-name="ce352" table:formula="of:=CONCATENATE(&quot;[&quot;;DEC2HEX(([.V39]*2+[.W39])*8+[.X39];2);[.AA39];[.AM39];&quot;]&quot;)" office:value-type="string" office:string-value="[19DA8sss]" calcext:value-type="string">
            <text:p>[19DA8sss]</text:p>
          </table:table-cell>
          <table:table-cell table:style-name="ce360" office:value-type="string" calcext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26"/>
          <table:table-cell table:style-name="ce141" office:value-type="string" calcext:value-type="string">
            <text:p><text:span text:style-name="T4">Simple Train Node Ident Info</text:span><text:span text:style-name="T5"> Reply</text:span>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3" table:style-name="ce310" office:value-type="float" office:value="0" calcext:value-type="float">
            <text:p>0</text:p>
          </table:table-cell>
          <table:table-cell table:style-name="ce310" office:value-type="float" office:value="2" calcext:value-type="float" table:number-columns-spanned="2" table:number-rows-spanned="1">
            <text:p>2</text:p>
          </table:table-cell>
          <table:covered-table-cell table:style-name="ce310"/>
          <table:table-cell table:style-name="ce310" office:value-type="float" office:value="14" calcext:value-type="float" table:number-columns-spanned="5" table:number-rows-spanned="1">
            <text:p>14</text:p>
          </table:table-cell>
          <table:covered-table-cell table:number-columns-repeated="4" table:style-name="ce310"/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0" calcext:value-type="float">
            <text:p>0</text:p>
          </table:table-cell>
          <table:table-cell table:style-name="ce310" table:number-columns-spanned="2" table:number-rows-spanned="1"/>
          <table:covered-table-cell table:style-name="ce310"/>
          <table:table-cell table:style-name="ce141"/>
          <table:table-cell table:style-name="ce486" table:formula="of:=DEC2HEX((((((((([.C40]*2+[.D40])*2+[.E40])*2+[.F40])*4+[.G40])*32+[.I40])*2+[.N40])*2+[.O40])*2+[.P40])*4+[.Q40];4)" office:value-type="string" office:string-value="09C8" calcext:value-type="string">
            <text:p>09C8</text:p>
          </table:table-cell>
          <table:table-cell table:style-name="ce184"/>
          <table:table-cell table:style-name="ce549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58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9"/>
          <table:table-cell table:style-name="ce673" table:formula="of:=IF([.F40]=1;&quot;ddd&quot;;DEC2HEX((((((([.G40]*32+[.I40])*2+[.N40])*2+[.O40])*2+[.P40])*4+[.Q40]));3))" office:value-type="string" office:string-value="9C8" calcext:value-type="string" table:number-columns-spanned="12" table:number-rows-spanned="1">
            <text:p>9C8</text:p>
          </table:table-cell>
          <table:covered-table-cell table:number-columns-repeated="11" table:style-name="ce641"/>
          <table:table-cell table:style-name="ce580" office:value-type="string" calcext:value-type="string" table:number-columns-spanned="12" table:number-rows-spanned="1">
            <text:p>sss</text:p>
          </table:table-cell>
          <table:covered-table-cell table:number-columns-repeated="11" table:style-name="ce287"/>
          <table:table-cell table:style-name="ce756"/>
          <table:table-cell table:style-name="ce352" table:formula="of:=CONCATENATE(&quot;[&quot;;DEC2HEX(([.V40]*2+[.W40])*8+[.X40];2);[.AA40];[.AM40];&quot;]&quot;)" office:value-type="string" office:string-value="[199C8sss]" calcext:value-type="string">
            <text:p>[199C8sss]</text:p>
          </table:table-cell>
          <table:table-cell table:style-name="ce786" office:value-type="string" calcext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59" office:value-type="string" calcext:value-type="string" table:number-columns-spanned="1" table:number-rows-spanned="2">
            <text:p>Node Ident</text:p>
          </table:table-cell>
          <table:table-cell table:style-name="ce143" office:value-type="string" calcext:value-type="string">
            <text:p>Simple Node Ident Info Request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311" office:value-type="float" office:value="0" calcext:value-type="float">
            <text:p>0</text:p>
          </table:table-cell>
          <table:table-cell table:style-name="ce311" office:value-type="float" office:value="3" calcext:value-type="float" table:number-columns-spanned="2" table:number-rows-spanned="1">
            <text:p>3</text:p>
          </table:table-cell>
          <table:covered-table-cell table:style-name="ce311"/>
          <table:table-cell table:style-name="ce311" office:value-type="float" office:value="15" calcext:value-type="float" table:number-columns-spanned="5" table:number-rows-spanned="1">
            <text:p>15</text:p>
          </table:table-cell>
          <table:covered-table-cell table:number-columns-repeated="4" table:style-name="ce311"/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table:number-columns-spanned="2" table:number-rows-spanned="1"/>
          <table:covered-table-cell table:style-name="ce311"/>
          <table:table-cell table:style-name="ce143"/>
          <table:table-cell table:style-name="ce487" table:formula="of:=DEC2HEX((((((((([.C41]*2+[.D41])*2+[.E41])*2+[.F41])*4+[.G41])*32+[.I41])*2+[.N41])*2+[.O41])*2+[.P41])*4+[.Q41];4)" office:value-type="string" office:string-value="0DE8" calcext:value-type="string">
            <text:p>0DE8</text:p>
          </table:table-cell>
          <table:table-cell table:style-name="ce528"/>
          <table:table-cell table:style-name="ce550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2"/>
          <table:table-cell table:style-name="ce674" table:formula="of:=IF([.F41]=1;&quot;ddd&quot;;DEC2HEX((((((([.G41]*32+[.I41])*2+[.N41])*2+[.O41])*2+[.P41])*4+[.Q41]));3))" office:value-type="string" office:string-value="DE8" calcext:value-type="string" table:number-columns-spanned="12" table:number-rows-spanned="1">
            <text:p>DE8</text:p>
          </table:table-cell>
          <table:covered-table-cell table:number-columns-repeated="11" table:style-name="ce642"/>
          <table:table-cell table:style-name="ce582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57"/>
          <table:table-cell table:style-name="ce582" table:formula="of:=CONCATENATE(&quot;[&quot;;DEC2HEX(([.V41]*2+[.W41])*8+[.X41];2);[.AA41];[.AM41];&quot;]&quot;)" office:value-type="string" office:string-value="[19DE8sss]" calcext:value-type="string">
            <text:p>[19DE8sss]</text:p>
          </table:table-cell>
          <table:table-cell table:style-name="ce787" office:value-type="string" calcext:value-type="string">
            <text:p>fddd</text:p>
          </table:table-cell>
          <table:table-cell table:style-name="ce808" table:number-columns-repeated="8"/>
          <table:table-cell table:style-name="ce812"/>
          <table:table-cell table:style-name="ce808" table:number-columns-repeated="960"/>
          <table:table-cell table:style-name="ce815" table:number-columns-repeated="2"/>
        </table:table-row>
        <table:table-row table:style-name="ro1">
          <table:covered-table-cell table:style-name="ce13"/>
          <table:table-cell table:style-name="ce157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238" office:value-type="float" office:value="0" calcext:value-type="float">
            <text:p>0</text:p>
          </table:table-cell>
          <table:table-cell table:number-columns-repeated="3" table:style-name="ce313" office:value-type="float" office:value="0" calcext:value-type="float">
            <text:p>0</text:p>
          </table:table-cell>
          <table:table-cell table:style-name="ce313" office:value-type="float" office:value="2" calcext:value-type="float" table:number-columns-spanned="2" table:number-rows-spanned="1">
            <text:p>2</text:p>
          </table:table-cell>
          <table:covered-table-cell table:style-name="ce313"/>
          <table:table-cell table:style-name="ce313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313"/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0" calcext:value-type="float">
            <text:p>0</text:p>
          </table:table-cell>
          <table:table-cell table:style-name="ce313" table:number-columns-spanned="2" table:number-rows-spanned="1"/>
          <table:covered-table-cell table:style-name="ce313"/>
          <table:table-cell table:style-name="ce157"/>
          <table:table-cell table:style-name="ce488" table:formula="of:=DEC2HEX((((((((([.C42]*2+[.D42])*2+[.E42])*2+[.F42])*4+[.G42])*32+[.I42])*2+[.N42])*2+[.O42])*2+[.P42])*4+[.Q42];4)" office:value-type="string" office:string-value="0A08" calcext:value-type="string">
            <text:p>0A08</text:p>
          </table:table-cell>
          <table:table-cell table:style-name="ce528"/>
          <table:table-cell table:style-name="ce551" office:value-type="float" office:value="1" calcext:value-type="float">
            <text:p>1</text:p>
          </table:table-cell>
          <table:table-cell table:style-name="ce583" office:value-type="float" office:value="1" calcext:value-type="float">
            <text:p>1</text:p>
          </table:table-cell>
          <table:table-cell table:style-name="ce58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1"/>
          <table:table-cell table:style-name="ce678" table:formula="of:=IF([.F42]=1;&quot;ddd&quot;;DEC2HEX((((((([.G42]*32+[.I42])*2+[.N42])*2+[.O42])*2+[.P42])*4+[.Q42]));3))" office:value-type="string" office:string-value="A08" calcext:value-type="string" table:number-columns-spanned="12" table:number-rows-spanned="1">
            <text:p>A08</text:p>
          </table:table-cell>
          <table:covered-table-cell table:number-columns-repeated="11" table:style-name="ce643"/>
          <table:table-cell table:style-name="ce583" office:value-type="string" calcext:value-type="string" table:number-columns-spanned="12" table:number-rows-spanned="1">
            <text:p>sss</text:p>
          </table:table-cell>
          <table:covered-table-cell table:number-columns-repeated="11" table:style-name="ce289"/>
          <table:table-cell table:style-name="ce758"/>
          <table:table-cell table:style-name="ce582" table:formula="of:=CONCATENATE(&quot;[&quot;;DEC2HEX(([.V42]*2+[.W42])*8+[.X42];2);[.AA42];[.AM42];&quot;]&quot;)" office:value-type="string" office:string-value="[19A08sss]" calcext:value-type="string">
            <text:p>[19A08sss]</text:p>
          </table:table-cell>
          <table:table-cell table:style-name="ce793" office:value-type="string" calcext:value-type="string">
            <text:p>fddd, data bytes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table-cell table:style-name="ce61" office:value-type="string" calcext:value-type="string" table:number-columns-spanned="1" table:number-rows-spanned="7">
            <text:p>Datagram</text:p>
          </table:table-cell>
          <table:table-cell table:style-name="ce158" office:value-type="string" calcext:value-type="string">
            <text:p>Datagram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3" calcext:value-type="float" table:number-columns-spanned="2" table:number-rows-spanned="1">
            <text:p>3</text:p>
          </table:table-cell>
          <table:covered-table-cell table:style-name="ce314"/>
          <table:table-cell table:style-name="ce314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314"/>
          <table:table-cell table:style-name="ce314" office:value-type="float" office:value="0" calcext:value-type="float">
            <text:p>0</text:p>
          </table:table-cell>
          <table:table-cell table:style-name="ce314" office:value-type="float" office:value="1" calcext:value-type="float">
            <text:p>1</text:p>
          </table:table-cell>
          <table:table-cell table:style-name="ce314" office:value-type="float" office:value="0" calcext:value-type="float">
            <text:p>0</text:p>
          </table:table-cell>
          <table:table-cell table:style-name="ce314" table:number-columns-spanned="2" table:number-rows-spanned="1"/>
          <table:covered-table-cell table:style-name="ce314"/>
          <table:table-cell table:style-name="ce464"/>
          <table:table-cell table:style-name="ce489" table:formula="of:=DEC2HEX((((((((([.C43]*2+[.D43])*2+[.E43])*2+[.F43])*4+[.G43])*32+[.I43])*2+[.N43])*2+[.O43])*2+[.P43])*4+[.Q43];4)" office:value-type="string" office:string-value="1C48" calcext:value-type="string">
            <text:p>1C48</text:p>
          </table:table-cell>
          <table:table-cell table:style-name="ce529"/>
          <table:table-cell table:style-name="ce55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15"/>
          <table:table-cell table:style-name="ce159" office:value-type="string" calcext:value-type="string">
            <text:p><text:s text:c="6"/>CAN-Datagram Content (one frame)</text:p>
            <draw:g table:end-cell-address="Headers.B47" table:end-x="0.1756in" table:end-y="0.1587in" draw:z-index="12" draw:style-name="gr1">
              <draw:custom-shape draw:style-name="gr2" draw:text-style-name="P1" svg:width="0.0835in" svg:height="0.0972in" draw:transform="rotate (-1.5707963267949) translate (0.173228346456693in 0.0799212598425197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3" draw:text-style-name="P1" svg:width="0.0831in" svg:height="0.0972in" draw:transform="rotate (-1.5707963267949) translate (0.173228346456693in 0.250393700787402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843in" svg:height="0.0972in" draw:transform="rotate (-1.5707963267949) translate (0.175590551181102in 0.433070866141732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4" draw:text-style-name="P1" svg:width="0.0843in" svg:height="0.0972in" draw:transform="rotate (-1.5707963267949) translate (0.169291338582677in 0.607874015748032in)">
                <text:p/>
                <draw:enhanced-geometry svg:viewBox="0 0 21600 21600" draw:mirror-horizontal="false" draw:mirror-vertical="false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5" draw:text-style-name="P1" svg:width="0.078in" svg:height="0.6598in" svg:x="0.0437in" svg:y="0.0035in">
                <text:p/>
                <draw:enhanced-geometry svg:viewBox="0 0 21600 21600" draw:mirror-horizontal="false" draw:mirror-vertical="false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240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62"/>
          <table:covered-table-cell table:style-name="ce520"/>
          <table:table-cell table:style-name="ce530"/>
          <table:table-cell table:style-name="ce55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92"/>
          <table:table-cell table:style-name="ce679" table:formula="of:=IF([.F$43]=1;&quot;ddd&quot;;DEC2HEX((((((([.G44]*32+[.I44])*2+[.N44])*2+[.O44])*2+[.P44])*4+[.Q44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92" office:value-type="string" calcext:value-type="string" table:number-columns-spanned="12" table:number-rows-spanned="1">
            <text:p>sss</text:p>
          </table:table-cell>
          <table:covered-table-cell table:number-columns-repeated="11" table:style-name="ce740"/>
          <table:table-cell table:style-name="ce760"/>
          <table:table-cell table:style-name="ce592" table:formula="of:=CONCATENATE(&quot;[&quot;;DEC2HEX(([.V44]*2+[.W44])*8+[.X44];2);[.AA44];[.AM44];&quot;]&quot;)" office:value-type="string" office:string-value="[1Adddsss]" calcext:value-type="string">
            <text:p>[1Adddsss]</text:p>
          </table:table-cell>
          <table:table-cell table:style-name="ce795" office:value-type="string" calcext:value-type="string">
            <text:p>Data (0-8 bytes) 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16"/>
          <table:table-cell table:style-name="ce160" office:value-type="string" calcext:value-type="string">
            <text:p><text:s text:c="6"/>CAN-Datagram Content (first frame)</text:p>
          </table:table-cell>
          <table:table-cell table:style-name="ce240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45"/>
          <table:covered-table-cell table:style-name="ce520"/>
          <table:table-cell table:style-name="ce531"/>
          <table:table-cell table:style-name="ce55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92"/>
          <table:table-cell table:style-name="ce679" table:formula="of:=IF([.F$43]=1;&quot;ddd&quot;;DEC2HEX((((((([.G45]*32+[.I45])*2+[.N45])*2+[.O45])*2+[.P45])*4+[.Q45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92" office:value-type="string" calcext:value-type="string" table:number-columns-spanned="12" table:number-rows-spanned="1">
            <text:p>sss</text:p>
          </table:table-cell>
          <table:covered-table-cell table:number-columns-repeated="11" table:style-name="ce740"/>
          <table:table-cell table:style-name="ce760"/>
          <table:table-cell table:style-name="ce592" table:formula="of:=CONCATENATE(&quot;[&quot;;DEC2HEX(([.V45]*2+[.W45])*8+[.X45];2);[.AA45];[.AM45];&quot;]&quot;)" office:value-type="string" office:string-value="[1Bdddsss]" calcext:value-type="string">
            <text:p>[1Bdddsss]</text:p>
          </table:table-cell>
          <table:table-cell table:style-name="ce795" office:value-type="string" calcext:value-type="string">
            <text:p>Data (8 bytes) 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16"/>
          <table:table-cell table:style-name="ce159" office:value-type="string" calcext:value-type="string">
            <text:p><text:s text:c="6"/>CAN-Datagram Content (middle frame)</text:p>
          </table:table-cell>
          <table:table-cell table:style-name="ce240" office:value-type="string" calcext:value-type="string" table:number-columns-spanned="18" table:number-rows-spanned="1">
            <text:p>“</text:p>
          </table:table-cell>
          <table:covered-table-cell table:number-columns-repeated="15" table:style-name="ce315"/>
          <table:covered-table-cell table:style-name="ce162"/>
          <table:covered-table-cell table:style-name="ce520"/>
          <table:table-cell table:style-name="ce530"/>
          <table:table-cell table:style-name="ce553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92"/>
          <table:table-cell table:style-name="ce679" table:formula="of:=IF([.F$43]=1;&quot;ddd&quot;;DEC2HEX((((((([.G46]*32+[.I46])*2+[.N46])*2+[.O46])*2+[.P46])*4+[.Q46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1"/>
          <table:table-cell table:style-name="ce592" office:value-type="string" calcext:value-type="string" table:number-columns-spanned="12" table:number-rows-spanned="1">
            <text:p>sss</text:p>
          </table:table-cell>
          <table:covered-table-cell table:number-columns-repeated="11" table:style-name="ce740"/>
          <table:table-cell table:style-name="ce760"/>
          <table:table-cell table:style-name="ce592" table:formula="of:=CONCATENATE(&quot;[&quot;;DEC2HEX(([.V46]*2+[.W46])*8+[.X46];2);[.AA46];[.AM46];&quot;]&quot;)" office:value-type="string" office:string-value="[1Cdddsss]" calcext:value-type="string">
            <text:p>[1Cdddsss]</text:p>
          </table:table-cell>
          <table:table-cell table:style-name="ce795" office:value-type="string" calcext:value-type="string">
            <text:p>Data (8 bytes) 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16"/>
          <table:table-cell table:style-name="ce161" office:value-type="string" calcext:value-type="string">
            <text:p><text:s text:c="6"/>CAN-Datagram Content (last frame)</text:p>
          </table:table-cell>
          <table:table-cell table:style-name="ce242" office:value-type="string" calcext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521"/>
          <table:table-cell table:style-name="ce530"/>
          <table:table-cell table:style-name="ce554" office:value-type="float" office:value="1" calcext:value-type="float">
            <text:p>1</text:p>
          </table:table-cell>
          <table:table-cell table:style-name="ce593" office:value-type="float" office:value="1" calcext:value-type="float">
            <text:p>1</text:p>
          </table:table-cell>
          <table:table-cell table:style-name="ce59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93"/>
          <table:table-cell table:style-name="ce680" table:formula="of:=IF([.F$43]=1;&quot;ddd&quot;;DEC2HEX((((((([.G47]*32+[.I47])*2+[.N47])*2+[.O47])*2+[.P47])*4+[.Q47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292"/>
          <table:table-cell table:style-name="ce593" office:value-type="string" calcext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761"/>
          <table:table-cell table:style-name="ce592" table:formula="of:=CONCATENATE(&quot;[&quot;;DEC2HEX(([.V47]*2+[.W47])*8+[.X47];2);[.AA47];[.AM47];&quot;]&quot;)" office:value-type="string" office:string-value="[1Ddddsss]" calcext:value-type="string">
            <text:p>[1Ddddsss]</text:p>
          </table:table-cell>
          <table:table-cell table:style-name="ce796" office:value-type="string" calcext:value-type="string">
            <text:p>Data (1-8 bytes) 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16"/>
          <table:table-cell table:style-name="ce162" office:value-type="string" calcext:value-type="string">
            <text:p>Datagram Received OK</text:p>
            <draw:line table:end-cell-address="Headers.B62" table:end-x="1.9075in" table:end-y="0.0122in" draw:z-index="14" draw:style-name="gr6" draw:text-style-name="P2" svg:x1="1.9075in" svg:y1="0.0476in" svg:x2="1.5661in" svg:y2="2.4035in">
              <text:p/>
            </draw:line>
          </table:table-cell>
          <table:table-cell table:style-name="ce243" office:value-type="float" office:value="0" calcext:value-type="float">
            <text:p>0</text:p>
          </table:table-cell>
          <table:table-cell table:number-columns-repeated="3" table:style-name="ce315" office:value-type="float" office:value="0" calcext:value-type="float">
            <text:p>0</text:p>
          </table:table-cell>
          <table:table-cell table:style-name="ce315" office:value-type="float" office:value="2" calcext:value-type="float" table:number-columns-spanned="2" table:number-rows-spanned="1">
            <text:p>2</text:p>
          </table:table-cell>
          <table:covered-table-cell table:style-name="ce315"/>
          <table:table-cell table:style-name="ce315" office:value-type="float" office:value="17" calcext:value-type="float" table:number-columns-spanned="5" table:number-rows-spanned="1">
            <text:p>17</text:p>
          </table:table-cell>
          <table:covered-table-cell table:number-columns-repeated="4" table:style-name="ce315"/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table:number-columns-spanned="2" table:number-rows-spanned="1"/>
          <table:covered-table-cell table:style-name="ce315"/>
          <table:table-cell table:style-name="ce162"/>
          <table:table-cell table:style-name="ce492" table:formula="of:=DEC2HEX((((((((([.C48]*2+[.D48])*2+[.E48])*2+[.F48])*4+[.G48])*32+[.I48])*2+[.N48])*2+[.O48])*2+[.P48])*4+[.Q48];4)" office:value-type="string" office:string-value="0A28" calcext:value-type="string">
            <text:p>0A28</text:p>
          </table:table-cell>
          <table:table-cell table:style-name="ce530"/>
          <table:table-cell table:style-name="ce555" office:value-type="float" office:value="1" calcext:value-type="float">
            <text:p>1</text:p>
          </table:table-cell>
          <table:table-cell table:style-name="ce592" office:value-type="float" office:value="1" calcext:value-type="float">
            <text:p>1</text:p>
          </table:table-cell>
          <table:table-cell table:style-name="ce59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2"/>
          <table:table-cell table:style-name="ce681" table:formula="of:=IF([.F48]=1;&quot;ddd&quot;;DEC2HEX((((((([.G48]*32+[.I48])*2+[.N48])*2+[.O48])*2+[.P48])*4+[.Q48]));3))" office:value-type="string" office:string-value="A28" calcext:value-type="string" table:number-columns-spanned="12" table:number-rows-spanned="1">
            <text:p>A28</text:p>
          </table:table-cell>
          <table:covered-table-cell table:number-columns-repeated="11" table:style-name="ce647"/>
          <table:table-cell table:style-name="ce592" office:value-type="string" calcext:value-type="string" table:number-columns-spanned="12" table:number-rows-spanned="1">
            <text:p>sss</text:p>
          </table:table-cell>
          <table:covered-table-cell table:number-columns-repeated="11" table:style-name="ce740"/>
          <table:table-cell table:style-name="ce760"/>
          <table:table-cell table:style-name="ce592" table:formula="of:=CONCATENATE(&quot;[&quot;;DEC2HEX(([.V48]*2+[.W48])*8+[.X48];2);[.AA48];[.AM48];&quot;]&quot;)" office:value-type="string" office:string-value="[19A28sss]" calcext:value-type="string">
            <text:p>[19A28sss]</text:p>
          </table:table-cell>
          <table:table-cell table:style-name="ce797" office:value-type="string" calcext:value-type="string">
            <text:p>fddd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covered-table-cell table:style-name="ce61"/>
          <table:table-cell table:style-name="ce163" office:value-type="string" calcext:value-type="string">
            <text:p>Datagram Rejected</text:p>
          </table:table-cell>
          <table:table-cell table:style-name="ce244" office:value-type="float" office:value="0" calcext:value-type="float">
            <text:p>0</text:p>
          </table:table-cell>
          <table:table-cell table:number-columns-repeated="3" table:style-name="ce252" office:value-type="float" office:value="0" calcext:value-type="float">
            <text:p>0</text:p>
          </table:table-cell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252"/>
          <table:table-cell table:style-name="ce252" office:value-type="float" office:value="18" calcext:value-type="float" table:number-columns-spanned="5" table:number-rows-spanned="1">
            <text:p>18</text:p>
          </table:table-cell>
          <table:covered-table-cell table:number-columns-repeated="4" table:style-name="ce252"/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number-columns-spanned="2" table:number-rows-spanned="1"/>
          <table:covered-table-cell table:style-name="ce252"/>
          <table:table-cell table:style-name="ce163"/>
          <table:table-cell table:style-name="ce493" table:formula="of:=DEC2HEX((((((((([.C49]*2+[.D49])*2+[.E49])*2+[.F49])*4+[.G49])*32+[.I49])*2+[.N49])*2+[.O49])*2+[.P49])*4+[.Q49];4)" office:value-type="string" office:string-value="0A48" calcext:value-type="string">
            <text:p>0A48</text:p>
          </table:table-cell>
          <table:table-cell table:style-name="ce530"/>
          <table:table-cell table:style-name="ce556" office:value-type="float" office:value="1" calcext:value-type="float">
            <text:p>1</text:p>
          </table:table-cell>
          <table:table-cell table:style-name="ce594" office:value-type="float" office:value="1" calcext:value-type="float">
            <text:p>1</text:p>
          </table:table-cell>
          <table:table-cell table:style-name="ce59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82" table:formula="of:=IF([.F49]=1;&quot;ddd&quot;;DEC2HEX((((((([.G49]*32+[.I49])*2+[.N49])*2+[.O49])*2+[.P49])*4+[.Q49]));3))" office:value-type="string" office:string-value="A48" calcext:value-type="string" table:number-columns-spanned="12" table:number-rows-spanned="1">
            <text:p>A48</text:p>
          </table:table-cell>
          <table:covered-table-cell table:number-columns-repeated="11" table:style-name="ce648"/>
          <table:table-cell table:style-name="ce594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762"/>
          <table:table-cell table:style-name="ce592" table:formula="of:=CONCATENATE(&quot;[&quot;;DEC2HEX(([.V49]*2+[.W49])*8+[.X49];2);[.AA49];[.AM49];&quot;]&quot;)" office:value-type="string" office:string-value="[19A48sss]" calcext:value-type="string">
            <text:p>[19A48sss]</text:p>
          </table:table-cell>
          <table:table-cell table:style-name="ce803" office:value-type="string" calcext:value-type="string">
            <text:p>fddd, error code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5">
            <text:p>Stream</text:p>
          </table:table-cell>
          <table:table-cell table:style-name="ce164" office:value-type="string" calcext:value-type="string">
            <text:p>Stream Initiate Request</text:p>
          </table:table-cell>
          <table:table-cell table:style-name="ce237" office:value-type="float" office:value="0" calcext:value-type="float">
            <text:p>0</text:p>
          </table:table-cell>
          <table:table-cell table:number-columns-repeated="3" table:style-name="ce311" office:value-type="float" office:value="0" calcext:value-type="float">
            <text:p>0</text:p>
          </table:table-cell>
          <table:table-cell table:style-name="ce311" office:value-type="float" office:value="3" calcext:value-type="float" table:number-columns-spanned="2" table:number-rows-spanned="1">
            <text:p>3</text:p>
          </table:table-cell>
          <table:covered-table-cell table:style-name="ce311"/>
          <table:table-cell table:style-name="ce311" office:value-type="float" office:value="6" calcext:value-type="float" table:number-columns-spanned="5" table:number-rows-spanned="1">
            <text:p>6</text:p>
          </table:table-cell>
          <table:covered-table-cell table:number-columns-repeated="4" table:style-name="ce311"/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table:number-columns-spanned="2" table:number-rows-spanned="1"/>
          <table:covered-table-cell table:style-name="ce311"/>
          <table:table-cell table:style-name="ce164"/>
          <table:table-cell table:style-name="ce487" table:formula="of:=DEC2HEX((((((((([.C50]*2+[.D50])*2+[.E50])*2+[.F50])*4+[.G50])*32+[.I50])*2+[.N50])*2+[.O50])*2+[.P50])*4+[.Q50];4)" office:value-type="string" office:string-value="0CC8" calcext:value-type="string">
            <text:p>0CC8</text:p>
          </table:table-cell>
          <table:table-cell table:style-name="ce532"/>
          <table:table-cell table:style-name="ce550" office:value-type="float" office:value="1" calcext:value-type="float">
            <text:p>1</text:p>
          </table:table-cell>
          <table:table-cell table:style-name="ce582" office:value-type="float" office:value="1" calcext:value-type="float">
            <text:p>1</text:p>
          </table:table-cell>
          <table:table-cell table:style-name="ce582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82"/>
          <table:table-cell table:style-name="ce683" table:formula="of:=IF([.F50]=1;&quot;ddd&quot;;DEC2HEX((((((([.G50]*32+[.I50])*2+[.N50])*2+[.O50])*2+[.P50])*4+[.Q50]));3))" office:value-type="string" office:string-value="CC8" calcext:value-type="string" table:number-columns-spanned="12" table:number-rows-spanned="1">
            <text:p>CC8</text:p>
          </table:table-cell>
          <table:covered-table-cell table:number-columns-repeated="11" table:style-name="ce649"/>
          <table:table-cell table:style-name="ce582" office:value-type="string" calcext:value-type="string" table:number-columns-spanned="12" table:number-rows-spanned="1">
            <text:p>sss</text:p>
          </table:table-cell>
          <table:covered-table-cell table:number-columns-repeated="11" table:style-name="ce288"/>
          <table:table-cell table:style-name="ce757"/>
          <table:table-cell table:style-name="ce546" table:formula="of:=CONCATENATE(&quot;[&quot;;DEC2HEX(([.V50]*2+[.W50])*8+[.X50];2);[.AA50];[.AM50];&quot;]&quot;)" office:value-type="string" office:string-value="[19CC8sss]" calcext:value-type="string">
            <text:p>[19CC8sss]</text:p>
          </table:table-cell>
          <table:table-cell table:style-name="ce787" office:value-type="string" calcext:value-type="string">
            <text:p>fddd, buffer size, srcSID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covered-table-cell table:style-name="ce17"/>
          <table:table-cell table:style-name="ce165" office:value-type="string" calcext:value-type="string">
            <text:p>Stream Initiate Reply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233"/>
          <table:table-cell table:style-name="ce233" office:value-type="float" office:value="3" calcext:value-type="float" table:number-columns-spanned="5" table:number-rows-spanned="1">
            <text:p>3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165"/>
          <table:table-cell table:style-name="ce494" table:formula="of:=DEC2HEX((((((((([.C51]*2+[.D51])*2+[.E51])*2+[.F51])*4+[.G51])*32+[.I51])*2+[.N51])*2+[.O51])*2+[.P51])*4+[.Q51];4)" office:value-type="string" office:string-value="0868" calcext:value-type="string">
            <text:p>0868</text:p>
          </table:table-cell>
          <table:table-cell table:style-name="ce532"/>
          <table:table-cell table:style-name="ce55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84" table:formula="of:=IF([.F51]=1;&quot;ddd&quot;;DEC2HEX((((((([.G51]*32+[.I51])*2+[.N51])*2+[.O51])*2+[.P51])*4+[.Q51]));3))" office:value-type="string" office:string-value="868" calcext:value-type="string" table:number-columns-spanned="12" table:number-rows-spanned="1">
            <text:p>868</text:p>
          </table:table-cell>
          <table:covered-table-cell table:number-columns-repeated="11" table:style-name="ce650"/>
          <table:table-cell table:style-name="ce546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54"/>
          <table:table-cell table:style-name="ce546" table:formula="of:=CONCATENATE(&quot;[&quot;;DEC2HEX(([.V51]*2+[.W51])*8+[.X51];2);[.AA51];[.AM51];&quot;]&quot;)" office:value-type="string" office:string-value="[19868sss]" calcext:value-type="string">
            <text:p>[19868sss]</text:p>
          </table:table-cell>
          <table:table-cell table:style-name="ce783" office:value-type="string" calcext:value-type="string">
            <text:p>fddd, buffer size, srcSID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covered-table-cell table:style-name="ce17"/>
          <table:table-cell table:style-name="ce165" office:value-type="string" calcext:value-type="string">
            <text:p>Stream Data Send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2"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3" calcext:value-type="float" table:number-columns-spanned="2" table:number-rows-spanned="1">
            <text:p>3</text:p>
          </table:table-cell>
          <table:covered-table-cell table:style-name="ce233"/>
          <table:table-cell table:style-name="ce233" office:value-type="float" office:value="28" calcext:value-type="float" table:number-columns-spanned="5" table:number-rows-spanned="1">
            <text:p>28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165"/>
          <table:table-cell table:style-name="ce494" table:formula="of:=DEC2HEX((((((((([.C52]*2+[.D52])*2+[.E52])*2+[.F52])*4+[.G52])*32+[.I52])*2+[.N52])*2+[.O52])*2+[.P52])*4+[.Q52];4)" office:value-type="string" office:string-value="1F88" calcext:value-type="string">
            <text:p>1F88</text:p>
          </table:table-cell>
          <table:table-cell table:style-name="ce532"/>
          <table:table-cell table:style-name="ce55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46"/>
          <table:table-cell table:style-name="ce685" table:formula="of:=IF([.F52]=1;&quot;ddd&quot;;DEC2HEX((((((([.G52]*32+[.I52])*2+[.N52])*2+[.O52])*2+[.P52])*4+[.Q52]));3))" office:value-type="string" office:string-value="ddd" calcext:value-type="string" table:number-columns-spanned="12" table:number-rows-spanned="1">
            <text:p>ddd</text:p>
          </table:table-cell>
          <table:covered-table-cell table:number-columns-repeated="11" table:style-name="ce651"/>
          <table:table-cell table:style-name="ce546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54"/>
          <table:table-cell table:style-name="ce546" table:formula="of:=CONCATENATE(&quot;[&quot;;DEC2HEX(([.V52]*2+[.W52])*8+[.X52];2);[.AA52];[.AM52];&quot;]&quot;)" office:value-type="string" office:string-value="[1Fdddsss]" calcext:value-type="string">
            <text:p>[1Fdddsss]</text:p>
          </table:table-cell>
          <table:table-cell table:style-name="ce783" office:value-type="string" calcext:value-type="string">
            <text:p>Data (0-8 bytes)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covered-table-cell table:style-name="ce17"/>
          <table:table-cell table:style-name="ce165" office:value-type="string" calcext:value-type="string">
            <text:p>Stream Data Proceed</text:p>
          </table:table-cell>
          <table:table-cell table:style-name="ce245" office:value-type="float" office:value="0" calcext:value-type="float">
            <text:p>0</text:p>
          </table:table-cell>
          <table:table-cell table:number-columns-repeated="3" table:style-name="ce233" office:value-type="float" office:value="0" calcext:value-type="float">
            <text:p>0</text:p>
          </table:table-cell>
          <table:table-cell table:style-name="ce233" office:value-type="float" office:value="2" calcext:value-type="float" table:number-columns-spanned="2" table:number-rows-spanned="1">
            <text:p>2</text:p>
          </table:table-cell>
          <table:covered-table-cell table:style-name="ce233"/>
          <table:table-cell table:style-name="ce233" office:value-type="float" office:value="4" calcext:value-type="float" table:number-columns-spanned="5" table:number-rows-spanned="1">
            <text:p>4</text:p>
          </table:table-cell>
          <table:covered-table-cell table:number-columns-repeated="4" table:style-name="ce233"/>
          <table:table-cell table:style-name="ce233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float" office:value="0" calcext:value-type="float">
            <text:p>0</text:p>
          </table:table-cell>
          <table:table-cell table:style-name="ce233" table:number-columns-spanned="2" table:number-rows-spanned="1"/>
          <table:covered-table-cell table:style-name="ce233"/>
          <table:table-cell table:style-name="ce165"/>
          <table:table-cell table:style-name="ce494" table:formula="of:=DEC2HEX((((((((([.C53]*2+[.D53])*2+[.E53])*2+[.F53])*4+[.G53])*32+[.I53])*2+[.N53])*2+[.O53])*2+[.P53])*4+[.Q53];4)" office:value-type="string" office:string-value="0888" calcext:value-type="string">
            <text:p>0888</text:p>
          </table:table-cell>
          <table:table-cell table:style-name="ce532"/>
          <table:table-cell table:style-name="ce557" office:value-type="float" office:value="1" calcext:value-type="float">
            <text:p>1</text:p>
          </table:table-cell>
          <table:table-cell table:style-name="ce546" office:value-type="float" office:value="1" calcext:value-type="float">
            <text:p>1</text:p>
          </table:table-cell>
          <table:table-cell table:style-name="ce54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46"/>
          <table:table-cell table:style-name="ce686" table:formula="of:=IF([.F53]=1;&quot;ddd&quot;;DEC2HEX((((((([.G53]*32+[.I53])*2+[.N53])*2+[.O53])*2+[.P53])*4+[.Q53]));3))" office:value-type="string" office:string-value="888" calcext:value-type="string" table:number-columns-spanned="12" table:number-rows-spanned="1">
            <text:p>888</text:p>
          </table:table-cell>
          <table:covered-table-cell table:number-columns-repeated="11" table:style-name="ce651"/>
          <table:table-cell table:style-name="ce546" office:value-type="string" calcext:value-type="string" table:number-columns-spanned="12" table:number-rows-spanned="1">
            <text:p>sss</text:p>
          </table:table-cell>
          <table:covered-table-cell table:number-columns-repeated="11" table:style-name="ce284"/>
          <table:table-cell table:style-name="ce754"/>
          <table:table-cell table:style-name="ce546" table:formula="of:=CONCATENATE(&quot;[&quot;;DEC2HEX(([.V53]*2+[.W53])*8+[.X53];2);[.AA53];[.AM53];&quot;]&quot;)" office:value-type="string" office:string-value="[19888sss]" calcext:value-type="string">
            <text:p>[19888sss]</text:p>
          </table:table-cell>
          <table:table-cell table:style-name="ce783" office:value-type="string" calcext:value-type="string">
            <text:p>fddd, srcSID, dstSID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covered-table-cell table:style-name="ce13"/>
          <table:table-cell table:style-name="ce166" office:value-type="string" calcext:value-type="string">
            <text:p>Stream Data Complete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3" table:style-name="ce318" office:value-type="float" office:value="0" calcext:value-type="float">
            <text:p>0</text:p>
          </table:table-cell>
          <table:table-cell table:style-name="ce318" office:value-type="float" office:value="2" calcext:value-type="float" table:number-columns-spanned="2" table:number-rows-spanned="1">
            <text:p>2</text:p>
          </table:table-cell>
          <table:covered-table-cell table:style-name="ce318"/>
          <table:table-cell table:style-name="ce318" office:value-type="float" office:value="5" calcext:value-type="float" table:number-columns-spanned="5" table:number-rows-spanned="1">
            <text:p>5</text:p>
          </table:table-cell>
          <table:covered-table-cell table:number-columns-repeated="4" table:style-name="ce318"/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0" calcext:value-type="float">
            <text:p>0</text:p>
          </table:table-cell>
          <table:table-cell table:style-name="ce318" table:number-columns-spanned="2" table:number-rows-spanned="1"/>
          <table:covered-table-cell table:style-name="ce318"/>
          <table:table-cell table:style-name="ce166"/>
          <table:table-cell table:style-name="ce495" table:formula="of:=DEC2HEX((((((((([.C54]*2+[.D54])*2+[.E54])*2+[.F54])*4+[.G54])*32+[.I54])*2+[.N54])*2+[.O54])*2+[.P54])*4+[.Q54];4)" office:value-type="string" office:string-value="08A8" calcext:value-type="string">
            <text:p>08A8</text:p>
          </table:table-cell>
          <table:table-cell table:style-name="ce532"/>
          <table:table-cell table:style-name="ce558" office:value-type="float" office:value="1" calcext:value-type="float">
            <text:p>1</text:p>
          </table:table-cell>
          <table:table-cell table:style-name="ce595" office:value-type="float" office:value="1" calcext:value-type="float">
            <text:p>1</text:p>
          </table:table-cell>
          <table:table-cell table:style-name="ce59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96"/>
          <table:table-cell table:style-name="ce687" table:formula="of:=IF([.F54]=1;&quot;ddd&quot;;DEC2HEX((((((([.G54]*32+[.I54])*2+[.N54])*2+[.O54])*2+[.P54])*4+[.Q54]));3))" office:value-type="string" office:string-value="8A8" calcext:value-type="string" table:number-columns-spanned="12" table:number-rows-spanned="1">
            <text:p>8A8</text:p>
          </table:table-cell>
          <table:covered-table-cell table:number-columns-repeated="11" table:style-name="ce652"/>
          <table:table-cell table:style-name="ce595" office:value-type="string" calcext:value-type="string" table:number-columns-spanned="12" table:number-rows-spanned="1">
            <text:p>sss</text:p>
          </table:table-cell>
          <table:covered-table-cell table:number-columns-repeated="11" table:style-name="ce298"/>
          <table:table-cell table:style-name="ce763"/>
          <table:table-cell table:style-name="ce546" table:formula="of:=CONCATENATE(&quot;[&quot;;DEC2HEX(([.V54]*2+[.W54])*8+[.X54];2);[.AA54];[.AM54];&quot;]&quot;)" office:value-type="string" office:string-value="[198A8sss]" calcext:value-type="string">
            <text:p>[198A8sss]</text:p>
            <draw:ellipse table:end-cell-address="Headers.BA55" table:end-x="0.2673in" table:end-y="0.0492in" draw:z-index="11" draw:style-name="gr7" draw:text-style-name="P3" svg:width="0.3083in" svg:height="0.2075in" svg:x="0.7701in" svg:y="0.0193in">
              <text:p/>
            </draw:ellipse>
          </table:table-cell>
          <table:table-cell table:style-name="ce804" office:value-type="string" calcext:value-type="string">
            <text:p>fddd, srcSID, dstSID, { len }</text:p>
          </table:table-cell>
          <table:table-cell table:style-name="ce808" table:number-columns-repeated="969"/>
          <table:table-cell table:style-name="ce815" table:number-columns-repeated="2"/>
        </table:table-row>
        <table:table-row table:style-name="ro1">
          <table:table-cell table:style-name="ce86" office:value-type="string" calcext:value-type="string">
            <text:p>Extra</text:p>
          </table:table-cell>
          <table:table-cell table:style-name="ce167" office:value-type="string" calcext:value-type="string">
            <text:p>Node number Allocate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style-name="ce250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5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5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number-columns-repeated="3" table:style-name="ce250" office:value-type="float" office:value="0" calcext:value-type="float">
            <text:p>0</text:p>
          </table:table-cell>
          <table:table-cell table:style-name="ce250" table:number-columns-spanned="2" table:number-rows-spanned="1"/>
          <table:covered-table-cell table:style-name="ce299"/>
          <table:table-cell table:style-name="ce167"/>
          <table:table-cell table:style-name="ce496" table:formula="of:=DEC2HEX((((((((([.C55]*2+[.D55])*2+[.E55])*2+[.F55])*4+[.G55])*32+[.I55])*2+[.N55])*2+[.O55])*2+[.P55])*4+[.Q55];4)" office:value-type="string" office:string-value="2000" calcext:value-type="string">
            <text:p>2000</text:p>
          </table:table-cell>
          <table:table-cell table:style-name="ce533"/>
          <table:table-cell table:style-name="ce559" office:value-type="float" office:value="1" calcext:value-type="float">
            <text:p>1</text:p>
          </table:table-cell>
          <table:table-cell table:style-name="ce599" office:value-type="float" office:value="1" calcext:value-type="float">
            <text:p>1</text:p>
          </table:table-cell>
          <table:table-cell table:style-name="ce62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05"/>
          <table:table-cell table:style-name="ce688" table:formula="of:=IF([.F55]=1;&quot;ddd&quot;;DEC2HEX((((((([.G55]*32+[.I55])*2+[.N55])*2+[.O55])*2+[.P55])*4+[.Q55]));3))" office:value-type="string" office:string-value="000" calcext:value-type="string" table:number-columns-spanned="12" table:number-rows-spanned="1">
            <text:p>000</text:p>
          </table:table-cell>
          <table:covered-table-cell table:number-columns-repeated="11" table:style-name="ce653"/>
          <table:table-cell table:style-name="ce726" office:value-type="string" calcext:value-type="string" table:number-columns-spanned="12" table:number-rows-spanned="1">
            <text:p>sss</text:p>
          </table:table-cell>
          <table:covered-table-cell table:number-columns-repeated="11" table:style-name="ce299"/>
          <table:table-cell table:style-name="ce764"/>
          <table:table-cell table:style-name="ce772" table:formula="of:=CONCATENATE(&quot;[&quot;;DEC2HEX(([.V55]*2+[.W55])*8+[.X55];2);[.AA55];[.AM55];&quot;]&quot;)" office:value-type="string" office:string-value="[19000sss]" calcext:value-type="string">
            <text:p>[19000sss]</text:p>
            <draw:line table:end-cell-address="Headers.AZ62" table:end-x="0.8087in" table:end-y="0.1378in" draw:z-index="0" draw:style-name="gr8" draw:text-style-name="P2" svg:x1="0.3665in" svg:y1="1.285in" svg:x2="0.8087in" svg:y2="0.0339in">
              <text:p/>
            </draw:line>
          </table:table-cell>
          <table:table-cell table:style-name="ce805" office:value-type="string" calcext:value-type="string">
            <text:p>not carried on CAN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86"/>
          <table:table-cell table:style-name="ce163" office:value-type="string" calcext:value-type="string">
            <office:annotation draw:style-name="gr20" draw:text-style-name="P5" svg:width="1.9295in" svg:height="0.3902in" svg:x="3.0008in" svg:y="9.3016in" draw:caption-point-x="-0.2295in" draw:caption-point-y="1.3142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252"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252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252" office:value-type="float" office:value="0" calcext:value-type="float">
            <text:p>0</text:p>
          </table:table-cell>
          <table:table-cell table:style-name="ce252" table:number-columns-spanned="2" table:number-rows-spanned="1"/>
          <table:covered-table-cell table:style-name="ce127"/>
          <table:table-cell table:style-name="ce163"/>
          <table:table-cell table:style-name="ce493" table:formula="of:=DEC2HEX((((((((([.C56]*2+[.D56])*2+[.E56])*2+[.F56])*4+[.G56])*32+[.I56])*2+[.N56])*2+[.O56])*2+[.P56])*4+[.Q56];4)" office:value-type="string" office:string-value="2020" calcext:value-type="string">
            <text:p>2020</text:p>
          </table:table-cell>
          <table:table-cell table:style-name="ce163"/>
          <table:table-cell table:style-name="ce560" office:value-type="float" office:value="1" calcext:value-type="float">
            <text:p>1</text:p>
          </table:table-cell>
          <table:table-cell table:style-name="ce600" office:value-type="float" office:value="1" calcext:value-type="float">
            <text:p>1</text:p>
          </table:table-cell>
          <table:table-cell table:style-name="ce62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47"/>
          <table:table-cell table:style-name="ce689" table:formula="of:=IF([.F56]=1;&quot;ddd&quot;;DEC2HEX((((((([.G56]*32+[.I56])*2+[.N56])*2+[.O56])*2+[.P56])*4+[.Q56]));3))" office:value-type="string" office:string-value="020" calcext:value-type="string" table:number-columns-spanned="12" table:number-rows-spanned="1">
            <text:p>020</text:p>
          </table:table-cell>
          <table:covered-table-cell table:number-columns-repeated="11" table:style-name="ce654"/>
          <table:table-cell table:style-name="ce727" office:value-type="string" calcext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762"/>
          <table:table-cell table:style-name="ce772" table:formula="of:=CONCATENATE(&quot;[&quot;;DEC2HEX(([.V56]*2+[.W56])*8+[.X56];2);[.AA56];[.AM56];&quot;]&quot;)" office:value-type="string" office:string-value="[19020sss]" calcext:value-type="string">
            <text:p>[19020sss]</text:p>
          </table:table-cell>
          <table:table-cell table:style-name="ce806" office:value-type="string" calcext:value-type="string">
            <text:p>(Still under discussion)</text:p>
          </table:table-cell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86"/>
          <table:table-cell table:style-name="ce167" office:value-type="string" calcext:value-type="string">
            <text:p>Reserved for MTI Expansion</text:p>
          </table:table-cell>
          <table:table-cell table:style-name="ce250" table:number-columns-repeated="4"/>
          <table:table-cell table:style-name="ce250" office:value-type="float" office:value="0" calcext:value-type="float" table:number-columns-spanned="2" table:number-rows-spanned="1">
            <text:p>0</text:p>
          </table:table-cell>
          <table:covered-table-cell table:style-name="ce299"/>
          <table:table-cell table:style-name="ce25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0" table:number-columns-repeated="4"/>
          <table:table-cell table:style-name="ce299"/>
          <table:table-cell table:style-name="ce167"/>
          <table:table-cell table:style-name="ce496"/>
          <table:table-cell table:style-name="ce533"/>
          <table:table-cell table:style-name="ce559"/>
          <table:table-cell table:style-name="ce599"/>
          <table:table-cell table:style-name="ce632"/>
          <table:table-cell table:style-name="ce605" table:number-columns-repeated="2"/>
          <table:table-cell table:style-name="ce690"/>
          <table:table-cell table:style-name="ce713" table:number-columns-repeated="11"/>
          <table:table-cell table:style-name="ce728"/>
          <table:table-cell table:style-name="ce299" table:number-columns-repeated="11"/>
          <table:table-cell table:style-name="ce764"/>
          <table:table-cell table:style-name="ce772"/>
          <table:table-cell table:style-name="ce805"/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86"/>
          <table:table-cell table:style-name="ce167" office:value-type="string" calcext:value-type="string">
            <text:p>Reserved for MTI Expansion</text:p>
          </table:table-cell>
          <table:table-cell table:style-name="ce250" table:number-columns-repeated="4"/>
          <table:table-cell table:style-name="ce250" office:value-type="float" office:value="1" calcext:value-type="float" table:number-columns-spanned="2" table:number-rows-spanned="1">
            <text:p>1</text:p>
          </table:table-cell>
          <table:covered-table-cell table:style-name="ce299"/>
          <table:table-cell table:style-name="ce25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0" table:number-columns-repeated="4"/>
          <table:table-cell table:style-name="ce299"/>
          <table:table-cell table:style-name="ce167"/>
          <table:table-cell table:style-name="ce496"/>
          <table:table-cell table:style-name="ce533"/>
          <table:table-cell table:style-name="ce559"/>
          <table:table-cell table:style-name="ce599"/>
          <table:table-cell table:style-name="ce632"/>
          <table:table-cell table:style-name="ce605" table:number-columns-repeated="2"/>
          <table:table-cell table:style-name="ce690"/>
          <table:table-cell table:style-name="ce713" table:number-columns-repeated="11"/>
          <table:table-cell table:style-name="ce728"/>
          <table:table-cell table:style-name="ce299" table:number-columns-repeated="11"/>
          <table:table-cell table:style-name="ce764"/>
          <table:table-cell table:style-name="ce772"/>
          <table:table-cell table:style-name="ce805"/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86"/>
          <table:table-cell table:style-name="ce167" office:value-type="string" calcext:value-type="string">
            <text:p>Reserved for MTI Expansion</text:p>
          </table:table-cell>
          <table:table-cell table:style-name="ce250" table:number-columns-repeated="4"/>
          <table:table-cell table:style-name="ce250" office:value-type="float" office:value="2" calcext:value-type="float" table:number-columns-spanned="2" table:number-rows-spanned="1">
            <text:p>2</text:p>
          </table:table-cell>
          <table:covered-table-cell table:style-name="ce299"/>
          <table:table-cell table:style-name="ce25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0" table:number-columns-repeated="4"/>
          <table:table-cell table:style-name="ce299"/>
          <table:table-cell table:style-name="ce167"/>
          <table:table-cell table:style-name="ce496"/>
          <table:table-cell table:style-name="ce533"/>
          <table:table-cell table:style-name="ce559"/>
          <table:table-cell table:style-name="ce599"/>
          <table:table-cell table:style-name="ce632"/>
          <table:table-cell table:style-name="ce605" table:number-columns-repeated="2"/>
          <table:table-cell table:style-name="ce690"/>
          <table:table-cell table:style-name="ce713" table:number-columns-repeated="11"/>
          <table:table-cell table:style-name="ce728"/>
          <table:table-cell table:style-name="ce299" table:number-columns-repeated="11"/>
          <table:table-cell table:style-name="ce764"/>
          <table:table-cell table:style-name="ce772"/>
          <table:table-cell table:style-name="ce805"/>
          <table:table-cell table:style-name="ce810" table:number-columns-repeated="969"/>
          <table:table-cell table:style-name="ce740" table:number-columns-repeated="2"/>
        </table:table-row>
        <table:table-row table:style-name="ro1">
          <table:table-cell table:style-name="ce86"/>
          <table:table-cell table:style-name="ce167" office:value-type="string" calcext:value-type="string">
            <text:p>Reserved for MTI Expansion</text:p>
          </table:table-cell>
          <table:table-cell table:style-name="ce250" table:number-columns-repeated="4"/>
          <table:table-cell table:style-name="ce250" office:value-type="float" office:value="3" calcext:value-type="float" table:number-columns-spanned="2" table:number-rows-spanned="1">
            <text:p>3</text:p>
          </table:table-cell>
          <table:covered-table-cell table:style-name="ce299"/>
          <table:table-cell table:style-name="ce250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99"/>
          <table:table-cell table:style-name="ce250" table:number-columns-repeated="4"/>
          <table:table-cell table:style-name="ce299"/>
          <table:table-cell table:style-name="ce167"/>
          <table:table-cell table:style-name="ce496"/>
          <table:table-cell table:style-name="ce533"/>
          <table:table-cell table:style-name="ce559"/>
          <table:table-cell table:style-name="ce599"/>
          <table:table-cell table:style-name="ce632"/>
          <table:table-cell table:style-name="ce605" table:number-columns-repeated="2"/>
          <table:table-cell table:style-name="ce690"/>
          <table:table-cell table:style-name="ce713" table:number-columns-repeated="11"/>
          <table:table-cell table:style-name="ce728"/>
          <table:table-cell table:style-name="ce299" table:number-columns-repeated="11"/>
          <table:table-cell table:style-name="ce764"/>
          <table:table-cell table:style-name="ce772"/>
          <table:table-cell table:style-name="ce805"/>
          <table:table-cell table:style-name="ce810" table:number-columns-repeated="969"/>
          <table:table-cell table:style-name="ce740" table:number-columns-repeated="2"/>
        </table:table-row>
        <table:table-row table:style-name="ro3">
          <table:table-cell table:style-name="ce92"/>
          <table:table-cell table:style-name="ce168"/>
          <table:table-cell table:style-name="ce253"/>
          <table:table-cell table:style-name="ce319" table:number-columns-repeated="3"/>
          <table:table-cell table:style-name="ce319" table:number-columns-spanned="2" table:number-rows-spanned="1"/>
          <table:covered-table-cell table:style-name="ce319"/>
          <table:table-cell table:style-name="ce319" table:number-columns-spanned="5" table:number-rows-spanned="1"/>
          <table:covered-table-cell table:number-columns-repeated="4" table:style-name="ce319"/>
          <table:table-cell table:style-name="ce319" table:number-columns-repeated="3"/>
          <table:table-cell table:style-name="ce319" table:number-columns-spanned="2" table:number-rows-spanned="1"/>
          <table:covered-table-cell table:style-name="ce319"/>
          <table:table-cell table:style-name="ce467"/>
          <table:table-cell table:style-name="ce497">
            <draw:line table:end-cell-address="Headers.T64" table:end-x="0.2657in" table:end-y="0.1028in" draw:z-index="7" draw:style-name="gr6" draw:text-style-name="P2" svg:x1="0.1406in" svg:y1="0.0173in" svg:x2="0.2657in" svg:y2="0.5386in">
              <text:p/>
            </draw:line>
          </table:table-cell>
          <table:table-cell table:style-name="ce534"/>
          <table:table-cell table:style-name="ce561"/>
          <table:table-cell table:style-name="ce601"/>
          <table:table-cell table:style-name="ce601" table:number-columns-spanned="3" table:number-rows-spanned="1"/>
          <table:covered-table-cell table:number-columns-repeated="2" table:style-name="ce601"/>
          <table:table-cell table:style-name="ce601" table:number-columns-spanned="12" table:number-rows-spanned="1"/>
          <table:covered-table-cell table:number-columns-repeated="11" table:style-name="ce302"/>
          <table:table-cell table:style-name="ce601" table:number-columns-spanned="12" table:number-rows-spanned="1"/>
          <table:covered-table-cell table:number-columns-repeated="11" table:style-name="ce302"/>
          <table:table-cell table:style-name="ce765"/>
          <table:table-cell table:style-name="ce773"/>
          <table:table-cell table:style-name="ce807"/>
          <table:table-cell table:number-columns-repeated="971"/>
        </table:table-row>
        <table:table-row table:style-name="ro1">
          <table:table-cell table:number-columns-repeated="2"/>
          <table:table-cell>
            <draw:custom-shape table:end-cell-address="Headers.W63" table:end-x="0.0776in" table:end-y="0.0512in" draw:z-index="4" draw:style-name="gr9" draw:text-style-name="P3" svg:width="3.3642in" svg:height="0.013in" draw:transform="rotate (1.5707963267949) translate (0.113385826771654in 0.229133858267717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16"/>
          <table:table-cell table:style-name="ce25" table:number-columns-spanned="24" table:number-rows-spanned="1"/>
          <table:covered-table-cell/>
          <table:covered-table-cell>
            <draw:custom-shape table:end-cell-address="Headers.AZ63" table:end-x="0.0882in" table:end-y="0.0756in" draw:z-index="1" draw:style-name="gr10" draw:text-style-name="P3" svg:width="4.4106in" svg:height="0.0307in" draw:transform="rotate (1.5707963267949) translate (0.115748031496063in 0.222834645669291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covered-table-cell>
          <table:covered-table-cell table:number-columns-repeated="4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94" office:value-type="string" calcext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 table:number-columns-repeated="4"/>
          <table:table-cell>
            <draw:custom-shape table:end-cell-address="Headers.I63" table:end-x="0.1189in" table:end-y="0.1469in" draw:z-index="9" draw:style-name="gr11" draw:text-style-name="P3" svg:width="0.3894in" svg:height="0.0315in" draw:transform="rotate (1.5707963267949) translate (0.071259842519685in 0.146850393700787in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3"/>
          <table:table-cell>
            <draw:line table:end-cell-address="Headers.L71" table:end-x="0.1031in" table:end-y="0.0559in" draw:z-index="6" draw:style-name="gr12" draw:text-style-name="P2" svg:x1="0.274in" svg:y1="0.0799in" svg:x2="0.0374in" svg:y2="1.478in">
              <text:p/>
            </draw:line>
          </table:table-cell>
          <table:table-cell table:number-columns-repeated="8"/>
          <table:table-cell table:style-name="ce25"/>
          <table:table-cell table:number-columns-repeated="6"/>
          <table:table-cell table:style-name="Default"/>
          <table:table-cell table:number-columns-repeated="8"/>
          <table:table-cell>
            <draw:line table:end-cell-address="Headers.AL68" table:end-x="0.0126in" table:end-y="0.0047in" draw:z-index="3" draw:style-name="gr12" draw:text-style-name="P2" svg:x1="0.1398in" svg:y1="0.0929in" svg:x2="0.3378in" svg:y2="0.8937in">
              <text:p/>
            </draw:line>
          </table:table-cell>
          <table:table-cell table:number-columns-repeated="10"/>
          <table:table-cell table:style-name="ce744" office:value-type="string" calcext:value-type="string" table:number-columns-spanned="4" table:number-rows-spanned="1">
            <text:p>f = Flags</text:p>
          </table:table-cell>
          <table:covered-table-cell table:number-columns-repeated="3" table:style-name="ce563"/>
          <table:table-cell table:style-name="ce354"/>
          <table:table-cell table:style-name="ce729" office:value-type="string" calcext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5" table:end-x="0.0622in" table:end-y="0.128in" draw:z-index="10" draw:style-name="gr12" draw:text-style-name="P2" svg:x1="0.4039in" svg:y1="0.0327in" svg:x2="0.0717in" svg:y2="0.3059in">
              <text:p/>
            </draw:line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7" table:end-x="0.0976in" table:end-y="0.0413in" draw:z-index="13" draw:style-name="gr6" draw:text-style-name="P2" svg:x1="0.2602in" svg:y1="0.022in" svg:x2="0.0602in" svg:y2="0.5748in">
              <text:p/>
            </draw:line>
          </table:table-cell>
          <table:table-cell table:number-columns-repeated="4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number-columns-repeated="2" table:style-name="ce565" office:value-type="float" office:value="0" calcext:value-type="float">
            <text:p>0</text:p>
          </table:table-cell>
          <table:table-cell table:style-name="ce277"/>
          <table:table-cell table:style-name="ce718" office:value-type="string" calcext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498" office:value-type="string" calcext:value-type="string" table:number-columns-spanned="15" table:number-rows-spanned="3">
            <text:p>A <text:span text:style-name="T6">Red</text:span> value in these columns means that it is identical to another value, and should be checked.  </text:p>
          </table:table-cell>
          <table:covered-table-cell table:style-name="ce104"/>
          <table:covered-table-cell table:style-name="ce463"/>
          <table:covered-table-cell table:style-name="ce25"/>
          <table:covered-table-cell table:style-name="ce46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0" calcext:value-type="float">
            <text:p>0</text:p>
          </table:table-cell>
          <table:table-cell table:style-name="ce565" office:value-type="float" office:value="1" calcext:value-type="float">
            <text:p>1</text:p>
          </table:table-cell>
          <table:table-cell table:style-name="ce277"/>
          <table:table-cell table:style-name="ce718" office:value-type="string" calcext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6" table:end-x="0.124in" table:end-y="0.0394in" draw:z-index="8" draw:style-name="gr13" draw:text-style-name="P3" svg:width="0.1413in" svg:height="3.4874in" draw:transform="rotate (1.5707963267949) translate (0.64251968503937in 0.10748031496063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70" office:value-type="string" calcext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104"/>
          <table:covered-table-cell table:style-name="ce463"/>
          <table:covered-table-cell table:style-name="ce25"/>
          <table:covered-table-cell table:style-name="ce46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 calcext:value-type="string">
            <text:p>r</text:p>
          </table:table-cell>
          <table:table-cell table:style-name="ce565" office:value-type="string" calcext:value-type="string">
            <text:p>r</text:p>
          </table:table-cell>
          <table:table-cell table:style-name="ce565" office:value-type="float" office:value="1" calcext:value-type="float">
            <text:p>1</text:p>
          </table:table-cell>
          <table:table-cell table:style-name="ce565" office:value-type="float" office:value="0" calcext:value-type="float">
            <text:p>0</text:p>
          </table:table-cell>
          <table:table-cell table:style-name="ce277"/>
          <table:table-cell table:style-name="ce718" office:value-type="string" calcext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71" office:value-type="string" calcext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175" office:value-type="string" calcext:value-type="string" table:number-columns-spanned="3" table:number-rows-spanned="1">
            <text:p>Priority</text:p>
          </table:table-cell>
          <table:covered-table-cell table:style-name="ce354"/>
          <table:covered-table-cell table:style-name="ce175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104"/>
          <table:covered-table-cell table:style-name="ce463"/>
          <table:covered-table-cell table:style-name="ce25"/>
          <table:covered-table-cell table:style-name="ce46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 calcext:value-type="string">
            <text:p>r</text:p>
          </table:table-cell>
          <table:table-cell table:style-name="ce566" office:value-type="string" calcext:value-type="string">
            <text:p>r</text:p>
          </table:table-cell>
          <table:table-cell table:number-columns-repeated="2" table:style-name="ce566" office:value-type="float" office:value="1" calcext:value-type="float">
            <text:p>1</text:p>
          </table:table-cell>
          <table:table-cell table:style-name="ce278"/>
          <table:table-cell table:style-name="ce719" office:value-type="string" calcext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172" office:value-type="string" calcext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320" office:value-type="float" office:value="0" calcext:value-type="float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746" office:value-type="string" calcext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173" office:value-type="string" calcext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321" office:value-type="float" office:value="1" calcext:value-type="float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4" table:end-x="0.0343in" table:end-y="0.1177in" draw:z-index="2" draw:style-name="gr14" draw:text-style-name="P3" svg:width="0.1598in" svg:height="6.0717in" draw:transform="rotate (1.5707963267949) translate (0.044488188976378in 0.103543307086614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170" office:value-type="string" calcext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173" office:value-type="string" calcext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321" office:value-type="float" office:value="2" calcext:value-type="float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171" office:value-type="string" calcext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535"/>
          <table:table-cell table:number-columns-repeated="2" table:style-name="ce563" office:value-type="string" calcext:value-type="string">
            <text:p>R</text:p>
          </table:table-cell>
          <table:table-cell table:style-name="ce563" office:value-type="string" calcext:value-type="string" table:number-columns-spanned="3" table:number-rows-spanned="1">
            <text:p>Type</text:p>
          </table:table-cell>
          <table:covered-table-cell table:number-columns-repeated="2" table:style-name="ce563"/>
          <table:table-cell table:style-name="ce563" office:value-type="string" calcext:value-type="string" table:number-columns-spanned="12" table:number-rows-spanned="1">
            <text:p>Variable Part (binary)</text:p>
          </table:table-cell>
          <table:covered-table-cell table:number-columns-repeated="11" table:style-name="ce563"/>
          <table:table-cell table:style-name="ce729" office:value-type="string" calcext:value-type="string" table:number-columns-spanned="12" table:number-rows-spanned="1">
            <text:p>Source-alias (hex)</text:p>
          </table:table-cell>
          <table:covered-table-cell table:number-columns-repeated="10" table:style-name="ce588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174" office:value-type="string" calcext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322" office:value-type="float" office:value="3" calcext:value-type="float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433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536"/>
          <table:table-cell table:number-columns-repeated="2" table:style-name="ce564" office:value-type="float" office:value="1" calcext:value-type="float">
            <text:p>1</text:p>
          </table:table-cell>
          <table:table-cell table:style-name="ce56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64"/>
          <table:table-cell table:style-name="ce564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4"/>
          <table:table-cell table:style-name="ce730" office:value-type="string" calcext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1">
          <table:table-cell table:style-name="Default" table:number-columns-repeated="14"/>
          <table:table-cell/>
          <table:table-cell table:style-name="ce434" office:value-type="string" calcext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0</text:span>mmm</text:p>
          </table:table-cell>
          <table:covered-table-cell table:number-columns-repeated="11" table:style-name="ce56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5" office:value-type="string" calcext:value-type="string" table:number-columns-spanned="2" table:number-rows-spanned="1">
            <text:p>Bit Descriptions</text:p>
            <draw:custom-shape table:end-cell-address="Headers.A103" table:end-x="0.1551in" table:end-y="0.0299in" draw:z-index="5" draw:style-name="gr15" draw:text-style-name="P3" svg:width="0.1543in" svg:height="5.1744in" draw:transform="rotate (1.5707963267949) translate (0.000393700787401575in 0.0326771653543307in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434" office:value-type="string" calcext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mmmm mmmm <text:span text:style-name="T8">1</text:span>mmm</text:p>
          </table:table-cell>
          <table:covered-table-cell table:number-columns-repeated="11" table:style-name="ce56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8" office:value-type="string" calcext:value-type="string">
            <text:p>Full-MTI bit</text:p>
          </table:table-cell>
          <table:table-cell table:style-name="ce175" office:value-type="string" calcext:value-type="string" table:number-columns-spanned="13" table:number-rows-spanned="1">
            <text:p>Description</text:p>
          </table:table-cell>
          <table:covered-table-cell table:number-columns-repeated="11" table:style-name="ce274"/>
          <table:covered-table-cell table:style-name="ce132"/>
          <table:table-cell/>
          <table:table-cell table:style-name="ce434" office:value-type="string" calcext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7" office:value-type="string" calcext:value-type="string">
            <text:p>14-15</text:p>
          </table:table-cell>
          <table:table-cell table:style-name="ce197" office:value-type="string" calcext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434" office:value-type="string" calcext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7" office:value-type="float" office:value="13" calcext:value-type="float">
            <text:p>13</text:p>
          </table:table-cell>
          <table:table-cell table:style-name="ce197" office:value-type="string" calcext:value-type="string" table:number-columns-spanned="13" table:number-rows-spanned="1">
            <text:p>Special – Operationally special</text:p>
          </table:table-cell>
          <table:covered-table-cell table:number-columns-repeated="11" table:style-name="ce277"/>
          <table:covered-table-cell table:style-name="ce197"/>
          <table:table-cell/>
          <table:table-cell table:style-name="ce434" office:value-type="string" calcext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7" office:value-type="float" office:value="12" calcext:value-type="float">
            <text:p>12</text:p>
          </table:table-cell>
          <table:table-cell table:style-name="ce197" office:value-type="string" calcext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277"/>
          <table:covered-table-cell table:style-name="ce197"/>
          <table:table-cell/>
          <table:table-cell table:style-name="ce434" office:value-type="string" calcext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71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9" office:value-type="string" calcext:value-type="string">
            <text:p>10-11</text:p>
          </table:table-cell>
          <table:table-cell table:style-name="ce197" office:value-type="string" calcext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277"/>
          <table:covered-table-cell table:style-name="ce197"/>
          <table:table-cell table:style-name="ce279"/>
          <table:table-cell table:style-name="ce434" office:value-type="string" calcext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454"/>
          <table:table-cell table:number-columns-repeated="2" table:style-name="ce565" office:value-type="float" office:value="1" calcext:value-type="float">
            <text:p>1</text:p>
          </table:table-cell>
          <table:table-cell table:style-name="ce56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65"/>
          <table:table-cell table:style-name="ce565" office:value-type="string" calcext:value-type="string" table:number-columns-spanned="12" table:number-rows-spanned="1">
            <text:p>0bxxxx xxxx xxxx</text:p>
          </table:table-cell>
          <table:covered-table-cell table:number-columns-repeated="11" table:style-name="ce565"/>
          <table:table-cell table:style-name="ce718" office:value-type="string" calcext:value-type="string" table:number-columns-spanned="12" table:number-rows-spanned="1">
            <text:p>sss</text:p>
          </table:table-cell>
          <table:covered-table-cell table:number-columns-repeated="10" table:style-name="ce715"/>
          <table:covered-table-cell table:style-name="ce332"/>
          <table:table-cell table:number-columns-repeated="974"/>
        </table:table-row>
        <table:table-row table:style-name="ro1">
          <table:table-cell table:style-name="ce99" office:value-type="string" calcext:value-type="string">
            <text:p>5-9</text:p>
          </table:table-cell>
          <table:table-cell table:style-name="ce197" office:value-type="string" calcext:value-type="string" table:number-columns-spanned="13" table:number-rows-spanned="1">
            <text:p>Type within priority</text:p>
          </table:table-cell>
          <table:covered-table-cell table:number-columns-repeated="11" table:style-name="ce277"/>
          <table:covered-table-cell table:style-name="ce197"/>
          <table:table-cell table:style-name="ce279"/>
          <table:table-cell table:style-name="ce435" office:value-type="string" calcext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537"/>
          <table:table-cell table:number-columns-repeated="2" table:style-name="ce566" office:value-type="float" office:value="1" calcext:value-type="float">
            <text:p>1</text:p>
          </table:table-cell>
          <table:table-cell table:style-name="ce566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566"/>
          <table:table-cell table:style-name="ce566" office:value-type="string" calcext:value-type="string" table:number-columns-spanned="12" table:number-rows-spanned="1">
            <text:p>0bdddd dddd dddd</text:p>
          </table:table-cell>
          <table:covered-table-cell table:number-columns-repeated="11" table:style-name="ce566"/>
          <table:table-cell table:style-name="ce719" office:value-type="string" calcext:value-type="string" table:number-columns-spanned="12" table:number-rows-spanned="1">
            <text:p>sss</text:p>
          </table:table-cell>
          <table:covered-table-cell table:number-columns-repeated="10" table:style-name="ce283"/>
          <table:covered-table-cell table:style-name="ce333"/>
          <table:table-cell table:number-columns-repeated="974"/>
        </table:table-row>
        <table:table-row table:style-name="ro1">
          <table:table-cell table:style-name="ce97" office:value-type="float" office:value="4" calcext:value-type="float">
            <text:p>4</text:p>
          </table:table-cell>
          <table:table-cell table:style-name="ce197" office:value-type="string" calcext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277"/>
          <table:covered-table-cell table:style-name="ce197"/>
          <table:table-cell table:style-name="ce279" table:number-columns-repeated="4"/>
          <table:table-cell/>
          <table:table-cell table:style-name="ce499" office:value-type="string" calcext:value-type="string" table:number-columns-spanned="2" table:number-rows-spanned="4">
            <text:p>KEY</text:p>
          </table:table-cell>
          <table:covered-table-cell table:style-name="ce140"/>
          <table:table-cell table:style-name="ce567" office:value-type="string" calcext:value-type="string" table:number-columns-spanned="14" table:number-rows-spanned="1">
            <text:p>r, R – reserved</text:p>
          </table:table-cell>
          <table:covered-table-cell table:number-columns-repeated="12" table:style-name="ce581"/>
          <table:covered-table-cell table:style-name="ce305"/>
          <table:table-cell table:number-columns-repeated="98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table:style-name="ce197" office:value-type="string" calcext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277"/>
          <table:covered-table-cell table:style-name="ce197"/>
          <table:table-cell table:style-name="ce279" table:number-columns-repeated="4"/>
          <table:table-cell/>
          <table:covered-table-cell table:style-name="ce179"/>
          <table:covered-table-cell table:style-name="ce454"/>
          <table:table-cell table:style-name="ce568" office:value-type="string" calcext:value-type="string" table:number-columns-spanned="14" table:number-rows-spanned="1">
            <text:p>s, sss, ssss ssss ssss – source alias</text:p>
          </table:table-cell>
          <table:covered-table-cell table:number-columns-repeated="12" table:style-name="ce565"/>
          <table:covered-table-cell table:style-name="ce718"/>
          <table:table-cell table:number-columns-repeated="98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table:style-name="ce197" office:value-type="string" calcext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277"/>
          <table:covered-table-cell table:style-name="ce197"/>
          <table:table-cell table:style-name="ce279" table:number-columns-repeated="4"/>
          <table:table-cell/>
          <table:covered-table-cell table:style-name="ce179"/>
          <table:covered-table-cell table:style-name="ce454"/>
          <table:table-cell table:style-name="ce568" office:value-type="string" calcext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565"/>
          <table:covered-table-cell table:style-name="ce718"/>
          <table:table-cell table:number-columns-repeated="989"/>
        </table:table-row>
        <table:table-row table:style-name="ro1">
          <table:table-cell table:style-name="ce102" office:value-type="string" calcext:value-type="string">
            <text:p>0-1</text:p>
          </table:table-cell>
          <table:table-cell table:style-name="ce206" office:value-type="string" calcext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278"/>
          <table:covered-table-cell table:style-name="ce206"/>
          <table:table-cell table:style-name="ce279" table:number-columns-repeated="4"/>
          <table:table-cell/>
          <table:covered-table-cell table:style-name="ce180"/>
          <table:covered-table-cell table:style-name="ce537"/>
          <table:table-cell table:style-name="ce569" office:value-type="string" calcext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566"/>
          <table:covered-table-cell table:style-name="ce719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279" table:number-columns-repeated="16"/>
          <table:table-cell table:number-columns-repeated="1006"/>
        </table:table-row>
        <table:table-row table:style-name="ro5" table:number-rows-repeated="65462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Headers.T55:Headers.T60 Headers.T7:Headers.T53">
            <calcext:condition calcext:apply-style-name="red" calcext:value="formula-is(COUNTIF([.$T$7:.$T$48]; [.T7]) &gt; 1)" calcext:base-cell-address="Headers.T7"/>
          </calcext:conditional-format>
          <calcext:conditional-format calcext:target-range-address="Headers.T54:Headers.T54">
            <calcext:condition calcext:apply-style-name="red" calcext:value="formula-is(COUNTIF([.$T$7:.$T$48]; [.T54]) &gt; 1)" calcext:base-cell-address="Headers.T54"/>
          </calcext:conditional-format>
          <calcext:conditional-format calcext:target-range-address="Headers.V55:Headers.V60">
            <calcext:condition calcext:apply-style-name="crossed out" calcext:value="formula-is([.E55]=1)" calcext:base-cell-address="Headers.V55"/>
          </calcext:conditional-format>
          <calcext:conditional-format calcext:target-range-address="Headers.W55:Headers.W60">
            <calcext:condition calcext:apply-style-name="crossed out" calcext:value="formula-is([.E55]=1)" calcext:base-cell-address="Headers.W55"/>
          </calcext:conditional-format>
          <calcext:conditional-format calcext:target-range-address="Headers.X55:Headers.X60">
            <calcext:condition calcext:apply-style-name="crossed out" calcext:value="formula-is([.E55]=1)" calcext:base-cell-address="Headers.X55"/>
          </calcext:conditional-format>
          <calcext:conditional-format calcext:target-range-address="Headers.AA55:Headers.AL60 Headers.AA7:Headers.AL42">
            <calcext:condition calcext:apply-style-name="crossed out" calcext:value="formula-is([.E7]=1)" calcext:base-cell-address="Headers.AA7"/>
            <calcext:condition calcext:apply-style-name="red" calcext:value="formula-is(COUNTIF([.$T$7:.$T$48]; [.T48]) &gt; 1)" calcext:base-cell-address="Headers.AA7"/>
          </calcext:conditional-format>
          <calcext:conditional-format calcext:target-range-address="Headers.AA48:Headers.AA48">
            <calcext:condition calcext:apply-style-name="red" calcext:value="formula-is(COUNTIF([.$T$7:.$T$48]; [.T52]) &gt; 1)" calcext:base-cell-address="Headers.AA48"/>
            <calcext:condition calcext:apply-style-name="crossed out" calcext:value="formula-is([.E48]=1)" calcext:base-cell-address="Headers.AA48"/>
          </calcext:conditional-format>
          <calcext:conditional-format calcext:target-range-address="Headers.AA49:Headers.AA49">
            <calcext:condition calcext:apply-style-name="red" calcext:value="formula-is(COUNTIF([.$T$7:.$T$48]; [.T53]) &gt; 1)" calcext:base-cell-address="Headers.AA49"/>
            <calcext:condition calcext:apply-style-name="crossed out" calcext:value="formula-is([.E49]=1)" calcext:base-cell-address="Headers.AA49"/>
          </calcext:conditional-format>
          <calcext:conditional-format calcext:target-range-address="Headers.AA50:Headers.AA50">
            <calcext:condition calcext:apply-style-name="red" calcext:value="formula-is(COUNTIF([.$T$7:.$T$48]; [.T54]) &gt; 1)" calcext:base-cell-address="Headers.AA50"/>
            <calcext:condition calcext:apply-style-name="crossed out" calcext:value="formula-is([.E50]=1)" calcext:base-cell-address="Headers.AA50"/>
          </calcext:conditional-format>
          <calcext:conditional-format calcext:target-range-address="Headers.AA51:Headers.AA51">
            <calcext:condition calcext:apply-style-name="red" calcext:value="formula-is(COUNTIF([.$T$7:.$T$48]; [.T55]) &gt; 1)" calcext:base-cell-address="Headers.AA51"/>
            <calcext:condition calcext:apply-style-name="crossed out" calcext:value="formula-is([.E51]=1)" calcext:base-cell-address="Headers.AA51"/>
          </calcext:conditional-format>
          <calcext:conditional-format calcext:target-range-address="Headers.AA52:Headers.AA52">
            <calcext:condition calcext:apply-style-name="red" calcext:value="formula-is(COUNTIF([.$T$7:.$T$48]; [.T56]) &gt; 1)" calcext:base-cell-address="Headers.AA52"/>
          </calcext:conditional-format>
          <calcext:conditional-format calcext:target-range-address="Headers.AA53:Headers.AA53">
            <calcext:condition calcext:apply-style-name="red" calcext:value="formula-is(COUNTIF([.$T$7:.$T$48]; [.T57]) &gt; 1)" calcext:base-cell-address="Headers.AA53"/>
            <calcext:condition calcext:apply-style-name="crossed out" calcext:value="formula-is([.E53]=1)" calcext:base-cell-address="Headers.AA53"/>
          </calcext:conditional-format>
          <calcext:conditional-format calcext:target-range-address="Headers.AA54:Headers.AA54">
            <calcext:condition calcext:apply-style-name="red" calcext:value="formula-is(COUNTIF([.$T$7:.$T$48]; [.T58]) &gt; 1)" calcext:base-cell-address="Headers.AA54"/>
            <calcext:condition calcext:apply-style-name="crossed out" calcext:value="formula-is([.E54]=1)" calcext:base-cell-address="Headers.AA54"/>
          </calcext:conditional-format>
          <calcext:conditional-format calcext:target-range-address="Headers.AB48:Headers.AL48 Headers.AB52:Headers.AL54">
            <calcext:condition calcext:apply-style-name="red" calcext:value="formula-is(COUNTIF([.$T$7:.$T$48]; [.U52]) &gt; 1)" calcext:base-cell-address="Headers.AB48"/>
            <calcext:condition calcext:apply-style-name="crossed out" calcext:value="formula-is([.F10]=1)" calcext:base-cell-address="Headers.AB48"/>
          </calcext:conditional-format>
          <calcext:conditional-format calcext:target-range-address="Headers.AB49:Headers.AL51">
            <calcext:condition calcext:apply-style-name="red" calcext:value="formula-is(COUNTIF([.$T$7:.$T$48]; [.U53]) &gt; 1)" calcext:base-cell-address="Headers.AB49"/>
            <calcext:condition calcext:apply-style-name="crossed out" calcext:value="formula-is([.F46]=1)" calcext:base-cell-address="Headers.AB49"/>
          </calcext:conditional-format>
          <calcext:conditional-format calcext:target-range-address="Headers.AM55:Headers.AM60">
            <calcext:condition calcext:apply-style-name="crossed out" calcext:value="formula-is([.E55]=1)" calcext:base-cell-address="Headers.AM55"/>
          </calcext:conditional-format>
          <calcext:conditional-format calcext:target-range-address="Headers.AZ55:Headers.AZ60">
            <calcext:condition calcext:apply-style-name="crossed out" calcext:value="formula-is([.E55]=1)" calcext:base-cell-address="Headers.AZ55"/>
          </calcext:conditional-format>
          <calcext:conditional-format calcext:target-range-address="Headers.BA56:Headers.BA56">
            <calcext:condition calcext:apply-style-name="crossed out" calcext:value="formula-is([.E55]=1)" calcext:base-cell-address="Headers.BA56"/>
          </calcext:conditional-format>
        </calcext:conditional-formats>
      </table:table>
      <table:table table:name="Full-C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4"/>
        <table:table-column table:style-name="co12" table:default-cell-style-name="ce181"/>
        <table:table-column table:style-name="co13" table:default-cell-style-name="ce181"/>
        <table:table-column table:style-name="co14" table:default-cell-style-name="ce876"/>
        <table:table-column table:style-name="co10" table:default-cell-style-name="ce876"/>
        <table:table-column table:style-name="co15" table:default-cell-style-name="ce876"/>
        <table:table-column table:style-name="co10" table:number-columns-repeated="1017" table:default-cell-style-name="ce876"/>
        <table:table-row table:style-name="ro1">
          <table:table-cell/>
          <table:table-cell table:style-name="ce25" table:formula="of:=NOW()" office:value-type="float" office:value="45477.4266850858" calcext:value-type="float">
            <text:p>45477.43</text:p>
          </table:table-cell>
          <table:table-cell table:style-name="ce848" table:number-columns-repeated="2"/>
          <table:table-cell table:style-name="ce868"/>
          <table:table-cell table:style-name="ce879"/>
          <table:table-cell table:style-name="ce878"/>
          <table:table-cell table:number-columns-repeated="1017"/>
        </table:table-row>
        <table:table-row table:style-name="ro1">
          <table:table-cell table:number-columns-repeated="2"/>
          <table:table-cell table:style-name="ce848" table:number-columns-repeated="2"/>
          <table:table-cell table:style-name="ce868"/>
          <table:table-cell table:style-name="ce448"/>
          <table:table-cell table:style-name="ce878"/>
          <table:table-cell table:number-columns-repeated="1017"/>
        </table:table-row>
        <table:table-row table:style-name="ro6">
          <table:table-cell/>
          <table:table-cell table:style-name="ce399" office:value-type="string" calcext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calcext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7">
          <table:table-cell/>
          <table:table-cell table:style-name="ce400"/>
          <table:table-cell table:style-name="ce419" office:value-type="string" calcext:value-type="string">
            <text:p>Full MTI</text:p>
            <text:p>(Hex)</text:p>
          </table:table-cell>
          <table:table-cell table:style-name="ce154" office:value-type="string" calcext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 calcext:value-type="string">
            <text:p>CAN Header</text:p>
            <text:p>(hex)</text:p>
          </table:table-cell>
          <table:table-cell table:style-name="ce456" table:formula="of:=[Headers.BA4]" office:value-type="string" office:string-value="Data-Part&#10;{ } = optional" calcext:value-type="string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 calcext:value-type="string">
            <text:p>Number of bits in field: </text:p>
          </table:table-cell>
          <table:table-cell table:style-name="ce420" office:value-type="float" office:value="16" calcext:value-type="float">
            <text:p>16</text:p>
          </table:table-cell>
          <table:table-cell table:style-name="ce155" office:value-type="string" calcext:value-type="string">
            <text:p>many</text:p>
          </table:table-cell>
          <table:table-cell table:style-name="ce439"/>
          <table:table-cell table:style-name="ce451" table:formula="of:=[Headers.AZ5]" office:value-type="float" office:value="29" calcext:value-type="float">
            <text:p>29</text:p>
          </table:table-cell>
          <table:table-cell table:style-name="ce457" table:formula="of:=[Headers.BA5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calcext:value-type="string" table:number-columns-spanned="1" table:number-rows-spanned="6">
            <text:p>Basic</text:p>
          </table:table-cell>
          <table:table-cell table:style-name="ce403" office:value-type="string" calcext:value-type="string">
            <office:annotation draw:style-name="gr16" draw:text-style-name="P5" svg:width="3.1772in" svg:height="0.8567in" svg:x="3.0008in" svg:y="0.7358in" draw:caption-point-x="-0.2295in" draw:caption-point-y="0.6098in">
              <dc:creator>P</dc:creator>
              <dc:date>2011-08-10T00:00:00</dc:date>
              <text:p text:style-name="P4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788" table:formula="of:=[Headers.T7]" office:value-type="string" office:string-value="0100" calcext:value-type="string">
            <text:p>010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7]" office:value-type="string" office:string-value="Initialization Complete" calcext:value-type="string">
            <text:p>Initialization Complete</text:p>
          </table:table-cell>
          <table:table-cell table:style-name="ce451" table:formula="of:=[Headers.AZ7]" office:value-type="string" office:string-value="[19100sss]" calcext:value-type="string">
            <text:p>[19100sss]</text:p>
          </table:table-cell>
          <table:table-cell table:style-name="ce459" table:formula="of:=[Headers.BA7]" office:value-type="string" office:string-value="Full Source Node ID" calcext:value-type="string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03" office:value-type="string" calcext:value-type="string">
            <office:annotation draw:style-name="gr17" draw:text-style-name="P5" svg:width="3.4283in" svg:height="1.0122in" svg:x="3.0008in" svg:y="0.9126in" draw:caption-point-x="-0.2295in" draw:caption-point-y="0.6106in">
              <dc:creator>P</dc:creator>
              <dc:date>2012-06-26T00:00:00</dc:date>
              <text:p text:style-name="P4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788" table:formula="of:=[Headers.T8]" office:value-type="string" office:string-value="0488" calcext:value-type="string">
            <text:p>048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8]" office:value-type="string" office:string-value="Verify Node ID Number Addressed" calcext:value-type="string">
            <text:p>Verify Node ID Number Addressed</text:p>
          </table:table-cell>
          <table:table-cell table:style-name="ce451" table:formula="of:=[Headers.AZ8]" office:value-type="string" office:string-value="[19488sss]" calcext:value-type="string">
            <text:p>[19488sss]</text:p>
          </table:table-cell>
          <table:table-cell table:style-name="ce459" table:formula="of:=[Headers.BA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03" office:value-type="string" calcext:value-type="string">
            <office:annotation draw:style-name="gr17" draw:text-style-name="P5" svg:width="3.3232in" svg:height="1.0122in" svg:x="2.9657in" svg:y="1.1134in" draw:caption-point-x="-0.1945in" draw:caption-point-y="0.5878in">
              <dc:creator>P</dc:creator>
              <dc:date>2012-06-26T00:00:00</dc:date>
              <text:p text:style-name="P4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788" table:formula="of:=[Headers.T9]" office:value-type="string" office:string-value="0490" calcext:value-type="string">
            <text:p>049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9]" office:value-type="string" office:string-value="Verify Node ID Number Global" calcext:value-type="string">
            <text:p>Verify Node ID Number Global</text:p>
          </table:table-cell>
          <table:table-cell table:style-name="ce451" table:formula="of:=[Headers.AZ9]" office:value-type="string" office:string-value="[19490sss]" calcext:value-type="string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18"/>
          <table:table-cell table:style-name="ce403" office:value-type="string" calcext:value-type="string">
            <text:p>Verified Node ID Number</text:p>
          </table:table-cell>
          <table:table-cell table:style-name="ce788" table:formula="of:=[Headers.T10]" office:value-type="string" office:string-value="0170" calcext:value-type="string">
            <text:p>01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10]" office:value-type="string" office:string-value="Verified Node ID Number" calcext:value-type="string">
            <text:p>Verified Node ID Number</text:p>
          </table:table-cell>
          <table:table-cell table:style-name="ce451" table:formula="of:=[Headers.AZ10]" office:value-type="string" office:string-value="[19170sss]" calcext:value-type="string">
            <text:p>[19170sss]</text:p>
          </table:table-cell>
          <table:table-cell table:style-name="ce459" table:formula="of:=[Headers.BA10]" office:value-type="string" office:string-value="{Full Source Node ID}" calcext:value-type="string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03" office:value-type="string" calcext:value-type="string">
            <text:p>Optional Interaction Rejected</text:p>
          </table:table-cell>
          <table:table-cell table:style-name="ce788" table:formula="of:=[Headers.T11]" office:value-type="string" office:string-value="0068" calcext:value-type="string">
            <text:p>006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1]" office:value-type="string" office:string-value="Optional Interaction Rejected" calcext:value-type="string">
            <text:p>Optional Interaction Rejected</text:p>
          </table:table-cell>
          <table:table-cell table:style-name="ce451" table:formula="of:=[Headers.AZ11]" office:value-type="string" office:string-value="[19068sss]" calcext:value-type="string">
            <text:p>[19068sss]</text:p>
          </table:table-cell>
          <table:table-cell table:style-name="ce459" table:formula="of:=[Headers.BA11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03" office:value-type="string" calcext:value-type="string">
            <text:p>Terminate Due to Error</text:p>
          </table:table-cell>
          <table:table-cell table:style-name="ce788" table:formula="of:=[Headers.T12]" office:value-type="string" office:string-value="00A8" calcext:value-type="string">
            <text:p>00A8</text:p>
          </table:table-cell>
          <table:table-cell table:style-name="ce798" office:value-type="string" calcext:value-type="string">
            <text:p>Destination, Source, error, optional</text:p>
          </table:table-cell>
          <table:table-cell table:style-name="ce439" table:formula="of:=[.B12]" office:value-type="string" office:string-value="Terminate Due to Error" calcext:value-type="string">
            <text:p>Terminate Due to Error</text:p>
          </table:table-cell>
          <table:table-cell table:style-name="ce451" table:formula="of:=[Headers.AZ12]" office:value-type="string" office:string-value="[190A8sss]" calcext:value-type="string">
            <text:p>[190A8sss]</text:p>
          </table:table-cell>
          <table:table-cell table:style-name="ce459" table:formula="of:=[Headers.BA12]" office:value-type="string" office:string-value="fddd, error, optional info" calcext:value-type="string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818" office:value-type="string" calcext:value-type="string" table:number-columns-spanned="1" table:number-rows-spanned="2">
            <text:p>Protocol Support</text:p>
          </table:table-cell>
          <table:table-cell table:style-name="ce404" office:value-type="string" calcext:value-type="string">
            <text:p>Protocol Support Inquiry</text:p>
          </table:table-cell>
          <table:table-cell table:style-name="ce789" table:formula="of:=[Headers.T13]" office:value-type="string" office:string-value="0828" calcext:value-type="string">
            <text:p>08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13]" office:value-type="string" office:string-value="Protocol Support Inquiry" calcext:value-type="string">
            <text:p>Protocol Support Inquiry</text:p>
          </table:table-cell>
          <table:table-cell table:style-name="ce452" table:formula="of:=[Headers.AZ13]" office:value-type="string" office:string-value="[19828sss]" calcext:value-type="string">
            <text:p>[19828sss]</text:p>
          </table:table-cell>
          <table:table-cell table:style-name="ce460" table:formula="of:=[Headers.BA13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04" office:value-type="string" calcext:value-type="string">
            <text:p>Protocol Support Reply</text:p>
          </table:table-cell>
          <table:table-cell table:style-name="ce789" table:formula="of:=[Headers.T14]" office:value-type="string" office:string-value="0668" calcext:value-type="string">
            <text:p>0668</text:p>
          </table:table-cell>
          <table:table-cell table:style-name="ce799" office:value-type="string" calcext:value-type="string">
            <text:p>Destination, Source, Protocol flags</text:p>
          </table:table-cell>
          <table:table-cell table:style-name="ce404" table:formula="of:=[.B14]" office:value-type="string" office:string-value="Protocol Support Reply" calcext:value-type="string">
            <text:p>Protocol Support Reply</text:p>
          </table:table-cell>
          <table:table-cell table:style-name="ce452" table:formula="of:=[Headers.AZ14]" office:value-type="string" office:string-value="[19668sss]" calcext:value-type="string">
            <text:p>[19668sss]</text:p>
          </table:table-cell>
          <table:table-cell table:style-name="ce460" table:formula="of:=[Headers.BA14]" office:value-type="string" office:string-value="fddd, Protocol flags" calcext:value-type="string">
            <text:p>fddd, Protocol flags</text:p>
          </table:table-cell>
          <table:table-cell table:number-columns-repeated="1017"/>
        </table:table-row>
        <table:table-row table:style-name="ro1">
          <table:table-cell table:style-name="ce819" office:value-type="string" calcext:value-type="string" table:number-columns-spanned="1" table:number-rows-spanned="16">
            <text:p>Event Exchange</text:p>
          </table:table-cell>
          <table:table-cell table:style-name="ce403" office:value-type="string" calcext:value-type="string">
            <text:p>Identify Consumer</text:p>
          </table:table-cell>
          <table:table-cell table:style-name="ce788" table:formula="of:=[Headers.T15]" office:value-type="string" office:string-value="08F4" calcext:value-type="string">
            <text:p>08F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5]" office:value-type="string" office:string-value="Identify Consumer" calcext:value-type="string">
            <text:p>Identify Consumer</text:p>
          </table:table-cell>
          <table:table-cell table:style-name="ce451" table:formula="of:=[Headers.AZ15]" office:value-type="string" office:string-value="[198F4sss]" calcext:value-type="string">
            <text:p>[198F4sss]</text:p>
          </table:table-cell>
          <table:table-cell table:style-name="ce459" table:formula="of:=[Headers.BA1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office:annotation draw:style-name="gr18" draw:text-style-name="P5" svg:width="4.0756in" svg:height="1.1677in" svg:x="3.0008in" svg:y="2.3303in" draw:caption-point-x="-0.2295in" draw:caption-point-y="0.6154in">
              <dc:creator>P</dc:creator>
              <dc:date>2011-08-10T00:00:00</dc:date>
              <text:p text:style-name="P4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788" table:formula="of:=[Headers.T16]" office:value-type="string" office:string-value="04A4" calcext:value-type="string">
            <text:p>04A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16]" office:value-type="string" office:string-value="Consumer Identify Range " calcext:value-type="string">
            <text:p>Consumer Identify Range </text:p>
          </table:table-cell>
          <table:table-cell table:style-name="ce451" table:formula="of:=[Headers.AZ16]" office:value-type="string" office:string-value="[194A4sss]" calcext:value-type="string">
            <text:p>[194A4sss]</text:p>
          </table:table-cell>
          <table:table-cell table:style-name="ce459" table:formula="of:=[Headers.BA16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Consumer Identified w validity unknown</text:p>
          </table:table-cell>
          <table:table-cell table:style-name="ce788" table:formula="of:=[Headers.T17]" office:value-type="string" office:string-value="04C7" calcext:value-type="string">
            <text:p>04C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7]" office:value-type="string" office:string-value="Consumer Identified w validity unknown" calcext:value-type="string">
            <text:p>Consumer Identified w validity unknown</text:p>
          </table:table-cell>
          <table:table-cell table:style-name="ce451" table:formula="of:=[Headers.AZ17]" office:value-type="string" office:string-value="[194C7sss]" calcext:value-type="string">
            <text:p>[194C7sss]</text:p>
          </table:table-cell>
          <table:table-cell table:style-name="ce459" table:formula="of:=[Headers.BA17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19" draw:text-style-name="P5" svg:width="3.8402in" svg:height="0.5457in" svg:x="3.0008in" svg:y="2.6846in" draw:caption-point-x="-0.2295in" draw:caption-point-y="0.6165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788" table:formula="of:=[Headers.T18]" office:value-type="string" office:string-value="04C4" calcext:value-type="string">
            <text:p>04C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8]" office:value-type="string" office:string-value="Consumer Identified as currently valid" calcext:value-type="string">
            <text:p>Consumer Identified as currently valid</text:p>
          </table:table-cell>
          <table:table-cell table:style-name="ce451" table:formula="of:=[Headers.AZ18]" office:value-type="string" office:string-value="[194C4sss]" calcext:value-type="string">
            <text:p>[194C4sss]</text:p>
          </table:table-cell>
          <table:table-cell table:style-name="ce459" table:formula="of:=[Headers.BA18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Consumer Identified as currently invalid</text:p>
          </table:table-cell>
          <table:table-cell table:style-name="ce788" table:formula="of:=[Headers.T19]" office:value-type="string" office:string-value="04C5" calcext:value-type="string">
            <text:p>04C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19]" office:value-type="string" office:string-value="Consumer Identified as currently invalid" calcext:value-type="string">
            <text:p>Consumer Identified as currently invalid</text:p>
          </table:table-cell>
          <table:table-cell table:style-name="ce451" table:formula="of:=[Headers.AZ19]" office:value-type="string" office:string-value="[194C5sss]" calcext:value-type="string">
            <text:p>[194C5sss]</text:p>
          </table:table-cell>
          <table:table-cell table:style-name="ce459" table:formula="of:=[Headers.BA1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19" draw:text-style-name="P5" svg:width="3.8402in" svg:height="0.5457in" svg:x="3.0008in" svg:y="3.0386in" draw:caption-point-x="-0.2295in" draw:caption-point-y="0.6181in">
              <dc:creator>P</dc:creator>
              <dc:date>2011-08-10T00:00:00</dc:date>
              <text:p text:style-name="P4"><text:span text:style-name="T1">Reports that the included event# is consumed by this node. Send on start-up after InitComplete. </text:span></text:p>
              <text:p text:style-name="P4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788" table:formula="of:=[Headers.T20]" office:value-type="string" office:string-value="04C6" calcext:value-type="string">
            <text:p>04C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0]" office:value-type="string" office:string-value="Consumer Identified (reserved)" calcext:value-type="string">
            <text:p>Consumer Identified (reserved)</text:p>
          </table:table-cell>
          <table:table-cell table:style-name="ce451" table:formula="of:=[Headers.AZ20]" office:value-type="string" office:string-value="[194C6sss]" calcext:value-type="string">
            <text:p>[194C6sss]</text:p>
          </table:table-cell>
          <table:table-cell table:style-name="ce459" table:formula="of:=[Headers.BA20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Identify Producer</text:p>
          </table:table-cell>
          <table:table-cell table:style-name="ce788" table:formula="of:=[Headers.T21]" office:value-type="string" office:string-value="0914" calcext:value-type="string">
            <text:p>091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1]" office:value-type="string" office:string-value="Identify Producer" calcext:value-type="string">
            <text:p>Identify Producer</text:p>
          </table:table-cell>
          <table:table-cell table:style-name="ce451" table:formula="of:=[Headers.AZ21]" office:value-type="string" office:string-value="[19914sss]" calcext:value-type="string">
            <text:p>[19914sss]</text:p>
          </table:table-cell>
          <table:table-cell table:style-name="ce459" table:formula="of:=[Headers.BA21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6" office:value-type="string" calcext:value-type="string">
            <office:annotation draw:style-name="gr18" draw:text-style-name="P5" svg:width="4.0059in" svg:height="1.1677in" svg:x="3.0008in" svg:y="3.3929in" draw:caption-point-x="-0.2295in" draw:caption-point-y="0.6193in">
              <dc:creator>P</dc:creator>
              <dc:date>2011-08-10T00:00:00</dc:date>
              <text:p text:style-name="P4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4"><text:span text:style-name="T1">Send on start-up after InitComplete.</text:span></text:p>
            </office:annotation>
            <text:p>Producer Identify Range</text:p>
          </table:table-cell>
          <table:table-cell table:style-name="ce788" table:formula="of:=[Headers.T22]" office:value-type="string" office:string-value="0524" calcext:value-type="string">
            <text:p>0524</text:p>
          </table:table-cell>
          <table:table-cell table:style-name="ce798" office:value-type="string" calcext:value-type="string">
            <text:p>EventID with Mask, Source</text:p>
          </table:table-cell>
          <table:table-cell table:style-name="ce439" table:formula="of:=[.B22]" office:value-type="string" office:string-value="Producer Identify Range" calcext:value-type="string">
            <text:p>Producer Identify Range</text:p>
          </table:table-cell>
          <table:table-cell table:style-name="ce451" table:formula="of:=[Headers.AZ22]" office:value-type="string" office:string-value="[19524sss]" calcext:value-type="string">
            <text:p>[19524sss]</text:p>
          </table:table-cell>
          <table:table-cell table:style-name="ce459" table:formula="of:=[Headers.BA22]" office:value-type="string" office:string-value="EventID with mask" calcext:value-type="string">
            <text:p>EventID with mask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Producer Identified w validity unknown</text:p>
          </table:table-cell>
          <table:table-cell table:style-name="ce788" table:formula="of:=[Headers.T23]" office:value-type="string" office:string-value="0547" calcext:value-type="string">
            <text:p>0547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3]" office:value-type="string" office:string-value="Producer Identified w validity unknown" calcext:value-type="string">
            <text:p>Producer Identified w validity unknown</text:p>
          </table:table-cell>
          <table:table-cell table:style-name="ce451" table:formula="of:=[Headers.AZ23]" office:value-type="string" office:string-value="[19547sss]" calcext:value-type="string">
            <text:p>[19547sss]</text:p>
          </table:table-cell>
          <table:table-cell table:style-name="ce459" table:formula="of:=[Headers.BA23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19" draw:text-style-name="P5" svg:width="3.8138in" svg:height="0.5457in" svg:x="3.0008in" svg:y="3.7472in" draw:caption-point-x="-0.2295in" draw:caption-point-y="0.6205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788" table:formula="of:=[Headers.T24]" office:value-type="string" office:string-value="0544" calcext:value-type="string">
            <text:p>054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4]" office:value-type="string" office:string-value="Producer Identified as currently valid" calcext:value-type="string">
            <text:p>Producer Identified as currently valid</text:p>
          </table:table-cell>
          <table:table-cell table:style-name="ce451" table:formula="of:=[Headers.AZ24]" office:value-type="string" office:string-value="[19544sss]" calcext:value-type="string">
            <text:p>[19544sss]</text:p>
          </table:table-cell>
          <table:table-cell table:style-name="ce459" table:formula="of:=[Headers.BA24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Producer Identified as currently invalid</text:p>
          </table:table-cell>
          <table:table-cell table:style-name="ce788" table:formula="of:=[Headers.T25]" office:value-type="string" office:string-value="0545" calcext:value-type="string">
            <text:p>0545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5]" office:value-type="string" office:string-value="Producer Identified as currently invalid" calcext:value-type="string">
            <text:p>Producer Identified as currently invalid</text:p>
          </table:table-cell>
          <table:table-cell table:style-name="ce451" table:formula="of:=[Headers.AZ25]" office:value-type="string" office:string-value="[19545sss]" calcext:value-type="string">
            <text:p>[19545sss]</text:p>
          </table:table-cell>
          <table:table-cell table:style-name="ce459" table:formula="of:=[Headers.BA25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19" draw:text-style-name="P5" svg:width="3.8138in" svg:height="0.5457in" svg:x="3.0008in" svg:y="4.1016in" draw:caption-point-x="-0.2295in" draw:caption-point-y="0.6217in">
              <dc:creator>P</dc:creator>
              <dc:date>2011-08-10T00:00:00</dc:date>
              <text:p text:style-name="P4"><text:span text:style-name="T1">Reports that the included event# is produced by this node. <text:s/></text:span></text:p>
              <text:p text:style-name="P4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788" table:formula="of:=[Headers.T26]" office:value-type="string" office:string-value="0546" calcext:value-type="string">
            <text:p>054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6]" office:value-type="string" office:string-value="Producer Identified (reserved)" calcext:value-type="string">
            <text:p>Producer Identified (reserved)</text:p>
          </table:table-cell>
          <table:table-cell table:style-name="ce451" table:formula="of:=[Headers.AZ26]" office:value-type="string" office:string-value="[19546sss]" calcext:value-type="string">
            <text:p>[19546sss]</text:p>
          </table:table-cell>
          <table:table-cell table:style-name="ce459" table:formula="of:=[Headers.BA26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Identify Events Addressed</text:p>
          </table:table-cell>
          <table:table-cell table:style-name="ce788" table:formula="of:=[Headers.T27]" office:value-type="string" office:string-value="0968" calcext:value-type="string">
            <text:p>0968</text:p>
          </table:table-cell>
          <table:table-cell table:style-name="ce798" office:value-type="string" calcext:value-type="string">
            <text:p>Destination, Source</text:p>
          </table:table-cell>
          <table:table-cell table:style-name="ce439" table:formula="of:=[.B27]" office:value-type="string" office:string-value="Identify Events Addressed" calcext:value-type="string">
            <text:p>Identify Events Addressed</text:p>
          </table:table-cell>
          <table:table-cell table:style-name="ce451" table:formula="of:=[Headers.AZ27]" office:value-type="string" office:string-value="[19968sss]" calcext:value-type="string">
            <text:p>[19968sss]</text:p>
          </table:table-cell>
          <table:table-cell table:style-name="ce459" table:formula="of:=[Headers.BA27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20" draw:text-style-name="P5" svg:width="2.5228in" svg:height="0.3902in" svg:x="3.0008in" svg:y="4.4563in" draw:caption-point-x="-0.2295in" draw:caption-point-y="0.6228in">
              <dc:creator>P</dc:creator>
              <dc:date>2011-08-10T00:00:00</dc:date>
              <text:p text:style-name="P4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788" table:formula="of:=[Headers.T28]" office:value-type="string" office:string-value="0970" calcext:value-type="string">
            <text:p>0970</text:p>
          </table:table-cell>
          <table:table-cell table:style-name="ce798" office:value-type="string" calcext:value-type="string">
            <text:p>Source</text:p>
          </table:table-cell>
          <table:table-cell table:style-name="ce439" table:formula="of:=[.B28]" office:value-type="string" office:string-value="Identify Events Global" calcext:value-type="string">
            <text:p>Identify Events Global</text:p>
          </table:table-cell>
          <table:table-cell table:style-name="ce451" table:formula="of:=[Headers.AZ28]" office:value-type="string" office:string-value="[19970sss]" calcext:value-type="string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text:p>Learn Event</text:p>
          </table:table-cell>
          <table:table-cell table:style-name="ce788" table:formula="of:=[Headers.T29]" office:value-type="string" office:string-value="0594" calcext:value-type="string">
            <text:p>0594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29]" office:value-type="string" office:string-value="Learn Event" calcext:value-type="string">
            <text:p>Learn Event</text:p>
          </table:table-cell>
          <table:table-cell table:style-name="ce451" table:formula="of:=[Headers.AZ29]" office:value-type="string" office:string-value="[19594sss]" calcext:value-type="string">
            <text:p>[19594sss]</text:p>
          </table:table-cell>
          <table:table-cell table:style-name="ce459" table:formula="of:=[Headers.BA29]" office:value-type="string" office:string-value="EventID" calcext:value-type="string">
            <text:p>Event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office:annotation draw:style-name="gr20" draw:text-style-name="P5" svg:width="1.7114in" svg:height="0.3902in" svg:x="3.0008in" svg:y="4.8106in" draw:caption-point-x="-0.2295in" draw:caption-point-y="0.624in">
              <dc:creator>P</dc:creator>
              <dc:date>2011-08-10T00:00:00</dc:date>
              <text:p text:style-name="P4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788" table:formula="of:=[Headers.T33]" office:value-type="string" office:string-value="0F16" calcext:value-type="string">
            <text:p>0F16</text:p>
          </table:table-cell>
          <table:table-cell table:style-name="ce798" office:value-type="string" calcext:value-type="string">
            <text:p>EventID, Source</text:p>
          </table:table-cell>
          <table:table-cell table:style-name="ce439" table:formula="of:=[.B30]" office:value-type="string" office:string-value="Producer/Consumer Event Report" calcext:value-type="string">
            <text:p>Producer/Consumer Event Report</text:p>
          </table:table-cell>
          <table:table-cell table:style-name="ce451" table:formula="of:=[Headers.AZ33]" office:value-type="string" office:string-value="[19F16sss]" calcext:value-type="string">
            <text:p>[19F16sss]</text:p>
          </table:table-cell>
          <table:table-cell table:style-name="ce459" table:formula="of:=[Headers.BA33]" office:value-type="string" office:string-value="Data (1-8 bytes)" calcext:value-type="string">
            <text:p>Data (1-8 bytes)</text:p>
          </table:table-cell>
          <table:table-cell table:number-columns-repeated="1017"/>
        </table:table-row>
        <table:table-row table:style-name="ro1">
          <table:table-cell table:style-name="ce818" office:value-type="string" calcext:value-type="string">
            <text:p>Other</text:p>
          </table:table-cell>
          <table:table-cell table:style-name="ce404" office:value-type="string" calcext:value-type="string">
            <text:p>Xpressnet</text:p>
          </table:table-cell>
          <table:table-cell table:style-name="ce789" table:formula="of:=[Headers.T36]" office:value-type="string" office:string-value="0820" calcext:value-type="string">
            <text:p>0820</text:p>
          </table:table-cell>
          <table:table-cell table:style-name="ce799" office:value-type="string" calcext:value-type="string">
            <text:p>Source, Xpressnet packet</text:p>
          </table:table-cell>
          <table:table-cell table:style-name="ce404" table:formula="of:=[.B31]" office:value-type="string" office:string-value="Xpressnet" calcext:value-type="string">
            <text:p>Xpressnet</text:p>
          </table:table-cell>
          <table:table-cell table:style-name="ce452" table:formula="of:=[Headers.AZ36]" office:value-type="string" office:string-value="[19820sss]" calcext:value-type="string">
            <text:p>[19820sss]</text:p>
          </table:table-cell>
          <table:table-cell table:style-name="ce460" table:formula="of:=[Headers.BA36]" office:value-type="string" office:string-value="Xpressnet packet" calcext:value-type="string">
            <text:p>Xpressnet packet</text:p>
          </table:table-cell>
          <table:table-cell table:number-columns-repeated="1017"/>
        </table:table-row>
        <table:table-row table:style-name="ro1">
          <table:table-cell table:style-name="ce819" office:value-type="string" calcext:value-type="string" table:number-columns-spanned="1" table:number-rows-spanned="2">
            <text:p>Ident</text:p>
          </table:table-cell>
          <table:table-cell table:style-name="ce403" office:value-type="string" calcext:value-type="string">
            <text:p>Simple Node Ident Info Request</text:p>
          </table:table-cell>
          <table:table-cell table:style-name="ce788" table:formula="of:=[Headers.T41]" office:value-type="string" office:string-value="0DE8" calcext:value-type="string">
            <text:p>0DE8</text:p>
          </table:table-cell>
          <table:table-cell table:style-name="ce798" office:value-type="string" calcext:value-type="string">
            <text:p>Destination, Source</text:p>
          </table:table-cell>
          <table:table-cell table:style-name="ce404" table:formula="of:=[.B32]" office:value-type="string" office:string-value="Simple Node Ident Info Request" calcext:value-type="string">
            <text:p>Simple Node Ident Info Request</text:p>
          </table:table-cell>
          <table:table-cell table:style-name="ce452" table:formula="of:=[Headers.AZ41]" office:value-type="string" office:string-value="[19DE8sss]" calcext:value-type="string">
            <text:p>[19DE8sss]</text:p>
          </table:table-cell>
          <table:table-cell table:style-name="ce460" table:formula="of:=[Headers.BA41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3" office:value-type="string" calcext:value-type="string">
            <text:p><text:span text:style-name="T4">Simple Node Ident Info</text:span><text:span text:style-name="T5"> Reply</text:span></text:p>
          </table:table-cell>
          <table:table-cell table:style-name="ce788" table:formula="of:=[Headers.T42]" office:value-type="string" office:string-value="0A08" calcext:value-type="string">
            <text:p>0A0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33]" office:value-type="string" office:string-value="Simple Node Ident Info Reply" calcext:value-type="string">
            <text:p>Simple Node Ident Info Reply</text:p>
          </table:table-cell>
          <table:table-cell table:style-name="ce451" table:formula="of:=[Headers.AZ42]" office:value-type="string" office:string-value="[19A08sss]" calcext:value-type="string">
            <text:p>[19A08sss]</text:p>
          </table:table-cell>
          <table:table-cell table:style-name="ce459" table:formula="of:=[Headers.BA42]" office:value-type="string" office:string-value="fddd, data bytes" calcext:value-type="string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calcext:value-type="string" table:number-columns-spanned="1" table:number-rows-spanned="6">
            <text:p>Datagram</text:p>
          </table:table-cell>
          <table:table-cell table:style-name="ce407" office:value-type="string" calcext:value-type="string" table:number-columns-spanned="1" table:number-rows-spanned="4">
            <text:p>Datagram Content</text:p>
          </table:table-cell>
          <table:table-cell table:style-name="ce790" table:formula="of:=[Headers.T43]" office:value-type="string" office:string-value="1C48" calcext:value-type="string" table:number-columns-spanned="1" table:number-rows-spanned="4">
            <text:p>1C48</text:p>
          </table:table-cell>
          <table:table-cell table:style-name="ce800" office:value-type="string" calcext:value-type="string" table:number-columns-spanned="1" table:number-rows-spanned="4">
            <text:p>Destination, Source, Data bytes</text:p>
          </table:table-cell>
          <table:table-cell table:style-name="ce440" office:value-type="string" calcext:value-type="string">
            <text:p><text:s text:c="6"/>CAN-Datagram Content (one frame)</text:p>
          </table:table-cell>
          <table:table-cell table:style-name="ce451" table:formula="of:=[Headers.AZ44]" office:value-type="string" office:string-value="[1Adddsss]" calcext:value-type="string">
            <text:p>[1Adddsss]</text:p>
          </table:table-cell>
          <table:table-cell table:style-name="ce459" table:formula="of:=[Headers.BA44]" office:value-type="string" office:string-value="Data (0-8 bytes) " calcext:value-type="string">
            <text:p>Data (0-8 bytes) </text:p>
          </table:table-cell>
          <table:table-cell table:number-columns-repeated="1017"/>
        </table:table-row>
        <table:table-row table:style-name="ro1">
          <table:covered-table-cell table:style-name="ce818"/>
          <table:covered-table-cell table:style-name="ce408"/>
          <table:covered-table-cell table:style-name="ce791"/>
          <table:covered-table-cell table:style-name="ce801"/>
          <table:table-cell table:style-name="ce441" office:value-type="string" calcext:value-type="string">
            <text:p><text:s text:c="6"/>CAN-Datagram Content (first frame)</text:p>
          </table:table-cell>
          <table:table-cell table:style-name="ce451" table:formula="of:=[Headers.AZ45]" office:value-type="string" office:string-value="[1Bdddsss]" calcext:value-type="string">
            <text:p>[1Bdddsss]</text:p>
          </table:table-cell>
          <table:table-cell table:style-name="ce459" table:formula="of:=[Headers.BA45]" office:value-type="string" office:string-value="Data (8 bytes) " calcext:value-type="string">
            <text:p>Data (8 bytes) </text:p>
          </table:table-cell>
          <table:table-cell table:number-columns-repeated="1017"/>
        </table:table-row>
        <table:table-row table:style-name="ro1">
          <table:covered-table-cell table:style-name="ce818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middle frame)</text:p>
          </table:table-cell>
          <table:table-cell table:style-name="ce451" table:formula="of:=[Headers.AZ46]" office:value-type="string" office:string-value="[1Cdddsss]" calcext:value-type="string">
            <text:p>[1Cdddsss]</text:p>
          </table:table-cell>
          <table:table-cell table:style-name="ce459" table:formula="of:=[Headers.BA46]" office:value-type="string" office:string-value="Data (8 bytes) " calcext:value-type="string">
            <text:p>Data (8 bytes) </text:p>
          </table:table-cell>
          <table:table-cell table:number-columns-repeated="1017"/>
        </table:table-row>
        <table:table-row table:style-name="ro1">
          <table:covered-table-cell table:style-name="ce818"/>
          <table:covered-table-cell table:style-name="ce409"/>
          <table:covered-table-cell table:style-name="ce791"/>
          <table:covered-table-cell table:style-name="ce801"/>
          <table:table-cell table:style-name="ce440" office:value-type="string" calcext:value-type="string">
            <text:p><text:s text:c="6"/>CAN-Datagram Content (last frame)</text:p>
          </table:table-cell>
          <table:table-cell table:style-name="ce451" table:formula="of:=[Headers.AZ47]" office:value-type="string" office:string-value="[1Ddddsss]" calcext:value-type="string">
            <text:p>[1Ddddsss]</text:p>
          </table:table-cell>
          <table:table-cell table:style-name="ce459" table:formula="of:=[Headers.BA47]" office:value-type="string" office:string-value="Data (1-8 bytes) " calcext:value-type="string">
            <text:p>Data (1-8 bytes) 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10" office:value-type="string" calcext:value-type="string">
            <text:p>Datagram Received OK</text:p>
          </table:table-cell>
          <table:table-cell table:style-name="ce789" table:formula="of:=[Headers.T48]" office:value-type="string" office:string-value="0A28" calcext:value-type="string">
            <text:p>0A28</text:p>
          </table:table-cell>
          <table:table-cell table:style-name="ce799" office:value-type="string" calcext:value-type="string">
            <text:p>Destination, Source</text:p>
          </table:table-cell>
          <table:table-cell table:style-name="ce404" table:formula="of:=[.B38]" office:value-type="string" office:string-value="Datagram Received OK" calcext:value-type="string">
            <text:p>Datagram Received OK</text:p>
          </table:table-cell>
          <table:table-cell table:style-name="ce452" table:formula="of:=[Headers.AZ48]" office:value-type="string" office:string-value="[19A28sss]" calcext:value-type="string">
            <text:p>[19A28sss]</text:p>
          </table:table-cell>
          <table:table-cell table:style-name="ce460" table:formula="of:=[Headers.BA48]" office:value-type="string" office:string-value="fddd" calcext:value-type="string">
            <text:p>fddd</text:p>
          </table:table-cell>
          <table:table-cell table:number-columns-repeated="1017"/>
        </table:table-row>
        <table:table-row table:style-name="ro1">
          <table:covered-table-cell table:style-name="ce818"/>
          <table:table-cell table:style-name="ce410" office:value-type="string" calcext:value-type="string">
            <text:p>Datagram Rejected</text:p>
          </table:table-cell>
          <table:table-cell table:style-name="ce789" table:formula="of:=[Headers.T49]" office:value-type="string" office:string-value="0A48" calcext:value-type="string">
            <text:p>0A48</text:p>
          </table:table-cell>
          <table:table-cell table:style-name="ce799" office:value-type="string" calcext:value-type="string">
            <text:p>Destination, Source, Error code</text:p>
          </table:table-cell>
          <table:table-cell table:style-name="ce404" table:formula="of:=[.B39]" office:value-type="string" office:string-value="Datagram Rejected" calcext:value-type="string">
            <text:p>Datagram Rejected</text:p>
          </table:table-cell>
          <table:table-cell table:style-name="ce452" table:formula="of:=[Headers.AZ49]" office:value-type="string" office:string-value="[19A48sss]" calcext:value-type="string">
            <text:p>[19A48sss]</text:p>
          </table:table-cell>
          <table:table-cell table:style-name="ce460" table:formula="of:=[Headers.BA49]" office:value-type="string" office:string-value="fddd, error code" calcext:value-type="string">
            <text:p>fddd, error code</text:p>
          </table:table-cell>
          <table:table-cell table:number-columns-repeated="1017"/>
        </table:table-row>
        <table:table-row table:style-name="ro1">
          <table:table-cell table:style-name="ce819" office:value-type="string" calcext:value-type="string" table:number-columns-spanned="1" table:number-rows-spanned="5">
            <text:p>Stream</text:p>
          </table:table-cell>
          <table:table-cell table:style-name="ce405" office:value-type="string" calcext:value-type="string">
            <text:p>Stream Initiate Request</text:p>
          </table:table-cell>
          <table:table-cell table:style-name="ce788" table:formula="of:=[Headers.T50]" office:value-type="string" office:string-value="0CC8" calcext:value-type="string">
            <text:p>0CC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0]" office:value-type="string" office:string-value="Stream Initiate Request" calcext:value-type="string">
            <text:p>Stream Initiate Request</text:p>
          </table:table-cell>
          <table:table-cell table:style-name="ce451" table:formula="of:=[Headers.AZ50]" office:value-type="string" office:string-value="[19CC8sss]" calcext:value-type="string">
            <text:p>[19CC8sss]</text:p>
          </table:table-cell>
          <table:table-cell table:style-name="ce459" table:formula="of:=[Headers.BA50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office:annotation draw:style-name="gr20" draw:text-style-name="P5" svg:width="2.1827in" svg:height="0.3902in" svg:x="3.0008in" svg:y="6.7594in" draw:caption-point-x="-0.2295in" draw:caption-point-y="0.6307in">
              <dc:creator>P</dc:creator>
              <dc:date>2011-08-10T00:00:00</dc:date>
              <text:p text:style-name="P4"><text:span text:style-name="T1">Negotiation of stream buffering capability. <text:s/></text:span></text:p>
            </office:annotation>
            <text:p>Stream Initiate Reply</text:p>
          </table:table-cell>
          <table:table-cell table:style-name="ce788" table:formula="of:=[Headers.T51]" office:value-type="string" office:string-value="0868" calcext:value-type="string">
            <text:p>0868</text:p>
          </table:table-cell>
          <table:table-cell table:style-name="ce798" office:value-type="string" calcext:value-type="string">
            <text:p>Destination, Source, Buffer size</text:p>
          </table:table-cell>
          <table:table-cell table:style-name="ce439" table:formula="of:=[.B41]" office:value-type="string" office:string-value="Stream Initiate Reply" calcext:value-type="string">
            <text:p>Stream Initiate Reply</text:p>
          </table:table-cell>
          <table:table-cell table:style-name="ce451" table:formula="of:=[Headers.AZ51]" office:value-type="string" office:string-value="[19868sss]" calcext:value-type="string">
            <text:p>[19868sss]</text:p>
          </table:table-cell>
          <table:table-cell table:style-name="ce459" table:formula="of:=[Headers.BA51]" office:value-type="string" office:string-value="fddd, buffer size, srcSID" calcext:value-type="string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text:p>Stream Data Send</text:p>
          </table:table-cell>
          <table:table-cell table:style-name="ce788" table:formula="of:=[Headers.T52]" office:value-type="string" office:string-value="1F88" calcext:value-type="string">
            <text:p>1F88</text:p>
          </table:table-cell>
          <table:table-cell table:style-name="ce798" office:value-type="string" calcext:value-type="string">
            <text:p>Destination, Source, Data bytes</text:p>
          </table:table-cell>
          <table:table-cell table:style-name="ce439" table:formula="of:=[.B42]" office:value-type="string" office:string-value="Stream Data Send" calcext:value-type="string">
            <text:p>Stream Data Send</text:p>
          </table:table-cell>
          <table:table-cell table:style-name="ce451" table:formula="of:=[Headers.AZ52]" office:value-type="string" office:string-value="[1Fdddsss]" calcext:value-type="string">
            <text:p>[1Fdddsss]</text:p>
          </table:table-cell>
          <table:table-cell table:style-name="ce459" table:formula="of:=[Headers.BA52]" office:value-type="string" office:string-value="Data (0-8 bytes)" calcext:value-type="string">
            <text:p>Data (0-8 bytes)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office:annotation draw:style-name="gr20" draw:text-style-name="P5" svg:width="1.9295in" svg:height="0.3902in" svg:x="3.0008in" svg:y="7.1138in" draw:caption-point-x="-0.2295in" draw:caption-point-y="0.6319in">
              <dc:creator>P</dc:creator>
              <dc:date>2011-08-10T00:00:00</dc:date>
              <text:p text:style-name="P4"><text:span text:style-name="T1">Reply from receining node to continue stream. <text:s/></text:span></text:p>
            </office:annotation>
            <text:p>Stream Data Proceed</text:p>
          </table:table-cell>
          <table:table-cell table:style-name="ce788" table:formula="of:=[Headers.T53]" office:value-type="string" office:string-value="0888" calcext:value-type="string">
            <text:p>0888</text:p>
          </table:table-cell>
          <table:table-cell table:style-name="ce798" office:value-type="string" calcext:value-type="string">
            <text:p>Destination, Source, ID</text:p>
          </table:table-cell>
          <table:table-cell table:style-name="ce439" table:formula="of:=[.B43]" office:value-type="string" office:string-value="Stream Data Proceed" calcext:value-type="string">
            <text:p>Stream Data Proceed</text:p>
          </table:table-cell>
          <table:table-cell table:style-name="ce451" table:formula="of:=[Headers.AZ53]" office:value-type="string" office:string-value="[19888sss]" calcext:value-type="string">
            <text:p>[19888sss]</text:p>
          </table:table-cell>
          <table:table-cell table:style-name="ce459" table:formula="of:=[Headers.BA53]" office:value-type="string" office:string-value="fddd, srcSID, dstSID" calcext:value-type="string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819"/>
          <table:table-cell table:style-name="ce405" office:value-type="string" calcext:value-type="string">
            <text:p>Stream Data Complete</text:p>
          </table:table-cell>
          <table:table-cell table:style-name="ce788" table:formula="of:=[Headers.T54]" office:value-type="string" office:string-value="08A8" calcext:value-type="string">
            <text:p>08A8</text:p>
          </table:table-cell>
          <table:table-cell table:style-name="ce798" office:value-type="string" calcext:value-type="string">
            <text:p>Destination, Source, ID, {len}</text:p>
          </table:table-cell>
          <table:table-cell table:style-name="ce439" table:formula="of:=[.B44]" office:value-type="string" office:string-value="Stream Data Complete" calcext:value-type="string">
            <text:p>Stream Data Complete</text:p>
          </table:table-cell>
          <table:table-cell table:style-name="ce451" table:formula="of:=[Headers.AZ54]" office:value-type="string" office:string-value="[198A8sss]" calcext:value-type="string">
            <text:p>[198A8sss]</text:p>
          </table:table-cell>
          <table:table-cell table:style-name="ce459" table:formula="of:=[Headers.BA54]" office:value-type="string" office:string-value="fddd, srcSID, dstSID, { len }" calcext:value-type="string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calcext:value-type="string" table:number-columns-spanned="1" table:number-rows-spanned="2">
            <text:p>Extra</text:p>
          </table:table-cell>
          <table:table-cell table:style-name="ce410" office:value-type="string" calcext:value-type="string">
            <office:annotation draw:style-name="gr21" draw:text-style-name="P5" svg:width="1.3276in" svg:height="0.2346in" svg:x="3.0008in" svg:y="7.4685in" draw:caption-point-x="-0.2295in" draw:caption-point-y="0.6327in">
              <dc:creator>P</dc:creator>
              <dc:date>2011-08-10T00:00:00</dc:date>
              <text:p text:style-name="P4"><text:span text:style-name="T1">Unofficial addition</text:span></text:p>
            </office:annotation>
            <text:p>Node number Allocate</text:p>
          </table:table-cell>
          <table:table-cell table:style-name="ce789" table:formula="of:=[Headers.T55]" office:value-type="string" office:string-value="2000" calcext:value-type="string">
            <text:p>2000</text:p>
          </table:table-cell>
          <table:table-cell table:style-name="ce799" office:value-type="string" calcext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 calcext:value-type="string">
            <office:annotation draw:style-name="gr20" draw:text-style-name="P5" svg:width="2.6886in" svg:height="0.3902in" svg:x="3.0008in" svg:y="7.6457in" draw:caption-point-x="-0.2295in" draw:caption-point-y="0.6335in">
              <dc:creator>P</dc:creator>
              <dc:date>2011-08-10T00:00:00</dc:date>
              <text:p text:style-name="P4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792" table:formula="of:=[Headers.T56]" office:value-type="string" office:string-value="2020" calcext:value-type="string">
            <text:p>2020</text:p>
          </table:table-cell>
          <table:table-cell table:style-name="ce802" office:value-type="string" calcext:value-type="string">
            <text:p>Source</text:p>
          </table:table-cell>
          <table:table-cell table:style-name="ce443"/>
          <table:table-cell table:style-name="ce879"/>
          <table:table-cell table:style-name="ce878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868"/>
          <table:table-cell table:style-name="ce879"/>
          <table:table-cell table:style-name="ce868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868"/>
          <table:covered-table-cell table:style-name="ce879"/>
          <table:covered-table-cell table:style-name="ce868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868"/>
          <table:table-cell table:style-name="ce879"/>
          <table:table-cell table:style-name="ce868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868"/>
          <table:table-cell table:style-name="ce879"/>
          <table:table-cell table:style-name="ce868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858" table:number-columns-spanned="16" table:number-rows-spanned="3"/>
          <table:covered-table-cell table:style-name="ce858"/>
          <table:covered-table-cell/>
          <table:covered-table-cell table:style-name="ce879"/>
          <table:covered-table-cell table:style-name="ce868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104"/>
          <table:covered-table-cell/>
          <table:covered-table-cell table:style-name="ce886"/>
          <table:covered-table-cell table:style-name="ce868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104"/>
          <table:covered-table-cell table:style-name="ce445"/>
          <table:covered-table-cell table:style-name="ce886"/>
          <table:covered-table-cell table:style-name="ce868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845"/>
          <table:table-cell table:style-name="Default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Default"/>
          <table:table-cell table:style-name="ce845"/>
          <table:table-cell table:style-name="ce428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Default"/>
          <table:table-cell table:style-name="ce845" table:number-columns-spanned="5" table:number-rows-spanned="1"/>
          <table:covered-table-cell table:number-columns-repeated="2" table:style-name="ce860"/>
          <table:covered-table-cell table:style-name="ce878"/>
          <table:covered-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860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860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860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860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860" table:number-columns-repeated="2"/>
          <table: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861" table:number-columns-spanned="3" table:number-rows-spanned="4"/>
          <table:covered-table-cell table:style-name="ce861"/>
          <table:covered-table-cell table:style-name="ce878"/>
          <table:table-cell table:style-name="ce886"/>
          <table:table-cell table:style-name="ce868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48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48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848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8" table:number-rows-repeated="6546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Full-CAN'.C7:'Full-CAN'.D46">
            <calcext:condition calcext:apply-style-name="red" calcext:value="formula-is(COUNTIF([.$T$7:.$T$47]; [.C7]) &gt; 1)" calcext:base-cell-address="'Full-CAN'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-Roman" svg:font-family="Times-Roman" style:font-family-generic="roman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CA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CA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 style:text-line-through-type="single"/>
    </style:style>
    <draw:marker draw:name="Arrow" svg:viewBox="0 0 20 30" svg:d="M10 0l-10 30h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4.1728in" fo:page-height="15.748in" style:num-format="1" style:print-orientation="landscape" fo:margin-top="0.3126in" fo:margin-bottom="0.1181in" fo:margin-left="0.4098in" fo:margin-right="0.4091in" fo:border="none" fo:padding="0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24-07-04">00/00/0000</text:date><text:s text:c="3"/><text:time style:data-style-name="N2" text:time-value="10:04:20.6723348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Harris</meta:initial-creator>
    <meta:creation-date>2012-07-09T00:14:46</meta:creation-date>
    <dc:date>2024-07-04T10:14:25.386561855</dc:date>
    <meta:editing-duration>P10DT22H46M13S</meta:editing-duration>
    <meta:editing-cycles>60</meta:editing-cycles>
    <meta:generator>LibreOffice/24.2.0.3$Linux_X86_64 LibreOffice_project/420$Build-3</meta:generator>
    <meta:document-statistic meta:table-count="2" meta:cell-count="1389" meta:object-count="15"/>
  </office:meta>
</office:document-meta>
</file>